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0" style:family="table-cell" style:parent-style-name="Normal_32_3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1" style:family="table-cell" style:parent-style-name="Normal_32_3" style:data-style-name="N36">
      <style:table-cell-properties fo:border="thin solid #000000" style:vertical-align="automatic" fo:background-color="transparent"/>
    </style:style>
    <style:style style:name="ce12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one_hour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oad_correction</text:p>
          </table:table-cell>
          <table:table-cell office:value-type="string" table:style-name="ce1">
            <text:p>EV_cost</text:p>
          </table:table-cell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.175428234" table:style-name="ce1">
            <text:p>1.175428234</text:p>
          </table:table-cell>
          <table:table-cell office:value-type="float" office:value="1.3053750740000001" table:style-name="ce1">
            <text:p>1.305375074</text:p>
          </table:table-cell>
          <table:table-cell office:value-type="float" office:value="1.6834022449999999" table:style-name="ce1">
            <text:p>1.683402245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E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tor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6.25" table:style-name="ce1">
            <text:p>26.25</text:p>
          </table:table-cell>
          <table:table-cell office:value-type="float" office:value="192.5" table:style-name="ce1">
            <text:p>192.5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590" table:style-name="ce1">
            <text:p>590</text:p>
          </table:table-cell>
          <table:table-cell office:value-type="float" office:value="895" table:formula="of:=895" table:style-name="ce1">
            <text:p>8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Storage" table:style-name="ta1"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4" table:style-name="ro1">
          <table:table-cell table:number-columns-repeated="5" table:style-name="ce5"/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EV_load_202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style-name="ce7"/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number-rows-repeated="12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" table:style-name="ro1">
          <table:table-cell/>
          <table:table-cell table:style-name="ce7"/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EV_load_2030" table:style-name="ta2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24.359690000000001" table:style-name="ce5">
            <text:p>-24.35969</text:p>
          </table:table-cell>
          <table:table-cell office:value-type="float" office:value="-26.599299999999999" table:style-name="ce5">
            <text:p>-26.5993</text:p>
          </table:table-cell>
          <table:table-cell office:value-type="float" office:value="-29.899699999999999" table:style-name="ce5">
            <text:p>-29.8997</text:p>
          </table:table-cell>
          <table:table-cell office:value-type="float" office:value="-32.874499999999998" table:style-name="ce5">
            <text:p>-32.8745</text:p>
          </table:table-cell>
          <table:table-cell office:value-type="float" office:value="-35.671700000000001" table:style-name="ce5">
            <text:p>-35.6717</text:p>
          </table:table-cell>
          <table:table-cell office:value-type="float" office:value="-37.514299999999999" table:style-name="ce5">
            <text:p>-37.5143</text:p>
          </table:table-cell>
          <table:table-cell office:value-type="float" office:value="-36.137900000000002" table:style-name="ce5">
            <text:p>-36.1379</text:p>
          </table:table-cell>
          <table:table-cell office:value-type="float" office:value="-41.001600000000003" table:style-name="ce5">
            <text:p>-41.0016</text:p>
          </table:table-cell>
          <table:table-cell office:value-type="float" office:value="-36.484319999999997" table:style-name="ce5">
            <text:p>-36.48432</text:p>
          </table:table-cell>
          <table:table-cell office:value-type="float" office:value="-55.976619999999997" table:style-name="ce5">
            <text:p>-55.97662</text:p>
          </table:table-cell>
          <table:table-cell office:value-type="float" office:value="-55.261049999999997" table:style-name="ce5">
            <text:p>-55.26105</text:p>
          </table:table-cell>
          <table:table-cell office:value-type="float" office:value="-52.855370000000001" table:style-name="ce5">
            <text:p>-52.85537</text:p>
          </table:table-cell>
          <table:table-cell office:value-type="float" office:value="-49.012740000000001" table:style-name="ce5">
            <text:p>-49.01274</text:p>
          </table:table-cell>
          <table:table-cell office:value-type="float" office:value="-46.533239999999999" table:style-name="ce5">
            <text:p>-46.53324</text:p>
          </table:table-cell>
          <table:table-cell office:value-type="float" office:value="-44.86862" table:style-name="ce5">
            <text:p>-44.86862</text:p>
          </table:table-cell>
          <table:table-cell office:value-type="float" office:value="-41.979109999999999" table:style-name="ce5">
            <text:p>-41.97911</text:p>
          </table:table-cell>
          <table:table-cell office:value-type="float" office:value="-40.038460000000001" table:style-name="ce5">
            <text:p>-40.03846</text:p>
          </table:table-cell>
          <table:table-cell office:value-type="float" office:value="-38.095970000000001" table:style-name="ce5">
            <text:p>-38.09597</text:p>
          </table:table-cell>
          <table:table-cell office:value-type="float" office:value="-22.739000000000001" table:style-name="ce5">
            <text:p>-22.739</text:p>
          </table:table-cell>
          <table:table-cell office:value-type="float" office:value="-23.822320000000001" table:style-name="ce5">
            <text:p>-23.82232</text:p>
          </table:table-cell>
          <table:table-cell office:value-type="float" office:value="-25.095009999999998" table:style-name="ce5">
            <text:p>-25.09501</text:p>
          </table:table-cell>
          <table:table-cell office:value-type="float" office:value="-26.664999999999999" table:style-name="ce5">
            <text:p>-26.665</text:p>
          </table:table-cell>
          <table:table-cell office:value-type="float" office:value="-20.5091" table:style-name="ce5">
            <text:p>-20.5091</text:p>
          </table:table-cell>
          <table:table-cell office:value-type="float" office:value="-22.473109999999998" table:style-name="ce5">
            <text:p>-22.47311</text:p>
          </table:table-cell>
          <table:table-cell table:number-columns-repeated="2" table:style-name="ce6"/>
          <table:table-cell table:number-columns-repeated="16357" table:style-name="ce8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23.39378" table:style-name="ce5">
            <text:p>23.39378</text:p>
          </table:table-cell>
          <table:table-cell office:value-type="float" office:value="25.521280000000001" table:style-name="ce5">
            <text:p>25.52128</text:p>
          </table:table-cell>
          <table:table-cell office:value-type="float" office:value="28.614609999999999" table:style-name="ce5">
            <text:p>28.61461</text:p>
          </table:table-cell>
          <table:table-cell office:value-type="float" office:value="31.42887" table:style-name="ce5">
            <text:p>31.42887</text:p>
          </table:table-cell>
          <table:table-cell office:value-type="float" office:value="34.066830000000003" table:style-name="ce5">
            <text:p>34.06683</text:p>
          </table:table-cell>
          <table:table-cell office:value-type="float" office:value="35.832270000000001" table:style-name="ce5">
            <text:p>35.83227</text:p>
          </table:table-cell>
          <table:table-cell office:value-type="float" office:value="34.493139999999997" table:style-name="ce5">
            <text:p>34.49314</text:p>
          </table:table-cell>
          <table:table-cell office:value-type="float" office:value="39.404559999999996" table:style-name="ce5">
            <text:p>39.40456</text:p>
          </table:table-cell>
          <table:table-cell office:value-type="float" office:value="35.161740000000002" table:style-name="ce5">
            <text:p>35.16174</text:p>
          </table:table-cell>
          <table:table-cell office:value-type="float" office:value="41.742010000000001" table:style-name="ce5">
            <text:p>41.74201</text:p>
          </table:table-cell>
          <table:table-cell office:value-type="float" office:value="41.914630000000002" table:style-name="ce5">
            <text:p>41.91463</text:p>
          </table:table-cell>
          <table:table-cell office:value-type="float" office:value="40.75665" table:style-name="ce5">
            <text:p>40.75665</text:p>
          </table:table-cell>
          <table:table-cell office:value-type="float" office:value="38.103749999999998" table:style-name="ce5">
            <text:p>38.10375</text:p>
          </table:table-cell>
          <table:table-cell office:value-type="float" office:value="36.595610000000001" table:style-name="ce5">
            <text:p>36.59561</text:p>
          </table:table-cell>
          <table:table-cell office:value-type="float" office:value="35.48386" table:style-name="ce5">
            <text:p>35.48386</text:p>
          </table:table-cell>
          <table:table-cell office:value-type="float" office:value="33.465789999999998" table:style-name="ce5">
            <text:p>33.46579</text:p>
          </table:table-cell>
          <table:table-cell office:value-type="float" office:value="32.197519999999997" table:style-name="ce5">
            <text:p>32.19752</text:p>
          </table:table-cell>
          <table:table-cell office:value-type="float" office:value="31.00384" table:style-name="ce5">
            <text:p>31.00384</text:p>
          </table:table-cell>
          <table:table-cell office:value-type="float" office:value="22.399840000000001" table:style-name="ce5">
            <text:p>22.39984</text:p>
          </table:table-cell>
          <table:table-cell office:value-type="float" office:value="23.505839999999999" table:style-name="ce5">
            <text:p>23.50584</text:p>
          </table:table-cell>
          <table:table-cell office:value-type="float" office:value="24.852540000000001" table:style-name="ce5">
            <text:p>24.85254</text:p>
          </table:table-cell>
          <table:table-cell office:value-type="float" office:value="26.487439999999999" table:style-name="ce5">
            <text:p>26.48744</text:p>
          </table:table-cell>
          <table:table-cell office:value-type="float" office:value="19.738219999999998" table:style-name="ce5">
            <text:p>19.73822</text:p>
          </table:table-cell>
          <table:table-cell office:value-type="float" office:value="21.632000000000001" table:style-name="ce5">
            <text:p>21.632</text:p>
          </table:table-cell>
          <table:table-cell table:number-columns-repeated="2" table:style-name="ce6"/>
          <table:table-cell table:number-columns-repeated="16357" table:style-name="ce8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11.80763" table:style-name="ce7">
            <text:p>11.8076</text:p>
          </table:table-cell>
          <table:table-cell office:value-type="float" office:value="11.50611" table:style-name="ce7">
            <text:p>11.5061</text:p>
          </table:table-cell>
          <table:table-cell office:value-type="float" office:value="9.9682399999999998" table:style-name="ce7">
            <text:p>9.9682</text:p>
          </table:table-cell>
          <table:table-cell office:value-type="float" office:value="9.2945899999999995" table:style-name="ce7">
            <text:p>9.2946</text:p>
          </table:table-cell>
          <table:table-cell office:value-type="float" office:value="8.5396699999999992" table:style-name="ce7">
            <text:p>8.5397</text:p>
          </table:table-cell>
          <table:table-cell office:value-type="float" office:value="8.3571600000000004" table:style-name="ce7">
            <text:p>8.3572</text:p>
          </table:table-cell>
          <table:table-cell office:value-type="float" office:value="9.0414499999999993" table:style-name="ce7">
            <text:p>9.0415</text:p>
          </table:table-cell>
          <table:table-cell office:value-type="float" office:value="1.8960999999999999" table:style-name="ce7">
            <text:p>1.8961</text:p>
          </table:table-cell>
          <table:table-cell office:value-type="float" office:value="1.78976" table:style-name="ce7">
            <text:p>1.7898</text:p>
          </table:table-cell>
          <table:table-cell office:value-type="float" office:value="2.3914499999999999" table:style-name="ce7">
            <text:p>2.3915</text:p>
          </table:table-cell>
          <table:table-cell office:value-type="float" office:value="1.85039" table:style-name="ce7">
            <text:p>1.8504</text:p>
          </table:table-cell>
          <table:table-cell office:value-type="float" office:value="1.71885" table:style-name="ce7">
            <text:p>1.7189</text:p>
          </table:table-cell>
          <table:table-cell office:value-type="float" office:value="2.0304099999999998" table:style-name="ce7">
            <text:p>2.0304</text:p>
          </table:table-cell>
          <table:table-cell office:value-type="float" office:value="2.4567399999999999" table:style-name="ce7">
            <text:p>2.4567</text:p>
          </table:table-cell>
          <table:table-cell office:value-type="float" office:value="2.4212899999999999" table:style-name="ce7">
            <text:p>2.4213</text:p>
          </table:table-cell>
          <table:table-cell office:value-type="float" office:value="2.4920399999999998" table:style-name="ce7">
            <text:p>2.4920</text:p>
          </table:table-cell>
          <table:table-cell office:value-type="float" office:value="2.59673" table:style-name="ce7">
            <text:p>2.5967</text:p>
          </table:table-cell>
          <table:table-cell office:value-type="float" office:value="2.9370500000000002" table:style-name="ce7">
            <text:p>2.9371</text:p>
          </table:table-cell>
          <table:table-cell office:value-type="float" office:value="2.2932600000000001" table:style-name="ce7">
            <text:p>2.2933</text:p>
          </table:table-cell>
          <table:table-cell office:value-type="float" office:value="2.5201799999999999" table:style-name="ce7">
            <text:p>2.5202</text:p>
          </table:table-cell>
          <table:table-cell office:value-type="float" office:value="2.7903099999999998" table:style-name="ce7">
            <text:p>2.7903</text:p>
          </table:table-cell>
          <table:table-cell office:value-type="float" office:value="2.5833900000000001" table:style-name="ce7">
            <text:p>2.5834</text:p>
          </table:table-cell>
          <table:table-cell office:value-type="float" office:value="10.53917" table:style-name="ce7">
            <text:p>10.5392</text:p>
          </table:table-cell>
          <table:table-cell office:value-type="float" office:value="11.41409" table:style-name="ce7">
            <text:p>11.4141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table:style-name="ce7"/>
          <table:table-cell table:number-columns-repeated="12" table:style-name="ce1"/>
          <table:table-cell table:number-columns-repeated="2" table:style-name="ce5"/>
          <table:table-cell table:number-columns-repeated="16368" table:style-name="ce1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5"/>
          <table:table-cell table:style-name="ce1"/>
          <table:table-cell table:number-columns-repeated="24" table:style-name="ce5"/>
          <table:table-cell table:number-columns-repeated="16355"/>
        </table:table-row>
        <table:table-row table:number-rows-repeated="5" table:style-name="ro1">
          <table:table-cell table:style-name="ce1"/>
          <table:table-cell table:style-name="ce7"/>
          <table:table-cell table:style-name="ce1"/>
          <table:table-cell table:style-name="ce5"/>
          <table:table-cell table:number-columns-repeated="16380" table:style-name="ce1"/>
        </table:table-row>
        <table:table-row table:number-rows-repeated="12" table:style-name="ro1">
          <table:table-cell/>
          <table:table-cell table:style-name="ce7"/>
          <table:table-cell table:style-name="ce1"/>
          <table:table-cell table:style-name="ce5"/>
          <table:table-cell table:number-columns-repeated="16380"/>
        </table:table-row>
        <table:table-row table:number-rows-repeated="4" table:style-name="ro1">
          <table:table-cell/>
          <table:table-cell table:number-columns-repeated="2"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EV_load_204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90.733249999999998" table:style-name="ce5">
            <text:p>-90.73325</text:p>
          </table:table-cell>
          <table:table-cell office:value-type="float" office:value="-99.999899999999997" table:style-name="ce5">
            <text:p>-99.9999</text:p>
          </table:table-cell>
          <table:table-cell office:value-type="float" office:value="-111.5624" table:style-name="ce5">
            <text:p>-111.5624</text:p>
          </table:table-cell>
          <table:table-cell office:value-type="float" office:value="-122.76600000000001" table:style-name="ce5">
            <text:p>-122.766</text:p>
          </table:table-cell>
          <table:table-cell office:value-type="float" office:value="-133.30359999999999" table:style-name="ce5">
            <text:p>-133.3036</text:p>
          </table:table-cell>
          <table:table-cell office:value-type="float" office:value="-139.37530000000001" table:style-name="ce5">
            <text:p>-139.3753</text:p>
          </table:table-cell>
          <table:table-cell office:value-type="float" office:value="-135.25720000000001" table:style-name="ce5">
            <text:p>-135.2572</text:p>
          </table:table-cell>
          <table:table-cell office:value-type="float" office:value="-153.90886" table:style-name="ce5">
            <text:p>-153.90886</text:p>
          </table:table-cell>
          <table:table-cell office:value-type="float" office:value="-137.31276" table:style-name="ce5">
            <text:p>-137.31276</text:p>
          </table:table-cell>
          <table:table-cell office:value-type="float" office:value="-212.31453999999999" table:style-name="ce5">
            <text:p>-212.31454</text:p>
          </table:table-cell>
          <table:table-cell office:value-type="float" office:value="-208.50621000000001" table:style-name="ce5">
            <text:p>-208.50621</text:p>
          </table:table-cell>
          <table:table-cell office:value-type="float" office:value="-200.80921000000001" table:style-name="ce5">
            <text:p>-200.80921</text:p>
          </table:table-cell>
          <table:table-cell office:value-type="float" office:value="-184.77946" table:style-name="ce5">
            <text:p>-184.77946</text:p>
          </table:table-cell>
          <table:table-cell office:value-type="float" office:value="-175.26328000000001" table:style-name="ce5">
            <text:p>-175.26328</text:p>
          </table:table-cell>
          <table:table-cell office:value-type="float" office:value="-168.43878000000001" table:style-name="ce5">
            <text:p>-168.43878</text:p>
          </table:table-cell>
          <table:table-cell office:value-type="float" office:value="-158.38999000000001" table:style-name="ce5">
            <text:p>-158.38999</text:p>
          </table:table-cell>
          <table:table-cell office:value-type="float" office:value="-151.79066" table:style-name="ce5">
            <text:p>-151.79066</text:p>
          </table:table-cell>
          <table:table-cell office:value-type="float" office:value="-144.98749000000001" table:style-name="ce5">
            <text:p>-144.98749</text:p>
          </table:table-cell>
          <table:table-cell office:value-type="float" office:value="-86.290520000000001" table:style-name="ce5">
            <text:p>-86.29052</text:p>
          </table:table-cell>
          <table:table-cell office:value-type="float" office:value="-89.043629999999993" table:style-name="ce5">
            <text:p>-89.04363</text:p>
          </table:table-cell>
          <table:table-cell office:value-type="float" office:value="-93.913539999999998" table:style-name="ce5">
            <text:p>-93.91354</text:p>
          </table:table-cell>
          <table:table-cell office:value-type="float" office:value="-100.19815" table:style-name="ce5">
            <text:p>-100.19815</text:p>
          </table:table-cell>
          <table:table-cell office:value-type="float" office:value="-76.194100000000006" table:style-name="ce5">
            <text:p>-76.1941</text:p>
          </table:table-cell>
          <table:table-cell office:value-type="float" office:value="-84.275149999999996" table:style-name="ce5">
            <text:p>-84.27515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87.187659999999994" table:style-name="ce5">
            <text:p>87.18766</text:p>
          </table:table-cell>
          <table:table-cell office:value-type="float" office:value="95.988720000000001" table:style-name="ce5">
            <text:p>95.98872</text:p>
          </table:table-cell>
          <table:table-cell office:value-type="float" office:value="106.81869" table:style-name="ce5">
            <text:p>106.81869</text:p>
          </table:table-cell>
          <table:table-cell office:value-type="float" office:value="117.38699" table:style-name="ce5">
            <text:p>117.38699</text:p>
          </table:table-cell>
          <table:table-cell office:value-type="float" office:value="127.40845" table:style-name="ce5">
            <text:p>127.40845</text:p>
          </table:table-cell>
          <table:table-cell office:value-type="float" office:value="133.18004999999999" table:style-name="ce5">
            <text:p>133.18005</text:p>
          </table:table-cell>
          <table:table-cell office:value-type="float" office:value="129.16370000000001" table:style-name="ce5">
            <text:p>129.1637</text:p>
          </table:table-cell>
          <table:table-cell office:value-type="float" office:value="147.96261000000001" table:style-name="ce5">
            <text:p>147.96261</text:p>
          </table:table-cell>
          <table:table-cell office:value-type="float" office:value="132.26891000000001" table:style-name="ce5">
            <text:p>132.26891</text:p>
          </table:table-cell>
          <table:table-cell office:value-type="float" office:value="157.9451" table:style-name="ce5">
            <text:p>157.9451</text:p>
          </table:table-cell>
          <table:table-cell office:value-type="float" office:value="157.76873000000001" table:style-name="ce5">
            <text:p>157.76873</text:p>
          </table:table-cell>
          <table:table-cell office:value-type="float" office:value="154.23463000000001" table:style-name="ce5">
            <text:p>154.23463</text:p>
          </table:table-cell>
          <table:table-cell office:value-type="float" office:value="143.26432" table:style-name="ce5">
            <text:p>143.26432</text:p>
          </table:table-cell>
          <table:table-cell office:value-type="float" office:value="137.71705" table:style-name="ce5">
            <text:p>137.71705</text:p>
          </table:table-cell>
          <table:table-cell office:value-type="float" office:value="133.35563999999999" table:style-name="ce5">
            <text:p>133.35564</text:p>
          </table:table-cell>
          <table:table-cell office:value-type="float" office:value="126.47554" table:style-name="ce5">
            <text:p>126.47554</text:p>
          </table:table-cell>
          <table:table-cell office:value-type="float" office:value="122.47197" table:style-name="ce5">
            <text:p>122.47197</text:p>
          </table:table-cell>
          <table:table-cell office:value-type="float" office:value="118.43799" table:style-name="ce5">
            <text:p>118.43799</text:p>
          </table:table-cell>
          <table:table-cell office:value-type="float" office:value="85.167060000000006" table:style-name="ce5">
            <text:p>85.16706</text:p>
          </table:table-cell>
          <table:table-cell office:value-type="float" office:value="88.061859999999996" table:style-name="ce5">
            <text:p>88.06186</text:p>
          </table:table-cell>
          <table:table-cell office:value-type="float" office:value="93.205160000000006" table:style-name="ce5">
            <text:p>93.20516</text:p>
          </table:table-cell>
          <table:table-cell office:value-type="float" office:value="99.724559999999997" table:style-name="ce5">
            <text:p>99.72456</text:p>
          </table:table-cell>
          <table:table-cell office:value-type="float" office:value="73.352199999999996" table:style-name="ce5">
            <text:p>73.3522</text:p>
          </table:table-cell>
          <table:table-cell office:value-type="float" office:value="81.137900000000002" table:style-name="ce5">
            <text:p>81.1379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44.359900000000003" table:style-name="ce7">
            <text:p>44.3599</text:p>
          </table:table-cell>
          <table:table-cell office:value-type="float" office:value="42.798310000000001" table:style-name="ce7">
            <text:p>42.7983</text:p>
          </table:table-cell>
          <table:table-cell office:value-type="float" office:value="37.430529999999997" table:style-name="ce7">
            <text:p>37.4305</text:p>
          </table:table-cell>
          <table:table-cell office:value-type="float" office:value="34.568860000000001" table:style-name="ce7">
            <text:p>34.5689</text:p>
          </table:table-cell>
          <table:table-cell office:value-type="float" office:value="32.857149999999997" table:style-name="ce7">
            <text:p>32.8572</text:p>
          </table:table-cell>
          <table:table-cell office:value-type="float" office:value="32.282089999999997" table:style-name="ce7">
            <text:p>32.2821</text:p>
          </table:table-cell>
          <table:table-cell office:value-type="float" office:value="33.541080000000001" table:style-name="ce7">
            <text:p>33.5411</text:p>
          </table:table-cell>
          <table:table-cell office:value-type="float" office:value="6.9920299999999997" table:style-name="ce7">
            <text:p>6.9920</text:p>
          </table:table-cell>
          <table:table-cell office:value-type="float" office:value="6.7225799999999998" table:style-name="ce7">
            <text:p>6.7226</text:p>
          </table:table-cell>
          <table:table-cell office:value-type="float" office:value="8.9514099999999992" table:style-name="ce7">
            <text:p>8.9514</text:p>
          </table:table-cell>
          <table:table-cell office:value-type="float" office:value="7.3548099999999996" table:style-name="ce7">
            <text:p>7.3548</text:p>
          </table:table-cell>
          <table:table-cell office:value-type="float" office:value="6.62052" table:style-name="ce7">
            <text:p>6.6205</text:p>
          </table:table-cell>
          <table:table-cell office:value-type="float" office:value="7.5134800000000004" table:style-name="ce7">
            <text:p>7.5135</text:p>
          </table:table-cell>
          <table:table-cell office:value-type="float" office:value="8.5851400000000009" table:style-name="ce7">
            <text:p>8.5851</text:p>
          </table:table-cell>
          <table:table-cell office:value-type="float" office:value="8.5782100000000003" table:style-name="ce7">
            <text:p>8.5782</text:p>
          </table:table-cell>
          <table:table-cell office:value-type="float" office:value="8.6724899999999998" table:style-name="ce7">
            <text:p>8.6725</text:p>
          </table:table-cell>
          <table:table-cell office:value-type="float" office:value="9.9448699999999999" table:style-name="ce7">
            <text:p>9.9449</text:p>
          </table:table-cell>
          <table:table-cell office:value-type="float" office:value="9.6901799999999998" table:style-name="ce7">
            <text:p>9.6902</text:p>
          </table:table-cell>
          <table:table-cell office:value-type="float" office:value="8.3589000000000002" table:style-name="ce7">
            <text:p>8.3589</text:p>
          </table:table-cell>
          <table:table-cell office:value-type="float" office:value="9.9833400000000001" table:style-name="ce7">
            <text:p>9.9833</text:p>
          </table:table-cell>
          <table:table-cell office:value-type="float" office:value="10.466469999999999" table:style-name="ce7">
            <text:p>10.4665</text:p>
          </table:table-cell>
          <table:table-cell office:value-type="float" office:value="10.086499999999999" table:style-name="ce7">
            <text:p>10.0865</text:p>
          </table:table-cell>
          <table:table-cell office:value-type="float" office:value="41.297029999999999" table:style-name="ce7">
            <text:p>41.2970</text:p>
          </table:table-cell>
          <table:table-cell office:value-type="float" office:value="43.83032" table:style-name="ce7">
            <text:p>43.8303</text:p>
          </table:table-cell>
          <table:table-cell table:number-columns-repeated="16359" table:style-name="ce1"/>
        </table:table-row>
        <table:table-row table:style-name="ro1">
          <table:table-cell table:number-columns-repeated="25" table:style-name="ce1"/>
          <table:table-cell table:style-name="ce7"/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2" table:style-name="ce7"/>
          <table:table-cell table:style-name="ce1"/>
          <table:table-cell table:number-columns-repeated="24" table:style-name="ce7"/>
          <table:table-cell table:number-columns-repeated="16356"/>
        </table:table-row>
        <table:table-row table:number-rows-repeated="3" table:style-name="ro1">
          <table:table-cell table:style-name="ce1"/>
          <table:table-cell table:number-columns-repeated="2" table:style-name="ce7"/>
          <table:table-cell table:number-columns-repeated="16381" table:style-name="ce1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"/>
          <table:table-cell table:number-columns-repeated="24" table:style-name="ce5"/>
          <table:table-cell table:number-columns-repeated="16356"/>
        </table:table-row>
        <table:table-row table:style-name="ro1">
          <table:table-cell table:style-name="ce1"/>
          <table:table-cell table:style-name="ce7"/>
          <table:table-cell table:style-name="ce5"/>
          <table:table-cell table:number-columns-repeated="16381" table:style-name="ce1"/>
        </table:table-row>
        <table:table-row table:number-rows-repeated="12" table:style-name="ro1">
          <table:table-cell/>
          <table:table-cell table:style-name="ce7"/>
          <table:table-cell table:style-name="ce5"/>
          <table:table-cell table:number-columns-repeated="16381"/>
        </table:table-row>
        <table:table-row table:number-rows-repeated="4" table:style-name="ro1">
          <table:table-cell/>
          <table:table-cell table:style-name="ce1"/>
          <table:table-cell table:style-name="ce5"/>
          <table:table-cell table:number-columns-repeated="16381"/>
        </table:table-row>
        <table:table-row table:number-rows-repeated="6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EV_load_205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211.65146999999999" table:style-name="ce5">
            <text:p>-211.65147</text:p>
          </table:table-cell>
          <table:table-cell office:value-type="float" office:value="-234.30250000000001" table:style-name="ce5">
            <text:p>-234.3025</text:p>
          </table:table-cell>
          <table:table-cell office:value-type="float" office:value="-259.91390000000001" table:style-name="ce5">
            <text:p>-259.9139</text:p>
          </table:table-cell>
          <table:table-cell office:value-type="float" office:value="-285.78059999999999" table:style-name="ce5">
            <text:p>-285.7806</text:p>
          </table:table-cell>
          <table:table-cell office:value-type="float" office:value="-310.17469999999997" table:style-name="ce5">
            <text:p>-310.1747</text:p>
          </table:table-cell>
          <table:table-cell office:value-type="float" office:value="-324.03859999999997" table:style-name="ce5">
            <text:p>-324.0386</text:p>
          </table:table-cell>
          <table:table-cell office:value-type="float" office:value="-315.93189999999998" table:style-name="ce5">
            <text:p>-315.9319</text:p>
          </table:table-cell>
          <table:table-cell office:value-type="float" office:value="-359.71881999999999" table:style-name="ce5">
            <text:p>-359.71882</text:p>
          </table:table-cell>
          <table:table-cell office:value-type="float" office:value="-322.24698000000001" table:style-name="ce5">
            <text:p>-322.24698</text:p>
          </table:table-cell>
          <table:table-cell office:value-type="float" office:value="-499.41728999999998" table:style-name="ce5">
            <text:p>-499.41729</text:p>
          </table:table-cell>
          <table:table-cell office:value-type="float" office:value="-488.72696999999999" table:style-name="ce5">
            <text:p>-488.72697</text:p>
          </table:table-cell>
          <table:table-cell office:value-type="float" office:value="-470.86392999999998" table:style-name="ce5">
            <text:p>-470.86393</text:p>
          </table:table-cell>
          <table:table-cell office:value-type="float" office:value="-432.10894000000002" table:style-name="ce5">
            <text:p>-432.10894</text:p>
          </table:table-cell>
          <table:table-cell office:value-type="float" office:value="-409.85063000000002" table:style-name="ce5">
            <text:p>-409.85063</text:p>
          </table:table-cell>
          <table:table-cell office:value-type="float" office:value="-392.52411999999998" table:style-name="ce5">
            <text:p>-392.52412</text:p>
          </table:table-cell>
          <table:table-cell office:value-type="float" office:value="-369.71001000000001" table:style-name="ce5">
            <text:p>-369.71001</text:p>
          </table:table-cell>
          <table:table-cell office:value-type="float" office:value="-354.77800000000002" table:style-name="ce5">
            <text:p>-354.778</text:p>
          </table:table-cell>
          <table:table-cell office:value-type="float" office:value="-338.22579000000002" table:style-name="ce5">
            <text:p>-338.22579</text:p>
          </table:table-cell>
          <table:table-cell office:value-type="float" office:value="-201.76549" table:style-name="ce5">
            <text:p>-201.76549</text:p>
          </table:table-cell>
          <table:table-cell office:value-type="float" office:value="-207.13685000000001" table:style-name="ce5">
            <text:p>-207.13685</text:p>
          </table:table-cell>
          <table:table-cell office:value-type="float" office:value="-218.63604000000001" table:style-name="ce5">
            <text:p>-218.63604</text:p>
          </table:table-cell>
          <table:table-cell office:value-type="float" office:value="-234.17678000000001" table:style-name="ce5">
            <text:p>-234.17678</text:p>
          </table:table-cell>
          <table:table-cell office:value-type="float" office:value="-177.12270000000001" table:style-name="ce5">
            <text:p>-177.1227</text:p>
          </table:table-cell>
          <table:table-cell office:value-type="float" office:value="-196.64603" table:style-name="ce5">
            <text:p>-196.64603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od<text:s/></text:p>
          </table:table-cell>
          <table:table-cell office:value-type="float" office:value="203.53216" table:style-name="ce5">
            <text:p>203.53216</text:p>
          </table:table-cell>
          <table:table-cell office:value-type="float" office:value="225.06202999999999" table:style-name="ce5">
            <text:p>225.06203</text:p>
          </table:table-cell>
          <table:table-cell office:value-type="float" office:value="249.03496000000001" table:style-name="ce5">
            <text:p>249.03496</text:p>
          </table:table-cell>
          <table:table-cell office:value-type="float" office:value="273.36094000000003" table:style-name="ce5">
            <text:p>273.36094</text:p>
          </table:table-cell>
          <table:table-cell office:value-type="float" office:value="296.61833999999999" table:style-name="ce5">
            <text:p>296.61834</text:p>
          </table:table-cell>
          <table:table-cell office:value-type="float" office:value="309.72861" table:style-name="ce5">
            <text:p>309.72861</text:p>
          </table:table-cell>
          <table:table-cell office:value-type="float" office:value="301.79862000000003" table:style-name="ce5">
            <text:p>301.79862</text:p>
          </table:table-cell>
          <table:table-cell office:value-type="float" office:value="345.87815000000001" table:style-name="ce5">
            <text:p>345.87815</text:p>
          </table:table-cell>
          <table:table-cell office:value-type="float" office:value="310.46618000000001" table:style-name="ce5">
            <text:p>310.46618</text:p>
          </table:table-cell>
          <table:table-cell office:value-type="float" office:value="371.24615999999997" table:style-name="ce5">
            <text:p>371.24616</text:p>
          </table:table-cell>
          <table:table-cell office:value-type="float" office:value="369.51504999999997" table:style-name="ce5">
            <text:p>369.51505</text:p>
          </table:table-cell>
          <table:table-cell office:value-type="float" office:value="361.16971999999998" table:style-name="ce5">
            <text:p>361.16972</text:p>
          </table:table-cell>
          <table:table-cell office:value-type="float" office:value="334.863" table:style-name="ce5">
            <text:p>334.863</text:p>
          </table:table-cell>
          <table:table-cell office:value-type="float" office:value="322.21931999999998" table:style-name="ce5">
            <text:p>322.21932</text:p>
          </table:table-cell>
          <table:table-cell office:value-type="float" office:value="311.06324999999998" table:style-name="ce5">
            <text:p>311.06325</text:p>
          </table:table-cell>
          <table:table-cell office:value-type="float" office:value="295.45461" table:style-name="ce5">
            <text:p>295.45461</text:p>
          </table:table-cell>
          <table:table-cell office:value-type="float" office:value="286.57601" table:style-name="ce5">
            <text:p>286.57601</text:p>
          </table:table-cell>
          <table:table-cell office:value-type="float" office:value="276.47897999999998" table:style-name="ce5">
            <text:p>276.47898</text:p>
          </table:table-cell>
          <table:table-cell office:value-type="float" office:value="199.25693999999999" table:style-name="ce5">
            <text:p>199.25694</text:p>
          </table:table-cell>
          <table:table-cell office:value-type="float" office:value="205.00124" table:style-name="ce5">
            <text:p>205.00124</text:p>
          </table:table-cell>
          <table:table-cell office:value-type="float" office:value="217.14774" table:style-name="ce5">
            <text:p>217.14774</text:p>
          </table:table-cell>
          <table:table-cell office:value-type="float" office:value="233.21253999999999" table:style-name="ce5">
            <text:p>233.21254</text:p>
          </table:table-cell>
          <table:table-cell office:value-type="float" office:value="170.56896" table:style-name="ce5">
            <text:p>170.56896</text:p>
          </table:table-cell>
          <table:table-cell office:value-type="float" office:value="189.3845" table:style-name="ce5">
            <text:p>189.3845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103.08404" table:style-name="ce7">
            <text:p>103.0840</text:p>
          </table:table-cell>
          <table:table-cell office:value-type="float" office:value="99.340130000000002" table:style-name="ce7">
            <text:p>99.3401</text:p>
          </table:table-cell>
          <table:table-cell office:value-type="float" office:value="87.830719999999999" table:style-name="ce7">
            <text:p>87.8307</text:p>
          </table:table-cell>
          <table:table-cell office:value-type="float" office:value="80.768050000000002" table:style-name="ce7">
            <text:p>80.7681</text:p>
          </table:table-cell>
          <table:table-cell office:value-type="float" office:value="77.856909999999999" table:style-name="ce7">
            <text:p>77.8569</text:p>
          </table:table-cell>
          <table:table-cell office:value-type="float" office:value="75.781989999999993" table:style-name="ce7">
            <text:p>75.7820</text:p>
          </table:table-cell>
          <table:table-cell office:value-type="float" office:value="77.336179999999999" table:style-name="ce7">
            <text:p>77.3362</text:p>
          </table:table-cell>
          <table:table-cell office:value-type="float" office:value="15.85064" table:style-name="ce7">
            <text:p>15.8506</text:p>
          </table:table-cell>
          <table:table-cell office:value-type="float" office:value="15.293329999999999" table:style-name="ce7">
            <text:p>15.2933</text:p>
          </table:table-cell>
          <table:table-cell office:value-type="float" office:value="20.57302" table:style-name="ce7">
            <text:p>20.5730</text:p>
          </table:table-cell>
          <table:table-cell office:value-type="float" office:value="17.19727" table:style-name="ce7">
            <text:p>17.1973</text:p>
          </table:table-cell>
          <table:table-cell office:value-type="float" office:value="15.46175" table:style-name="ce7">
            <text:p>15.4618</text:p>
          </table:table-cell>
          <table:table-cell office:value-type="float" office:value="17.48687" table:style-name="ce7">
            <text:p>17.4869</text:p>
          </table:table-cell>
          <table:table-cell office:value-type="float" office:value="20.338539999999998" table:style-name="ce7">
            <text:p>20.3385</text:p>
          </table:table-cell>
          <table:table-cell office:value-type="float" office:value="20.48217" table:style-name="ce7">
            <text:p>20.4822</text:p>
          </table:table-cell>
          <table:table-cell office:value-type="float" office:value="20.418410000000002" table:style-name="ce7">
            <text:p>20.4184</text:p>
          </table:table-cell>
          <table:table-cell office:value-type="float" office:value="23.34713" table:style-name="ce7">
            <text:p>23.3471</text:p>
          </table:table-cell>
          <table:table-cell office:value-type="float" office:value="22.004809999999999" table:style-name="ce7">
            <text:p>22.0048</text:p>
          </table:table-cell>
          <table:table-cell office:value-type="float" office:value="19.552330000000001" table:style-name="ce7">
            <text:p>19.5523</text:p>
          </table:table-cell>
          <table:table-cell office:value-type="float" office:value="23.815329999999999" table:style-name="ce7">
            <text:p>23.8153</text:p>
          </table:table-cell>
          <table:table-cell office:value-type="float" office:value="24.643000000000001" table:style-name="ce7">
            <text:p>24.6430</text:p>
          </table:table-cell>
          <table:table-cell office:value-type="float" office:value="23.636569999999999" table:style-name="ce7">
            <text:p>23.6366</text:p>
          </table:table-cell>
          <table:table-cell office:value-type="float" office:value="97.903000000000006" table:style-name="ce7">
            <text:p>97.9030</text:p>
          </table:table-cell>
          <table:table-cell office:value-type="float" office:value="103.36602999999999" table:style-name="ce7">
            <text:p>103.3660</text:p>
          </table:table-cell>
          <table:table-cell table:number-columns-repeated="16359" table:style-name="ce1"/>
        </table:table-row>
        <table:table-row table:style-name="ro1">
          <table:table-cell table:number-columns-repeated="25" table:style-name="ce1"/>
          <table:table-cell table:style-name="ce7"/>
          <table:table-cell table:number-columns-repeated="1635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number-columns-repeated="2" table:style-name="ce5"/>
          <table:table-cell table:number-columns-repeated="16357" table:style-name="ce1"/>
        </table:table-row>
        <table:table-row table:style-name="ro1">
          <table:table-cell table:number-columns-repeated="27" table:style-name="ce1"/>
          <table:table-cell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7" table:style-name="ro1">
          <table:table-cell/>
          <table:table-cell table:number-columns-repeated="2" table:style-name="ce5"/>
          <table:table-cell table:number-columns-repeated="16381"/>
        </table:table-row>
        <table:table-row table:style-name="ro1">
          <table:table-cell/>
          <table:table-cell table:style-name="ce1"/>
          <table:table-cell table:style-name="ce5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P_Profiles_Load_SU" table:style-name="ta1">
        <table:table-column table:style-name="co1" table:number-columns-repeated="16384" table:default-cell-style-name="ce3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 table:style-name="ce1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.9E-2" table:style-name="ce3">
            <text:p>0.019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.9E-2" table:style-name="ce3">
            <text:p>0.019</text:p>
          </table:table-cell>
          <table:table-cell office:value-type="float" office:value="1E-3" table:style-name="ce3">
            <text:p>0.00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0.192" table:style-name="ce3">
            <text:p>0.192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" table:style-name="ce3">
            <text:p>0.19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26400000000000001" table:style-name="ce3">
            <text:p>0.264</text:p>
          </table:table-cell>
          <table:table-cell office:value-type="float" office:value="0.27300000000000002" table:style-name="ce3">
            <text:p>0.273</text:p>
          </table:table-cell>
          <table:table-cell office:value-type="float" office:value="0.26899999999999996" table:style-name="ce3">
            <text:p>0.269</text:p>
          </table:table-cell>
          <table:table-cell office:value-type="float" office:value="0.27399999999999997" table:style-name="ce3">
            <text:p>0.274</text:p>
          </table:table-cell>
          <table:table-cell office:value-type="float" office:value="0.24600000000000002" table:style-name="ce3">
            <text:p>0.246</text:p>
          </table:table-cell>
          <table:table-cell office:value-type="float" office:value="0.253" table:style-name="ce3">
            <text:p>0.253</text:p>
          </table:table-cell>
          <table:table-cell office:value-type="float" office:value="0.248" table:style-name="ce3">
            <text:p>0.248</text:p>
          </table:table-cell>
          <table:table-cell office:value-type="float" office:value="0.254" table:style-name="ce3">
            <text:p>0.254</text:p>
          </table:table-cell>
          <table:table-cell office:value-type="float" office:value="0.253" table:style-name="ce3">
            <text:p>0.253</text:p>
          </table:table-cell>
          <table:table-cell office:value-type="float" office:value="0.26" table:style-name="ce3">
            <text:p>0.26</text:p>
          </table:table-cell>
          <table:table-cell office:value-type="float" office:value="0.26" table:style-name="ce3">
            <text:p>0.26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22" table:style-name="ce3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28" table:style-name="ce3">
            <text:p>0.12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22" table:style-name="ce3">
            <text:p>0.122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7300000000000001" table:style-name="ce3">
            <text:p>0.173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217" table:style-name="ce3">
            <text:p>0.217</text:p>
          </table:table-cell>
          <table:table-cell office:value-type="float" office:value="0.20499999999999999" table:style-name="ce3">
            <text:p>0.205</text:p>
          </table:table-cell>
          <table:table-cell office:value-type="float" office:value="0.214" table:style-name="ce3">
            <text:p>0.214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21600000000000003" table:style-name="ce3">
            <text:p>0.216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184" table:style-name="ce3">
            <text:p>0.184</text:p>
          </table:table-cell>
          <table:table-cell office:value-type="float" office:value="0.187" table:style-name="ce3">
            <text:p>0.187</text:p>
          </table:table-cell>
          <table:table-cell office:value-type="float" office:value="0.185" table:style-name="ce3">
            <text:p>0.18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93" table:style-name="ce3">
            <text:p>0.193</text:p>
          </table:table-cell>
          <table:table-cell office:value-type="float" office:value="0.188" table:style-name="ce3">
            <text:p>0.188</text:p>
          </table:table-cell>
          <table:table-cell office:value-type="float" office:value="0.18899999999999997" table:style-name="ce3">
            <text:p>0.18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59" table:style-name="ce3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0.122" table:style-name="ce3">
            <text:p>0.122</text:p>
          </table:table-cell>
          <table:table-cell office:value-type="float" office:value="0.121" table:style-name="ce3">
            <text:p>0.121</text:p>
          </table:table-cell>
          <table:table-cell office:value-type="float" office:value="0.11" table:style-name="ce3">
            <text:p>0.11</text:p>
          </table:table-cell>
          <table:table-cell office:value-type="float" office:value="0.10800000000000001" table:style-name="ce3">
            <text:p>0.108</text:p>
          </table:table-cell>
          <table:table-cell office:value-type="float" office:value="0.105" table:style-name="ce3">
            <text:p>0.105</text:p>
          </table:table-cell>
          <table:table-cell office:value-type="float" office:value="0.109" table:style-name="ce3">
            <text:p>0.109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17300000000000001" table:style-name="ce3">
            <text:p>0.17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54" table:style-name="ce3">
            <text:p>0.154</text:p>
          </table:table-cell>
          <table:table-cell office:value-type="float" office:value="0.16500000000000001" table:style-name="ce3">
            <text:p>0.165</text:p>
          </table:table-cell>
          <table:table-cell office:value-type="float" office:value="0.17" table:style-name="ce3">
            <text:p>0.17</text:p>
          </table:table-cell>
          <table:table-cell office:value-type="float" office:value="0.16500000000000001" table:style-name="ce3">
            <text:p>0.16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5" table:style-name="ce3">
            <text:p>0.15</text:p>
          </table:table-cell>
          <table:table-cell office:value-type="float" office:value="0.153" table:style-name="ce3">
            <text:p>0.153</text:p>
          </table:table-cell>
          <table:table-cell office:value-type="float" office:value="0.151" table:style-name="ce3">
            <text:p>0.151</text:p>
          </table:table-cell>
          <table:table-cell office:value-type="float" office:value="0.151" table:style-name="ce3">
            <text:p>0.151</text:p>
          </table:table-cell>
          <table:table-cell office:value-type="float" office:value="0.158" table:style-name="ce3">
            <text:p>0.158</text:p>
          </table:table-cell>
          <table:table-cell office:value-type="float" office:value="0.154" table:style-name="ce3">
            <text:p>0.154</text:p>
          </table:table-cell>
          <table:table-cell office:value-type="float" office:value="0.154" table:style-name="ce3">
            <text:p>0.154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4000000000000001" table:style-name="ce3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0.23699999999999999" table:style-name="ce3">
            <text:p>0.237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3" table:style-name="ce3">
            <text:p>0.193</text:p>
          </table:table-cell>
          <table:table-cell office:value-type="float" office:value="0.19" table:style-name="ce3">
            <text:p>0.19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4" table:style-name="ce3">
            <text:p>0.184</text:p>
          </table:table-cell>
          <table:table-cell office:value-type="float" office:value="0.21" table:style-name="ce3">
            <text:p>0.21</text:p>
          </table:table-cell>
          <table:table-cell office:value-type="float" office:value="0.26600000000000001" table:style-name="ce3">
            <text:p>0.266</text:p>
          </table:table-cell>
          <table:table-cell office:value-type="float" office:value="0.29199999999999998" table:style-name="ce3">
            <text:p>0.292</text:p>
          </table:table-cell>
          <table:table-cell office:value-type="float" office:value="0.29499999999999998" table:style-name="ce3">
            <text:p>0.295</text:p>
          </table:table-cell>
          <table:table-cell office:value-type="float" office:value="0.32899999999999996" table:style-name="ce3">
            <text:p>0.329</text:p>
          </table:table-cell>
          <table:table-cell office:value-type="float" office:value="0.34" table:style-name="ce3">
            <text:p>0.34</text:p>
          </table:table-cell>
          <table:table-cell office:value-type="float" office:value="0.33799999999999997" table:style-name="ce3">
            <text:p>0.338</text:p>
          </table:table-cell>
          <table:table-cell office:value-type="float" office:value="0.35" table:style-name="ce3">
            <text:p>0.35</text:p>
          </table:table-cell>
          <table:table-cell office:value-type="float" office:value="0.32" table:style-name="ce3">
            <text:p>0.32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13" table:style-name="ce3">
            <text:p>0.313</text:p>
          </table:table-cell>
          <table:table-cell office:value-type="float" office:value="0.33299999999999996" table:style-name="ce3">
            <text:p>0.333</text:p>
          </table:table-cell>
          <table:table-cell office:value-type="float" office:value="0.30299999999999999" table:style-name="ce3">
            <text:p>0.303</text:p>
          </table:table-cell>
          <table:table-cell office:value-type="float" office:value="0.307" table:style-name="ce3">
            <text:p>0.307</text:p>
          </table:table-cell>
          <table:table-cell office:value-type="float" office:value="0.30599999999999999" table:style-name="ce3">
            <text:p>0.306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299999999999995" table:style-name="ce3">
            <text:p>0.323</text:p>
          </table:table-cell>
          <table:table-cell office:value-type="float" office:value="0.27800000000000002" table:style-name="ce3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0.152" table:style-name="ce3">
            <text:p>0.152</text:p>
          </table:table-cell>
          <table:table-cell office:value-type="float" office:value="0.13400000000000001" table:style-name="ce3">
            <text:p>0.134</text:p>
          </table:table-cell>
          <table:table-cell office:value-type="float" office:value="0.126" table:style-name="ce3">
            <text:p>0.126</text:p>
          </table:table-cell>
          <table:table-cell office:value-type="float" office:value="0.122" table:style-name="ce3">
            <text:p>0.122</text:p>
          </table:table-cell>
          <table:table-cell office:value-type="float" office:value="0.124" table:style-name="ce3">
            <text:p>0.124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4400000000000002" table:style-name="ce3">
            <text:p>0.14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8" table:style-name="ce3">
            <text:p>0.218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1600000000000003" table:style-name="ce3">
            <text:p>0.216</text:p>
          </table:table-cell>
          <table:table-cell office:value-type="float" office:value="0.20600000000000002" table:style-name="ce3">
            <text:p>0.206</text:p>
          </table:table-cell>
          <table:table-cell office:value-type="float" office:value="0.20600000000000002" table:style-name="ce3">
            <text:p>0.206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88" table:style-name="ce3">
            <text:p>0.188</text:p>
          </table:table-cell>
          <table:table-cell office:value-type="float" office:value="0.188" table:style-name="ce3">
            <text:p>0.188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17600000000000002" table:style-name="ce3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0.125" table:style-name="ce3">
            <text:p>0.125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109" table:style-name="ce3">
            <text:p>0.109</text:p>
          </table:table-cell>
          <table:table-cell office:value-type="float" office:value="0.106" table:style-name="ce3">
            <text:p>0.106</text:p>
          </table:table-cell>
          <table:table-cell office:value-type="float" office:value="9.4E-2" table:style-name="ce3">
            <text:p>0.094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127" table:style-name="ce3">
            <text:p>0.127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3" table:style-name="ce3">
            <text:p>0.193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14" table:style-name="ce3">
            <text:p>0.21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1299999999999999" table:style-name="ce3">
            <text:p>0.213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2" table:style-name="ce3">
            <text:p>0.192</text:p>
          </table:table-cell>
          <table:table-cell office:value-type="float" office:value="0.18899999999999997" table:style-name="ce3">
            <text:p>0.189</text:p>
          </table:table-cell>
          <table:table-cell office:value-type="float" office:value="0.187" table:style-name="ce3">
            <text:p>0.187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17" table:style-name="ce3">
            <text:p>0.217</text:p>
          </table:table-cell>
          <table:table-cell office:value-type="float" office:value="0.22399999999999998" table:style-name="ce3">
            <text:p>0.224</text:p>
          </table:table-cell>
          <table:table-cell office:value-type="float" office:value="0.183" table:style-name="ce3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3E-2" table:style-name="ce3">
            <text:p>0.023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9E-2" table:style-name="ce3">
            <text:p>0.039</text:p>
          </table:table-cell>
          <table:table-cell office:value-type="float" office:value="3.9E-2" table:style-name="ce3">
            <text:p>0.039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9E-2" table:style-name="ce3">
            <text:p>0.039</text:p>
          </table:table-cell>
          <table:table-cell office:value-type="float" office:value="3.9E-2" table:style-name="ce3">
            <text:p>0.039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2.8999999999999998E-2" table:style-name="ce3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400000000000001E-2" table:style-name="ce3">
            <text:p>0.07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111" table:style-name="ce3">
            <text:p>0.111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0.113" table:style-name="ce3">
            <text:p>0.113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9.4E-2" table:style-name="ce3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0.31" table:style-name="ce3">
            <text:p>0.31</text:p>
          </table:table-cell>
          <table:table-cell office:value-type="float" office:value="0.46" table:style-name="ce3">
            <text:p>0.46</text:p>
          </table:table-cell>
          <table:table-cell office:value-type="float" office:value="0.59" table:style-name="ce3">
            <text:p>0.59</text:p>
          </table:table-cell>
          <table:table-cell office:value-type="float" office:value="0.49" table:style-name="ce3">
            <text:p>0.49</text:p>
          </table:table-cell>
          <table:table-cell office:value-type="float" office:value="0.45" table:style-name="ce3">
            <text:p>0.45</text:p>
          </table:table-cell>
          <table:table-cell office:value-type="float" office:value="0.33" table:style-name="ce3">
            <text:p>0.33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-0.04" table:style-name="ce3">
            <text:p>-0.04</text:p>
          </table:table-cell>
          <table:table-cell office:value-type="float" office:value="-0.09" table:style-name="ce3">
            <text:p>-0.09</text:p>
          </table:table-cell>
          <table:table-cell office:value-type="float" office:value="-0.2" table:style-name="ce3">
            <text:p>-0.2</text:p>
          </table:table-cell>
          <table:table-cell office:value-type="float" office:value="-0.18" table:style-name="ce3">
            <text:p>-0.18</text:p>
          </table:table-cell>
          <table:table-cell office:value-type="float" office:value="-0.27" table:style-name="ce3">
            <text:p>-0.27</text:p>
          </table:table-cell>
          <table:table-cell office:value-type="float" office:value="-0.3" table:style-name="ce3">
            <text:p>-0.3</text:p>
          </table:table-cell>
          <table:table-cell office:value-type="float" office:value="-0.34" table:style-name="ce3">
            <text:p>-0.34</text:p>
          </table:table-cell>
          <table:table-cell office:value-type="float" office:value="-0.22" table:style-name="ce3">
            <text:p>-0.22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-0.06" table:style-name="ce3">
            <text:p>-0.06</text:p>
          </table:table-cell>
          <table:table-cell office:value-type="float" office:value="-0.05" table:style-name="ce3">
            <text:p>-0.05</text:p>
          </table:table-cell>
          <table:table-cell office:value-type="float" office:value="0.06" table:style-name="ce3">
            <text:p>0.0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-0.01" table:style-name="ce3">
            <text:p>-0.01</text:p>
          </table:table-cell>
          <table:table-cell office:value-type="float" office:value="-0.09" table:style-name="ce3">
            <text:p>-0.09</text:p>
          </table:table-cell>
          <table:table-cell office:value-type="float" office:value="-0.02" table:style-name="ce3">
            <text:p>-0.02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4.7E-2" table:style-name="ce3">
            <text:p>0.047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0.04" table:style-name="ce3">
            <text:p>0.04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0.08" table:style-name="ce3">
            <text:p>0.0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7.5999999999999998E-2" table:style-name="ce3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22" table:style-name="ce3">
            <text:p>0.22</text:p>
          </table:table-cell>
          <table:table-cell office:value-type="float" office:value="0.22" table:style-name="ce3">
            <text:p>0.2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1" table:style-name="ce3">
            <text:p>0.21</text:p>
          </table:table-cell>
          <table:table-cell office:value-type="float" office:value="0.2" table:style-name="ce3">
            <text:p>0.2</text:p>
          </table:table-cell>
          <table:table-cell office:value-type="float" office:value="0.21" table:style-name="ce3">
            <text:p>0.21</text:p>
          </table:table-cell>
          <table:table-cell office:value-type="float" office:value="0.25" table:style-name="ce3">
            <text:p>0.25</text:p>
          </table:table-cell>
          <table:table-cell office:value-type="float" office:value="0.24" table:style-name="ce3">
            <text:p>0.24</text:p>
          </table:table-cell>
          <table:table-cell office:value-type="float" office:value="0.24" table:style-name="ce3">
            <text:p>0.24</text:p>
          </table:table-cell>
          <table:table-cell office:value-type="float" office:value="0.24" table:style-name="ce3">
            <text:p>0.24</text:p>
          </table:table-cell>
          <table:table-cell office:value-type="float" office:value="0.22" table:style-name="ce3">
            <text:p>0.22</text:p>
          </table:table-cell>
          <table:table-cell office:value-type="float" office:value="0.21" table:style-name="ce3">
            <text:p>0.21</text:p>
          </table:table-cell>
          <table:table-cell office:value-type="float" office:value="0.21" table:style-name="ce3">
            <text:p>0.21</text:p>
          </table:table-cell>
          <table:table-cell office:value-type="float" office:value="0.21" table:style-name="ce3">
            <text:p>0.21</text:p>
          </table:table-cell>
          <table:table-cell office:value-type="float" office:value="0.21" table:style-name="ce3">
            <text:p>0.21</text:p>
          </table:table-cell>
          <table:table-cell office:value-type="float" office:value="0.2" table:style-name="ce3">
            <text:p>0.2</text:p>
          </table:table-cell>
          <table:table-cell office:value-type="float" office:value="0.22" table:style-name="ce3">
            <text:p>0.22</text:p>
          </table:table-cell>
          <table:table-cell office:value-type="float" office:value="0.24" table:style-name="ce3">
            <text:p>0.24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19" table:style-name="ce3">
            <text:p>0.19</text:p>
          </table:table-cell>
          <table:table-cell office:value-type="float" office:value="0.15" table:style-name="ce3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.05" table:style-name="ce3">
            <text:p>1.05</text:p>
          </table:table-cell>
          <table:table-cell office:value-type="float" office:value="0.88" table:style-name="ce3">
            <text:p>0.88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72" table:style-name="ce3">
            <text:p>0.72</text:p>
          </table:table-cell>
          <table:table-cell office:value-type="float" office:value="0.85" table:style-name="ce3">
            <text:p>0.85</text:p>
          </table:table-cell>
          <table:table-cell office:value-type="float" office:value="1.19" table:style-name="ce3">
            <text:p>1.19</text:p>
          </table:table-cell>
          <table:table-cell office:value-type="float" office:value="1.32" table:style-name="ce3">
            <text:p>1.32</text:p>
          </table:table-cell>
          <table:table-cell office:value-type="float" office:value="1.59" table:style-name="ce3">
            <text:p>1.59</text:p>
          </table:table-cell>
          <table:table-cell office:value-type="float" office:value="1.67" table:style-name="ce3">
            <text:p>1.67</text:p>
          </table:table-cell>
          <table:table-cell office:value-type="float" office:value="1.72" table:style-name="ce3">
            <text:p>1.72</text:p>
          </table:table-cell>
          <table:table-cell office:value-type="float" office:value="1.86" table:style-name="ce3">
            <text:p>1.86</text:p>
          </table:table-cell>
          <table:table-cell office:value-type="float" office:value="2" table:style-name="ce3">
            <text:p>2</text:p>
          </table:table-cell>
          <table:table-cell office:value-type="float" office:value="1.95" table:style-name="ce3">
            <text:p>1.95</text:p>
          </table:table-cell>
          <table:table-cell office:value-type="float" office:value="1.88" table:style-name="ce3">
            <text:p>1.88</text:p>
          </table:table-cell>
          <table:table-cell office:value-type="float" office:value="1.79" table:style-name="ce3">
            <text:p>1.79</text:p>
          </table:table-cell>
          <table:table-cell office:value-type="float" office:value="1.68" table:style-name="ce3">
            <text:p>1.68</text:p>
          </table:table-cell>
          <table:table-cell office:value-type="float" office:value="1.67" table:style-name="ce3">
            <text:p>1.67</text:p>
          </table:table-cell>
          <table:table-cell office:value-type="float" office:value="1.58" table:style-name="ce3">
            <text:p>1.58</text:p>
          </table:table-cell>
          <table:table-cell office:value-type="float" office:value="1.65" table:style-name="ce3">
            <text:p>1.65</text:p>
          </table:table-cell>
          <table:table-cell office:value-type="float" office:value="1.65" table:style-name="ce3">
            <text:p>1.65</text:p>
          </table:table-cell>
          <table:table-cell office:value-type="float" office:value="1.72" table:style-name="ce3">
            <text:p>1.72</text:p>
          </table:table-cell>
          <table:table-cell office:value-type="float" office:value="1.6" table:style-name="ce3">
            <text:p>1.6</text:p>
          </table:table-cell>
          <table:table-cell office:value-type="float" office:value="1.21" table:style-name="ce3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0.03" table:style-name="ce3">
            <text:p>0.03</text:p>
          </table:table-cell>
          <table:table-cell office:value-type="float" office:value="0.02" table:style-name="ce3">
            <text:p>0.02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style-name="ce3">
            <text:p>0.02</text:p>
          </table:table-cell>
          <table:table-cell office:value-type="float" office:value="0.04" table:style-name="ce3">
            <text:p>0.04</text:p>
          </table:table-cell>
          <table:table-cell office:value-type="float" office:value="0.05" table:style-name="ce3">
            <text:p>0.0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6.2E-2" table:style-name="ce3">
            <text:p>0.062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5.5E-2" table:style-name="ce3">
            <text:p>0.055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1E-2" table:style-name="ce3">
            <text:p>0.031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3.1E-2" table:style-name="ce3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7.8E-2" table:style-name="ce3">
            <text:p>0.078</text:p>
          </table:table-cell>
          <table:table-cell office:value-type="float" office:value="7.400000000000001E-2" table:style-name="ce3">
            <text:p>0.074</text:p>
          </table:table-cell>
          <table:table-cell office:value-type="float" office:value="7.400000000000001E-2" table:style-name="ce3">
            <text:p>0.07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24" table:style-name="ce3">
            <text:p>0.124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" table:style-name="ce3">
            <text:p>0.11</text:p>
          </table:table-cell>
          <table:table-cell office:value-type="float" office:value="0.129" table:style-name="ce3">
            <text:p>0.129</text:p>
          </table:table-cell>
          <table:table-cell office:value-type="float" office:value="0.122" table:style-name="ce3">
            <text:p>0.122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0800000000000001" table:style-name="ce3">
            <text:p>0.108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9.4E-2" table:style-name="ce3">
            <text:p>0.094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9.4E-2" table:style-name="ce3">
            <text:p>0.094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09" table:style-name="ce3">
            <text:p>0.109</text:p>
          </table:table-cell>
          <table:table-cell office:value-type="float" office:value="8.6999999999999994E-2" table:style-name="ce3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0.121" table:style-name="ce3">
            <text:p>0.121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06" table:style-name="ce3">
            <text:p>0.106</text:p>
          </table:table-cell>
          <table:table-cell office:value-type="float" office:value="0.105" table:style-name="ce3">
            <text:p>0.105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600000000000002" table:style-name="ce3">
            <text:p>0.176</text:p>
          </table:table-cell>
          <table:table-cell office:value-type="float" office:value="0.16600000000000001" table:style-name="ce3">
            <text:p>0.166</text:p>
          </table:table-cell>
          <table:table-cell office:value-type="float" office:value="0.17600000000000002" table:style-name="ce3">
            <text:p>0.176</text:p>
          </table:table-cell>
          <table:table-cell office:value-type="float" office:value="0.17300000000000001" table:style-name="ce3">
            <text:p>0.173</text:p>
          </table:table-cell>
          <table:table-cell office:value-type="float" office:value="0.18100000000000002" table:style-name="ce3">
            <text:p>0.181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56" table:style-name="ce3">
            <text:p>0.156</text:p>
          </table:table-cell>
          <table:table-cell office:value-type="float" office:value="0.155" table:style-name="ce3">
            <text:p>0.155</text:p>
          </table:table-cell>
          <table:table-cell office:value-type="float" office:value="0.14699999999999999" table:style-name="ce3">
            <text:p>0.147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8" table:style-name="ce3">
            <text:p>0.158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4" table:style-name="ce3">
            <text:p>0.04</text:p>
          </table:table-cell>
          <table:table-cell office:value-type="float" office:value="3.6000000000000004E-2" table:style-name="ce3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E-2" table:style-name="ce3">
            <text:p>0.01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0.02" table:style-name="ce3">
            <text:p>0.02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3.1E-2" table:style-name="ce3">
            <text:p>0.031</text:p>
          </table:table-cell>
          <table:table-cell office:value-type="float" office:value="0.03" table:style-name="ce3">
            <text:p>0.03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0.03" table:style-name="ce3">
            <text:p>0.03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1E-2" table:style-name="ce3">
            <text:p>0.031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0.04" table:style-name="ce3">
            <text:p>0.04</text:p>
          </table:table-cell>
          <table:table-cell office:value-type="float" office:value="6.2E-2" table:style-name="ce3">
            <text:p>0.062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2999999999999999E-2" table:style-name="ce3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-8.0000000000000002E-3" table:style-name="ce3">
            <text:p>-0.008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-2E-3" table:style-name="ce3">
            <text:p>-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4.0000000000000001E-3" table:style-name="ce3">
            <text:p>-0.004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1E-3" table:style-name="ce3">
            <text:p>0.001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-1E-3" table:style-name="ce3">
            <text:p>-0.001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E-3" table:style-name="ce3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5E-2" table:style-name="ce3">
            <text:p>0.05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0.04" table:style-name="ce3">
            <text:p>0.04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6.9000000000000006E-2" table:style-name="ce3">
            <text:p>0.069</text:p>
          </table:table-cell>
          <table:table-cell office:value-type="float" office:value="9.4E-2" table:style-name="ce3">
            <text:p>0.094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" table:style-name="ce3">
            <text:p>0.1</text:p>
          </table:table-cell>
          <table:table-cell office:value-type="float" office:value="9.4E-2" table:style-name="ce3">
            <text:p>0.094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09" table:style-name="ce3">
            <text:p>0.09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.106" table:style-name="ce3">
            <text:p>0.106</text:p>
          </table:table-cell>
          <table:table-cell office:value-type="float" office:value="0.105" table:style-name="ce3">
            <text:p>0.105</text:p>
          </table:table-cell>
          <table:table-cell office:value-type="float" office:value="0.106" table:style-name="ce3">
            <text:p>0.106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7" table:style-name="ce3">
            <text:p>0.157</text:p>
          </table:table-cell>
          <table:table-cell office:value-type="float" office:value="0.15" table:style-name="ce3">
            <text:p>0.15</text:p>
          </table:table-cell>
          <table:table-cell office:value-type="float" office:value="0.159" table:style-name="ce3">
            <text:p>0.159</text:p>
          </table:table-cell>
          <table:table-cell office:value-type="float" office:value="0.157" table:style-name="ce3">
            <text:p>0.15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400000000000002" table:style-name="ce3">
            <text:p>0.144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3" table:style-name="ce3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.109" table:style-name="ce3">
            <text:p>0.109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8.900000000000001E-2" table:style-name="ce3">
            <text:p>0.089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2300000000000001" table:style-name="ce3">
            <text:p>0.123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6" table:style-name="ce3">
            <text:p>0.156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1" table:style-name="ce3">
            <text:p>0.151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699999999999999" table:style-name="ce3">
            <text:p>0.147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56" table:style-name="ce3">
            <text:p>0.156</text:p>
          </table:table-cell>
          <table:table-cell office:value-type="float" office:value="0.14400000000000002" table:style-name="ce3">
            <text:p>0.144</text:p>
          </table:table-cell>
          <table:table-cell office:value-type="float" office:value="0.11900000000000001" table:style-name="ce3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0.109" table:style-name="ce3">
            <text:p>0.109</text:p>
          </table:table-cell>
          <table:table-cell office:value-type="float" office:value="0.1" table:style-name="ce3">
            <text:p>0.1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56" table:style-name="ce3">
            <text:p>0.156</text:p>
          </table:table-cell>
          <table:table-cell office:value-type="float" office:value="0.161" table:style-name="ce3">
            <text:p>0.16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2" table:style-name="ce3">
            <text:p>0.152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6600000000000001" table:style-name="ce3">
            <text:p>0.166</text:p>
          </table:table-cell>
          <table:table-cell office:value-type="float" office:value="0.159" table:style-name="ce3">
            <text:p>0.159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54" table:style-name="ce3">
            <text:p>0.154</text:p>
          </table:table-cell>
          <table:table-cell office:value-type="float" office:value="0.155" table:style-name="ce3">
            <text:p>0.155</text:p>
          </table:table-cell>
          <table:table-cell office:value-type="float" office:value="0.155" table:style-name="ce3">
            <text:p>0.155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7" table:style-name="ce3">
            <text:p>0.157</text:p>
          </table:table-cell>
          <table:table-cell office:value-type="float" office:value="0.13100000000000001" table:style-name="ce3">
            <text:p>0.131</text:p>
          </table:table-cell>
          <table:table-cell office:value-type="float" office:value="0.121" table:style-name="ce3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09" table:style-name="ce3">
            <text:p>0.0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0.13100000000000001" table:style-name="ce3">
            <text:p>0.131</text:p>
          </table:table-cell>
          <table:table-cell office:value-type="float" office:value="0.153" table:style-name="ce3">
            <text:p>0.153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9" table:style-name="ce3">
            <text:p>0.159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8" table:style-name="ce3">
            <text:p>0.158</text:p>
          </table:table-cell>
          <table:table-cell office:value-type="float" office:value="0.155" table:style-name="ce3">
            <text:p>0.155</text:p>
          </table:table-cell>
          <table:table-cell office:value-type="float" office:value="0.13100000000000001" table:style-name="ce3">
            <text:p>0.131</text:p>
          </table:table-cell>
          <table:table-cell office:value-type="float" office:value="0.127" table:style-name="ce3">
            <text:p>0.127</text:p>
          </table:table-cell>
          <table:table-cell office:value-type="float" office:value="0.125" table:style-name="ce3">
            <text:p>0.125</text:p>
          </table:table-cell>
          <table:table-cell office:value-type="float" office:value="0.124" table:style-name="ce3">
            <text:p>0.124</text:p>
          </table:table-cell>
          <table:table-cell office:value-type="float" office:value="0.122" table:style-name="ce3">
            <text:p>0.122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0.13600000000000001" table:style-name="ce3">
            <text:p>0.136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13" table:style-name="ce3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-1E-3" table:style-name="ce3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0.161" table:style-name="ce3">
            <text:p>0.161</text:p>
          </table:table-cell>
          <table:table-cell office:value-type="float" office:value="0.151" table:style-name="ce3">
            <text:p>0.15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699999999999999" table:style-name="ce3">
            <text:p>0.147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92" table:style-name="ce3">
            <text:p>0.192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21" table:style-name="ce3">
            <text:p>0.21</text:p>
          </table:table-cell>
          <table:table-cell office:value-type="float" office:value="0.22600000000000001" table:style-name="ce3">
            <text:p>0.226</text:p>
          </table:table-cell>
          <table:table-cell office:value-type="float" office:value="0.255" table:style-name="ce3">
            <text:p>0.255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23" table:style-name="ce3">
            <text:p>0.23</text:p>
          </table:table-cell>
          <table:table-cell office:value-type="float" office:value="0.218" table:style-name="ce3">
            <text:p>0.218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22" table:style-name="ce3">
            <text:p>0.222</text:p>
          </table:table-cell>
          <table:table-cell office:value-type="float" office:value="0.21100000000000002" table:style-name="ce3">
            <text:p>0.211</text:p>
          </table:table-cell>
          <table:table-cell office:value-type="float" office:value="0.192" table:style-name="ce3">
            <text:p>0.19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56" table:style-name="ce3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3E-2" table:style-name="ce3">
            <text:p>0.02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6.2E-2" table:style-name="ce3">
            <text:p>0.062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6.2E-2" table:style-name="ce3">
            <text:p>0.062</text:p>
          </table:table-cell>
          <table:table-cell office:value-type="float" office:value="7.8E-2" table:style-name="ce3">
            <text:p>0.078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3E-2" table:style-name="ce3">
            <text:p>0.063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5E-2" table:style-name="ce3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9">
            <text:p>30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-0.04" table:style-name="ce3">
            <text:p>-0.04</text:p>
          </table:table-cell>
          <table:table-cell office:value-type="float" office:value="-0.2" table:style-name="ce3">
            <text:p>-0.2</text:p>
          </table:table-cell>
          <table:table-cell office:value-type="float" office:value="-0.23" table:style-name="ce3">
            <text:p>-0.23</text:p>
          </table:table-cell>
          <table:table-cell office:value-type="float" office:value="-0.25" table:style-name="ce3">
            <text:p>-0.25</text:p>
          </table:table-cell>
          <table:table-cell office:value-type="float" office:value="-0.15" table:style-name="ce3">
            <text:p>-0.15</text:p>
          </table:table-cell>
          <table:table-cell office:value-type="float" office:value="-0.27" table:style-name="ce3">
            <text:p>-0.27</text:p>
          </table:table-cell>
          <table:table-cell office:value-type="float" office:value="-0.09" table:style-name="ce3">
            <text:p>-0.09</text:p>
          </table:table-cell>
          <table:table-cell office:value-type="float" office:value="-0.12" table:style-name="ce3">
            <text:p>-0.12</text:p>
          </table:table-cell>
          <table:table-cell office:value-type="float" office:value="-0.15" table:style-name="ce3">
            <text:p>-0.15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.17" table:style-name="ce3">
            <text:p>0.17</text:p>
          </table:table-cell>
          <table:table-cell office:value-type="float" office:value="0.44" table:style-name="ce3">
            <text:p>0.44</text:p>
          </table:table-cell>
          <table:table-cell office:value-type="float" office:value="0.71" table:style-name="ce3">
            <text:p>0.71</text:p>
          </table:table-cell>
          <table:table-cell office:value-type="float" office:value="0.68" table:style-name="ce3">
            <text:p>0.68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7" table:style-name="ce3">
            <text:p>0.27</text:p>
          </table:table-cell>
          <table:table-cell office:value-type="float" office:value="0.33" table:style-name="ce3">
            <text:p>0.33</text:p>
          </table:table-cell>
          <table:table-cell office:value-type="float" office:value="0.53" table:style-name="ce3">
            <text:p>0.53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table:number-columns-repeated="16359" table:style-name="ce1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6300000000000001" table:style-name="ce3">
            <text:p>0.163</text:p>
          </table:table-cell>
          <table:table-cell office:value-type="float" office:value="0.16300000000000001" table:style-name="ce3">
            <text:p>0.163</text:p>
          </table:table-cell>
          <table:table-cell office:value-type="float" office:value="0.16300000000000001" table:style-name="ce3">
            <text:p>0.163</text:p>
          </table:table-cell>
          <table:table-cell office:value-type="float" office:value="0.151" table:style-name="ce3">
            <text:p>0.151</text:p>
          </table:table-cell>
          <table:table-cell office:value-type="float" office:value="0.19" table:style-name="ce3">
            <text:p>0.19</text:p>
          </table:table-cell>
          <table:table-cell office:value-type="float" office:value="0.222" table:style-name="ce3">
            <text:p>0.222</text:p>
          </table:table-cell>
          <table:table-cell office:value-type="float" office:value="0.24600000000000002" table:style-name="ce3">
            <text:p>0.246</text:p>
          </table:table-cell>
          <table:table-cell office:value-type="float" office:value="0.26200000000000001" table:style-name="ce3">
            <text:p>0.262</text:p>
          </table:table-cell>
          <table:table-cell office:value-type="float" office:value="0.27" table:style-name="ce3">
            <text:p>0.2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251" table:style-name="ce3">
            <text:p>0.251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21899999999999997" table:style-name="ce3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0.19" table:style-name="ce3">
            <text:p>0.19</text:p>
          </table:table-cell>
          <table:table-cell office:value-type="float" office:value="0.182" table:style-name="ce3">
            <text:p>0.182</text:p>
          </table:table-cell>
          <table:table-cell office:value-type="float" office:value="0.182" table:style-name="ce3">
            <text:p>0.182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2" table:style-name="ce3">
            <text:p>0.182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20499999999999999" table:style-name="ce3">
            <text:p>0.205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0.249" table:style-name="ce3">
            <text:p>0.249</text:p>
          </table:table-cell>
          <table:table-cell office:value-type="float" office:value="0.23800000000000002" table:style-name="ce3">
            <text:p>0.238</text:p>
          </table:table-cell>
          <table:table-cell office:value-type="float" office:value="0.253" table:style-name="ce3">
            <text:p>0.253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53" table:style-name="ce3">
            <text:p>0.253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21" table:style-name="ce3">
            <text:p>0.221</text:p>
          </table:table-cell>
          <table:table-cell office:value-type="float" office:value="0.24199999999999999" table:style-name="ce3">
            <text:p>0.242</text:p>
          </table:table-cell>
          <table:table-cell office:value-type="float" office:value="0.24199999999999999" table:style-name="ce3">
            <text:p>0.242</text:p>
          </table:table-cell>
          <table:table-cell office:value-type="float" office:value="0.23399999999999999" table:style-name="ce3">
            <text:p>0.234</text:p>
          </table:table-cell>
          <table:table-cell office:value-type="float" office:value="0.23399999999999999" table:style-name="ce3">
            <text:p>0.234</text:p>
          </table:table-cell>
          <table:table-cell office:value-type="float" office:value="0.23399999999999999" table:style-name="ce3">
            <text:p>0.234</text:p>
          </table:table-cell>
          <table:table-cell office:value-type="float" office:value="0.23499999999999999" table:style-name="ce3">
            <text:p>0.235</text:p>
          </table:table-cell>
          <table:table-cell office:value-type="float" office:value="0.21899999999999997" table:style-name="ce3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6E-2" table:style-name="ce3">
            <text:p>0.01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0" table:style-name="ce3">
            <text:p>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1E-2" table:style-name="ce3">
            <text:p>0.031</text:p>
          </table:table-cell>
          <table:table-cell office:value-type="float" office:value="0.03" table:style-name="ce3">
            <text:p>0.03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0.01" table:style-name="ce3">
            <text:p>0.0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6E-2" table:style-name="ce3">
            <text:p>0.016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1.6E-2" table:style-name="ce3">
            <text:p>0.01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2E-2" table:style-name="ce3">
            <text:p>0.012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" table:style-name="ce3">
            <text:p>0</text:p>
          </table:table-cell>
          <table:table-cell office:value-type="float" office:value="0.03" table:style-name="ce3">
            <text:p>0.03</text:p>
          </table:table-cell>
          <table:table-cell office:value-type="float" office:value="0.05" table:style-name="ce3">
            <text:p>0.05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4E-2" table:style-name="ce3">
            <text:p>0.024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5.4000000000000006E-2" table:style-name="ce3">
            <text:p>-0.054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8.3999999999999991E-2" table:style-name="ce3">
            <text:p>-0.084</text:p>
          </table:table-cell>
          <table:table-cell office:value-type="float" office:value="-9.8000000000000004E-2" table:style-name="ce3">
            <text:p>-0.098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05" table:style-name="ce3">
            <text:p>-0.105</text:p>
          </table:table-cell>
          <table:table-cell office:value-type="float" office:value="-7.5999999999999998E-2" table:style-name="ce3">
            <text:p>-0.076</text:p>
          </table:table-cell>
          <table:table-cell office:value-type="float" office:value="-0.106" table:style-name="ce3">
            <text:p>-0.106</text:p>
          </table:table-cell>
          <table:table-cell office:value-type="float" office:value="-4.8000000000000008E-2" table:style-name="ce3">
            <text:p>-0.048</text:p>
          </table:table-cell>
          <table:table-cell office:value-type="float" office:value="-2.7999999999999997E-2" table:style-name="ce3">
            <text:p>-0.0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6.2E-2" table:style-name="ce3">
            <text:p>0.062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-2.7999999999999997E-2" table:style-name="ce3">
            <text:p>-0.028</text:p>
          </table:table-cell>
          <table:table-cell office:value-type="float" office:value="-5.9000000000000004E-2" table:style-name="ce3">
            <text:p>-0.059</text:p>
          </table:table-cell>
          <table:table-cell office:value-type="float" office:value="-0.06" table:style-name="ce3">
            <text:p>-0.06</text:p>
          </table:table-cell>
          <table:table-cell office:value-type="float" office:value="-5.6999999999999995E-2" table:style-name="ce3">
            <text:p>-0.057</text:p>
          </table:table-cell>
          <table:table-cell office:value-type="float" office:value="-5.6999999999999995E-2" table:style-name="ce3">
            <text:p>-0.057</text:p>
          </table:table-cell>
          <table:table-cell office:value-type="float" office:value="-2.7999999999999997E-2" table:style-name="ce3">
            <text:p>-0.028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9"/>
          <table:table-cell table:number-columns-repeated="16383" table:style-name="ce3"/>
        </table:table-row>
        <table:table-row table:number-rows-repeated="38" table:style-name="ro1">
          <table:table-cell table:style-name="ce9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P_Profiles_Load_WT" table:style-name="ta1">
        <table:table-column table:style-name="co1" table:number-columns-repeated="16384" table:default-cell-style-name="ce3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 table:style-name="ce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1.0610219650000001E-2" table:style-name="ce11">
            <text:p>0.011</text:p>
          </table:table-cell>
          <table:table-cell office:value-type="float" office:value="4.9181809999999998E-3" table:style-name="ce11">
            <text:p>0.005</text:p>
          </table:table-cell>
          <table:table-cell office:value-type="float" office:value="1.0158349575000001E-2" table:style-name="ce11">
            <text:p>0.010</text:p>
          </table:table-cell>
          <table:table-cell office:value-type="float" office:value="3.5177685500000001E-3" table:style-name="ce11">
            <text:p>0.004</text:p>
          </table:table-cell>
          <table:table-cell office:value-type="float" office:value="3.658769675E-3" table:style-name="ce11">
            <text:p>0.004</text:p>
          </table:table-cell>
          <table:table-cell office:value-type="float" office:value="8.0746284250000008E-3" table:style-name="ce11">
            <text:p>0.008</text:p>
          </table:table-cell>
          <table:table-cell office:value-type="float" office:value="8.1159141250000018E-3" table:style-name="ce11">
            <text:p>0.008</text:p>
          </table:table-cell>
          <table:table-cell office:value-type="float" office:value="1.1894581250000001E-2" table:style-name="ce11">
            <text:p>0.012</text:p>
          </table:table-cell>
          <table:table-cell office:value-type="float" office:value="4.4277203749999994E-3" table:style-name="ce11">
            <text:p>0.004</text:p>
          </table:table-cell>
          <table:table-cell office:value-type="float" office:value="1.2455155225E-2" table:style-name="ce11">
            <text:p>0.012</text:p>
          </table:table-cell>
          <table:table-cell office:value-type="float" office:value="2.2536068250000002E-3" table:style-name="ce11">
            <text:p>0.002</text:p>
          </table:table-cell>
          <table:table-cell office:value-type="float" office:value="8.8414148750000001E-3" table:style-name="ce11">
            <text:p>0.009</text:p>
          </table:table-cell>
          <table:table-cell office:value-type="float" office:value="3.5656935250000005E-3" table:style-name="ce11">
            <text:p>0.004</text:p>
          </table:table-cell>
          <table:table-cell office:value-type="float" office:value="8.2723926249999996E-3" table:style-name="ce11">
            <text:p>0.008</text:p>
          </table:table-cell>
          <table:table-cell office:value-type="float" office:value="1.68657566E-2" table:style-name="ce11">
            <text:p>0.017</text:p>
          </table:table-cell>
          <table:table-cell office:value-type="float" office:value="4.8860722999999997E-3" table:style-name="ce11">
            <text:p>0.005</text:p>
          </table:table-cell>
          <table:table-cell office:value-type="float" office:value="1.077783025E-3" table:style-name="ce11">
            <text:p>0.001</text:p>
          </table:table-cell>
          <table:table-cell office:value-type="float" office:value="1.6532258125000001E-2" table:style-name="ce11">
            <text:p>0.017</text:p>
          </table:table-cell>
          <table:table-cell office:value-type="float" office:value="1.5359443699999999E-2" table:style-name="ce11">
            <text:p>0.015</text:p>
          </table:table-cell>
          <table:table-cell office:value-type="float" office:value="2.9927171750000004E-3" table:style-name="ce11">
            <text:p>0.003</text:p>
          </table:table-cell>
          <table:table-cell office:value-type="float" office:value="1.3917372375000001E-2" table:style-name="ce11">
            <text:p>0.014</text:p>
          </table:table-cell>
          <table:table-cell office:value-type="float" office:value="1.0389787825000002E-2" table:style-name="ce11">
            <text:p>0.010</text:p>
          </table:table-cell>
          <table:table-cell office:value-type="float" office:value="7.8823658249999994E-3" table:style-name="ce11">
            <text:p>0.008</text:p>
          </table:table-cell>
          <table:table-cell office:value-type="float" office:value="2.806967025E-3" table:style-name="ce1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1.141111215E-2" table:style-name="ce11">
            <text:p>0.011</text:p>
          </table:table-cell>
          <table:table-cell office:value-type="float" office:value="4.5361869999999997E-3" table:style-name="ce11">
            <text:p>0.005</text:p>
          </table:table-cell>
          <table:table-cell office:value-type="float" office:value="1.025152415E-2" table:style-name="ce11">
            <text:p>0.010</text:p>
          </table:table-cell>
          <table:table-cell office:value-type="float" office:value="4.1116223249999997E-3" table:style-name="ce11">
            <text:p>0.004</text:p>
          </table:table-cell>
          <table:table-cell office:value-type="float" office:value="3.6051701000000005E-3" table:style-name="ce11">
            <text:p>0.004</text:p>
          </table:table-cell>
          <table:table-cell office:value-type="float" office:value="7.6801432249999999E-3" table:style-name="ce11">
            <text:p>0.008</text:p>
          </table:table-cell>
          <table:table-cell office:value-type="float" office:value="7.4849439500000005E-3" table:style-name="ce11">
            <text:p>0.007</text:p>
          </table:table-cell>
          <table:table-cell office:value-type="float" office:value="1.202924065E-2" table:style-name="ce11">
            <text:p>0.012</text:p>
          </table:table-cell>
          <table:table-cell office:value-type="float" office:value="4.0922300749999998E-3" table:style-name="ce11">
            <text:p>0.004</text:p>
          </table:table-cell>
          <table:table-cell office:value-type="float" office:value="1.1748934150000003E-2" table:style-name="ce11">
            <text:p>0.012</text:p>
          </table:table-cell>
          <table:table-cell office:value-type="float" office:value="2.9543630749999999E-3" table:style-name="ce11">
            <text:p>0.003</text:p>
          </table:table-cell>
          <table:table-cell office:value-type="float" office:value="7.4725725250000012E-3" table:style-name="ce11">
            <text:p>0.007</text:p>
          </table:table-cell>
          <table:table-cell office:value-type="float" office:value="3.5727111499999995E-3" table:style-name="ce11">
            <text:p>0.004</text:p>
          </table:table-cell>
          <table:table-cell office:value-type="float" office:value="8.4762043500000005E-3" table:style-name="ce11">
            <text:p>0.008</text:p>
          </table:table-cell>
          <table:table-cell office:value-type="float" office:value="1.64394138E-2" table:style-name="ce11">
            <text:p>0.016</text:p>
          </table:table-cell>
          <table:table-cell office:value-type="float" office:value="4.5871673249999996E-3" table:style-name="ce11">
            <text:p>0.005</text:p>
          </table:table-cell>
          <table:table-cell office:value-type="float" office:value="1.0577348749999998E-3" table:style-name="ce11">
            <text:p>0.001</text:p>
          </table:table-cell>
          <table:table-cell office:value-type="float" office:value="1.7597244349999999E-2" table:style-name="ce11">
            <text:p>0.018</text:p>
          </table:table-cell>
          <table:table-cell office:value-type="float" office:value="1.5379100499999998E-2" table:style-name="ce11">
            <text:p>0.015</text:p>
          </table:table-cell>
          <table:table-cell office:value-type="float" office:value="3.1395430749999995E-3" table:style-name="ce11">
            <text:p>0.003</text:p>
          </table:table-cell>
          <table:table-cell office:value-type="float" office:value="1.3341102924999999E-2" table:style-name="ce11">
            <text:p>0.013</text:p>
          </table:table-cell>
          <table:table-cell office:value-type="float" office:value="1.0314879924999999E-2" table:style-name="ce11">
            <text:p>0.010</text:p>
          </table:table-cell>
          <table:table-cell office:value-type="float" office:value="7.3378276000000001E-3" table:style-name="ce11">
            <text:p>0.007</text:p>
          </table:table-cell>
          <table:table-cell office:value-type="float" office:value="2.6539563E-3" table:style-name="ce1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3.7373000000000002E-6" table:style-name="ce11">
            <text:p>0.000</text:p>
          </table:table-cell>
          <table:table-cell office:value-type="float" office:value="4.5486499999999992E-6" table:style-name="ce11">
            <text:p>0.000</text:p>
          </table:table-cell>
          <table:table-cell office:value-type="float" office:value="4.5709999999999999E-6" table:style-name="ce11">
            <text:p>0.000</text:p>
          </table:table-cell>
          <table:table-cell office:value-type="float" office:value="1.122075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188625E-6" table:style-name="ce11">
            <text:p>0.000</text:p>
          </table:table-cell>
          <table:table-cell office:value-type="float" office:value="4.9081999999999999E-6" table:style-name="ce11">
            <text:p>0.000</text:p>
          </table:table-cell>
          <table:table-cell office:value-type="float" office:value="4.0269749999999997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4.1328999999999999E-6" table:style-name="ce11">
            <text:p>0.000</text:p>
          </table:table-cell>
          <table:table-cell office:value-type="float" office:value="1.033225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6675749999999999E-6" table:style-name="ce11">
            <text:p>0.000</text:p>
          </table:table-cell>
          <table:table-cell office:value-type="float" office:value="3.3351499999999997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5.0244000000000005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0.18407015325000001" table:style-name="ce11">
            <text:p>0.184</text:p>
          </table:table-cell>
          <table:table-cell office:value-type="float" office:value="0.17169005872500001" table:style-name="ce11">
            <text:p>0.172</text:p>
          </table:table-cell>
          <table:table-cell office:value-type="float" office:value="0.1626813459" table:style-name="ce11">
            <text:p>0.163</text:p>
          </table:table-cell>
          <table:table-cell office:value-type="float" office:value="0.16153370142499998" table:style-name="ce11">
            <text:p>0.162</text:p>
          </table:table-cell>
          <table:table-cell office:value-type="float" office:value="0.16348330022500002" table:style-name="ce11">
            <text:p>0.163</text:p>
          </table:table-cell>
          <table:table-cell office:value-type="float" office:value="0.17970344542500002" table:style-name="ce11">
            <text:p>0.180</text:p>
          </table:table-cell>
          <table:table-cell office:value-type="float" office:value="0.21442881584999998" table:style-name="ce11">
            <text:p>0.214</text:p>
          </table:table-cell>
          <table:table-cell office:value-type="float" office:value="0.25810344222500003" table:style-name="ce11">
            <text:p>0.258</text:p>
          </table:table-cell>
          <table:table-cell office:value-type="float" office:value="0.28100583075000002" table:style-name="ce11">
            <text:p>0.281</text:p>
          </table:table-cell>
          <table:table-cell office:value-type="float" office:value="0.2845140028" table:style-name="ce11">
            <text:p>0.285</text:p>
          </table:table-cell>
          <table:table-cell office:value-type="float" office:value="0.2768359232" table:style-name="ce11">
            <text:p>0.277</text:p>
          </table:table-cell>
          <table:table-cell office:value-type="float" office:value="0.27826277254999998" table:style-name="ce11">
            <text:p>0.278</text:p>
          </table:table-cell>
          <table:table-cell office:value-type="float" office:value="0.2780299711" table:style-name="ce11">
            <text:p>0.278</text:p>
          </table:table-cell>
          <table:table-cell office:value-type="float" office:value="0.27349292277499998" table:style-name="ce11">
            <text:p>0.273</text:p>
          </table:table-cell>
          <table:table-cell office:value-type="float" office:value="0.25790765765000001" table:style-name="ce11">
            <text:p>0.258</text:p>
          </table:table-cell>
          <table:table-cell office:value-type="float" office:value="0.25051850797499997" table:style-name="ce11">
            <text:p>0.251</text:p>
          </table:table-cell>
          <table:table-cell office:value-type="float" office:value="0.26090061187500002" table:style-name="ce11">
            <text:p>0.261</text:p>
          </table:table-cell>
          <table:table-cell office:value-type="float" office:value="0.28921174047499998" table:style-name="ce11">
            <text:p>0.289</text:p>
          </table:table-cell>
          <table:table-cell office:value-type="float" office:value="0.28816667554999997" table:style-name="ce11">
            <text:p>0.288</text:p>
          </table:table-cell>
          <table:table-cell office:value-type="float" office:value="0.28220058917500002" table:style-name="ce11">
            <text:p>0.282</text:p>
          </table:table-cell>
          <table:table-cell office:value-type="float" office:value="0.27734746932499998" table:style-name="ce11">
            <text:p>0.277</text:p>
          </table:table-cell>
          <table:table-cell office:value-type="float" office:value="0.259944152825" table:style-name="ce11">
            <text:p>0.260</text:p>
          </table:table-cell>
          <table:table-cell office:value-type="float" office:value="0.22740716460000002" table:style-name="ce11">
            <text:p>0.227</text:p>
          </table:table-cell>
          <table:table-cell office:value-type="float" office:value="0.206316022875" table:style-name="ce11">
            <text:p>0.206</text:p>
          </table:table-cell>
          <table:table-cell table:number-columns-repeated="1635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0.19706439972500001" table:style-name="ce11">
            <text:p>0.197</text:p>
          </table:table-cell>
          <table:table-cell office:value-type="float" office:value="0.18312238692499999" table:style-name="ce11">
            <text:p>0.183</text:p>
          </table:table-cell>
          <table:table-cell office:value-type="float" office:value="0.1657170868" table:style-name="ce11">
            <text:p>0.166</text:p>
          </table:table-cell>
          <table:table-cell office:value-type="float" office:value="0.17823823927500002" table:style-name="ce11">
            <text:p>0.178</text:p>
          </table:table-cell>
          <table:table-cell office:value-type="float" office:value="0.177616615275" table:style-name="ce11">
            <text:p>0.178</text:p>
          </table:table-cell>
          <table:table-cell office:value-type="float" office:value="0.18516479492500001" table:style-name="ce11">
            <text:p>0.185</text:p>
          </table:table-cell>
          <table:table-cell office:value-type="float" office:value="0.27556604385" table:style-name="ce11">
            <text:p>0.276</text:p>
          </table:table-cell>
          <table:table-cell office:value-type="float" office:value="0.30691341397499999" table:style-name="ce11">
            <text:p>0.307</text:p>
          </table:table-cell>
          <table:table-cell office:value-type="float" office:value="0.33648469927500002" table:style-name="ce11">
            <text:p>0.336</text:p>
          </table:table-cell>
          <table:table-cell office:value-type="float" office:value="0.33666229252499996" table:style-name="ce11">
            <text:p>0.337</text:p>
          </table:table-cell>
          <table:table-cell office:value-type="float" office:value="0.31801374437500002" table:style-name="ce11">
            <text:p>0.318</text:p>
          </table:table-cell>
          <table:table-cell office:value-type="float" office:value="0.34794027329999999" table:style-name="ce11">
            <text:p>0.348</text:p>
          </table:table-cell>
          <table:table-cell office:value-type="float" office:value="0.32813728335000003" table:style-name="ce11">
            <text:p>0.328</text:p>
          </table:table-cell>
          <table:table-cell office:value-type="float" office:value="0.30717983244999997" table:style-name="ce11">
            <text:p>0.307</text:p>
          </table:table-cell>
          <table:table-cell office:value-type="float" office:value="0.29785554884999998" table:style-name="ce11">
            <text:p>0.298</text:p>
          </table:table-cell>
          <table:table-cell office:value-type="float" office:value="0.2783189392" table:style-name="ce11">
            <text:p>0.278</text:p>
          </table:table-cell>
          <table:table-cell office:value-type="float" office:value="0.27849655150000002" table:style-name="ce11">
            <text:p>0.278</text:p>
          </table:table-cell>
          <table:table-cell office:value-type="float" office:value="0.2948362732" table:style-name="ce11">
            <text:p>0.295</text:p>
          </table:table-cell>
          <table:table-cell office:value-type="float" office:value="0.2948362732" table:style-name="ce11">
            <text:p>0.295</text:p>
          </table:table-cell>
          <table:table-cell office:value-type="float" office:value="0.29927635192499996" table:style-name="ce11">
            <text:p>0.299</text:p>
          </table:table-cell>
          <table:table-cell office:value-type="float" office:value="0.29119529722500004" table:style-name="ce11">
            <text:p>0.291</text:p>
          </table:table-cell>
          <table:table-cell office:value-type="float" office:value="0.263133621225" table:style-name="ce11">
            <text:p>0.263</text:p>
          </table:table-cell>
          <table:table-cell office:value-type="float" office:value="0.22255081174999997" table:style-name="ce11">
            <text:p>0.223</text:p>
          </table:table-cell>
          <table:table-cell office:value-type="float" office:value="0.21535776139999996" table:style-name="ce11">
            <text:p>0.215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.211301779725" table:style-name="ce11">
            <text:p>0.211</text:p>
          </table:table-cell>
          <table:table-cell office:value-type="float" office:value="0.18587195394999997" table:style-name="ce11">
            <text:p>0.186</text:p>
          </table:table-cell>
          <table:table-cell office:value-type="float" office:value="0.17591750619999999" table:style-name="ce11">
            <text:p>0.176</text:p>
          </table:table-cell>
          <table:table-cell office:value-type="float" office:value="0.17654489037499999" table:style-name="ce11">
            <text:p>0.177</text:p>
          </table:table-cell>
          <table:table-cell office:value-type="float" office:value="0.18616472725000002" table:style-name="ce11">
            <text:p>0.186</text:p>
          </table:table-cell>
          <table:table-cell office:value-type="float" office:value="0.19783400535000001" table:style-name="ce11">
            <text:p>0.198</text:p>
          </table:table-cell>
          <table:table-cell office:value-type="float" office:value="0.23095970157499976" table:style-name="ce11">
            <text:p>0.231</text:p>
          </table:table-cell>
          <table:table-cell office:value-type="float" office:value="0.2538800001" table:style-name="ce11">
            <text:p>0.254</text:p>
          </table:table-cell>
          <table:table-cell office:value-type="float" office:value="0.26751507282499998" table:style-name="ce11">
            <text:p>0.268</text:p>
          </table:table-cell>
          <table:table-cell office:value-type="float" office:value="0.27855697152499997" table:style-name="ce11">
            <text:p>0.279</text:p>
          </table:table-cell>
          <table:table-cell office:value-type="float" office:value="0.28600188252499997" table:style-name="ce11">
            <text:p>0.286</text:p>
          </table:table-cell>
          <table:table-cell office:value-type="float" office:value="0.283994269375" table:style-name="ce11">
            <text:p>0.284</text:p>
          </table:table-cell>
          <table:table-cell office:value-type="float" office:value="0.28014633657499999" table:style-name="ce11">
            <text:p>0.280</text:p>
          </table:table-cell>
          <table:table-cell office:value-type="float" office:value="0.27462538242500001" table:style-name="ce11">
            <text:p>0.275</text:p>
          </table:table-cell>
          <table:table-cell office:value-type="float" office:value="0.27031737327499994" table:style-name="ce11">
            <text:p>0.270</text:p>
          </table:table-cell>
          <table:table-cell office:value-type="float" office:value="0.26513102529999999" table:style-name="ce11">
            <text:p>0.265</text:p>
          </table:table-cell>
          <table:table-cell office:value-type="float" office:value="0.27922617437500002" table:style-name="ce11">
            <text:p>0.279</text:p>
          </table:table-cell>
          <table:table-cell office:value-type="float" office:value="0.31711996079999999" table:style-name="ce11">
            <text:p>0.317</text:p>
          </table:table-cell>
          <table:table-cell office:value-type="float" office:value="0.32151163097500002" table:style-name="ce11">
            <text:p>0.322</text:p>
          </table:table-cell>
          <table:table-cell office:value-type="float" office:value="0.32481583595000002" table:style-name="ce11">
            <text:p>0.325</text:p>
          </table:table-cell>
          <table:table-cell office:value-type="float" office:value="0.30988416672500002" table:style-name="ce11">
            <text:p>0.310</text:p>
          </table:table-cell>
          <table:table-cell office:value-type="float" office:value="0.29244299412499997" table:style-name="ce11">
            <text:p>0.292</text:p>
          </table:table-cell>
          <table:table-cell office:value-type="float" office:value="0.268895311375" table:style-name="ce11">
            <text:p>0.269</text:p>
          </table:table-cell>
          <table:table-cell office:value-type="float" office:value="0.23585326672500004" table:style-name="ce11">
            <text:p>0.236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.154210145475" table:style-name="ce11">
            <text:p>0.154</text:p>
          </table:table-cell>
          <table:table-cell office:value-type="float" office:value="0.13112253904999999" table:style-name="ce11">
            <text:p>0.131</text:p>
          </table:table-cell>
          <table:table-cell office:value-type="float" office:value="0.12129357575000001" table:style-name="ce11">
            <text:p>0.121</text:p>
          </table:table-cell>
          <table:table-cell office:value-type="float" office:value="0.11828214882500002" table:style-name="ce11">
            <text:p>0.118</text:p>
          </table:table-cell>
          <table:table-cell office:value-type="float" office:value="0.12936587332499999" table:style-name="ce11">
            <text:p>0.129</text:p>
          </table:table-cell>
          <table:table-cell office:value-type="float" office:value="0.14714165447500002" table:style-name="ce11">
            <text:p>0.147</text:p>
          </table:table-cell>
          <table:table-cell office:value-type="float" office:value="0.18482631205" table:style-name="ce11">
            <text:p>0.185</text:p>
          </table:table-cell>
          <table:table-cell office:value-type="float" office:value="0.20348042965000002" table:style-name="ce11">
            <text:p>0.203</text:p>
          </table:table-cell>
          <table:table-cell office:value-type="float" office:value="0.21577708722500002" table:style-name="ce11">
            <text:p>0.216</text:p>
          </table:table-cell>
          <table:table-cell office:value-type="float" office:value="0.22230184555000002" table:style-name="ce11">
            <text:p>0.222</text:p>
          </table:table-cell>
          <table:table-cell office:value-type="float" office:value="0.22221819874999998" table:style-name="ce11">
            <text:p>0.222</text:p>
          </table:table-cell>
          <table:table-cell office:value-type="float" office:value="0.22347295282500002" table:style-name="ce11">
            <text:p>0.223</text:p>
          </table:table-cell>
          <table:table-cell office:value-type="float" office:value="0.22389120579999974" table:style-name="ce11">
            <text:p>0.224</text:p>
          </table:table-cell>
          <table:table-cell office:value-type="float" office:value="0.21786835192500001" table:style-name="ce11">
            <text:p>0.218</text:p>
          </table:table-cell>
          <table:table-cell office:value-type="float" office:value="0.20849947449999998" table:style-name="ce11">
            <text:p>0.208</text:p>
          </table:table-cell>
          <table:table-cell office:value-type="float" office:value="0.20385685917500002" table:style-name="ce11">
            <text:p>0.204</text:p>
          </table:table-cell>
          <table:table-cell office:value-type="float" office:value="0.209252328875" table:style-name="ce11">
            <text:p>0.209</text:p>
          </table:table-cell>
          <table:table-cell office:value-type="float" office:value="0.23526771069999999" table:style-name="ce11">
            <text:p>0.235</text:p>
          </table:table-cell>
          <table:table-cell office:value-type="float" office:value="0.24057952880000003" table:style-name="ce11">
            <text:p>0.241</text:p>
          </table:table-cell>
          <table:table-cell office:value-type="float" office:value="0.24279627325" table:style-name="ce11">
            <text:p>0.243</text:p>
          </table:table-cell>
          <table:table-cell office:value-type="float" office:value="0.23359469415" table:style-name="ce11">
            <text:p>0.234</text:p>
          </table:table-cell>
          <table:table-cell office:value-type="float" office:value="0.21883033750000003" table:style-name="ce11">
            <text:p>0.219</text:p>
          </table:table-cell>
          <table:table-cell office:value-type="float" office:value="0.19637011527500001" table:style-name="ce11">
            <text:p>0.196</text:p>
          </table:table-cell>
          <table:table-cell office:value-type="float" office:value="0.17541560650000002" table:style-name="ce11">
            <text:p>0.175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0.25034572360000001" table:style-name="ce11">
            <text:p>0.250</text:p>
          </table:table-cell>
          <table:table-cell office:value-type="float" office:value="0.22487693307499998" table:style-name="ce11">
            <text:p>0.225</text:p>
          </table:table-cell>
          <table:table-cell office:value-type="float" office:value="0.21293582440000003" table:style-name="ce11">
            <text:p>0.213</text:p>
          </table:table-cell>
          <table:table-cell office:value-type="float" office:value="0.209261632" table:style-name="ce11">
            <text:p>0.209</text:p>
          </table:table-cell>
          <table:table-cell office:value-type="float" office:value="0.21210078240000002" table:style-name="ce11">
            <text:p>0.212</text:p>
          </table:table-cell>
          <table:table-cell office:value-type="float" office:value="0.22470992325000005" table:style-name="ce11">
            <text:p>0.225</text:p>
          </table:table-cell>
          <table:table-cell office:value-type="float" office:value="0.27163931132499997" table:style-name="ce11">
            <text:p>0.272</text:p>
          </table:table-cell>
          <table:table-cell office:value-type="float" office:value="0.31113681319999997" table:style-name="ce11">
            <text:p>0.311</text:p>
          </table:table-cell>
          <table:table-cell office:value-type="float" office:value="0.33009227990000001" table:style-name="ce11">
            <text:p>0.330</text:p>
          </table:table-cell>
          <table:table-cell office:value-type="float" office:value="0.34019628999999996" table:style-name="ce11">
            <text:p>0.340</text:p>
          </table:table-cell>
          <table:table-cell office:value-type="float" office:value="0.34053030489999997" table:style-name="ce11">
            <text:p>0.341</text:p>
          </table:table-cell>
          <table:table-cell office:value-type="float" office:value="0.33243039607500002" table:style-name="ce11">
            <text:p>0.332</text:p>
          </table:table-cell>
          <table:table-cell office:value-type="float" office:value="0.33109432222500002" table:style-name="ce11">
            <text:p>0.331</text:p>
          </table:table-cell>
          <table:table-cell office:value-type="float" office:value="0.325416040425" table:style-name="ce11">
            <text:p>0.325</text:p>
          </table:table-cell>
          <table:table-cell office:value-type="float" office:value="0.31305741549999999" table:style-name="ce11">
            <text:p>0.313</text:p>
          </table:table-cell>
          <table:table-cell office:value-type="float" office:value="0.30854818585000005" table:style-name="ce11">
            <text:p>0.309</text:p>
          </table:table-cell>
          <table:table-cell office:value-type="float" office:value="0.31681510212500003" table:style-name="ce11">
            <text:p>0.317</text:p>
          </table:table-cell>
          <table:table-cell office:value-type="float" office:value="0.35931876180000005" table:style-name="ce11">
            <text:p>0.359</text:p>
          </table:table-cell>
          <table:table-cell office:value-type="float" office:value="0.36750218394999995" table:style-name="ce11">
            <text:p>0.368</text:p>
          </table:table-cell>
          <table:table-cell office:value-type="float" office:value="0.3675021839" table:style-name="ce11">
            <text:p>0.368</text:p>
          </table:table-cell>
          <table:table-cell office:value-type="float" office:value="0.36382799627500007" table:style-name="ce11">
            <text:p>0.364</text:p>
          </table:table-cell>
          <table:table-cell office:value-type="float" office:value="0.35455902574999998" table:style-name="ce11">
            <text:p>0.355</text:p>
          </table:table-cell>
          <table:table-cell office:value-type="float" office:value="0.32424698115" table:style-name="ce11">
            <text:p>0.324</text:p>
          </table:table-cell>
          <table:table-cell office:value-type="float" office:value="0.28658656839999996" table:style-name="ce11">
            <text:p>0.287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3.0164299049999999E-2" table:style-name="ce11">
            <text:p>0.030</text:p>
          </table:table-cell>
          <table:table-cell office:value-type="float" office:value="2.4729537999999999E-2" table:style-name="ce11">
            <text:p>0.025</text:p>
          </table:table-cell>
          <table:table-cell office:value-type="float" office:value="1.4499359099999999E-2" table:style-name="ce11">
            <text:p>0.014</text:p>
          </table:table-cell>
          <table:table-cell office:value-type="float" office:value="1.4499359099999999E-2" table:style-name="ce11">
            <text:p>0.014</text:p>
          </table:table-cell>
          <table:table-cell office:value-type="float" office:value="1.4499359099999999E-2" table:style-name="ce11">
            <text:p>0.014</text:p>
          </table:table-cell>
          <table:table-cell office:value-type="float" office:value="7.8011569949999998E-2" table:style-name="ce11">
            <text:p>0.078</text:p>
          </table:table-cell>
          <table:table-cell office:value-type="float" office:value="9.3356809624999995E-2" table:style-name="ce11">
            <text:p>0.093</text:p>
          </table:table-cell>
          <table:table-cell office:value-type="float" office:value="0.11125959397499999" table:style-name="ce11">
            <text:p>0.111</text:p>
          </table:table-cell>
          <table:table-cell office:value-type="float" office:value="0.10039005279999999" table:style-name="ce11">
            <text:p>0.100</text:p>
          </table:table-cell>
          <table:table-cell office:value-type="float" office:value="7.9716625200000002E-2" table:style-name="ce11">
            <text:p>0.080</text:p>
          </table:table-cell>
          <table:table-cell office:value-type="float" office:value="7.2043991099999996E-2" table:style-name="ce11">
            <text:p>0.072</text:p>
          </table:table-cell>
          <table:table-cell office:value-type="float" office:value="7.2043991099999996E-2" table:style-name="ce11">
            <text:p>0.072</text:p>
          </table:table-cell>
          <table:table-cell office:value-type="float" office:value="7.2043991099999996E-2" table:style-name="ce11">
            <text:p>0.072</text:p>
          </table:table-cell>
          <table:table-cell office:value-type="float" office:value="6.1813850400000002E-2" table:style-name="ce11">
            <text:p>0.062</text:p>
          </table:table-cell>
          <table:table-cell office:value-type="float" office:value="6.1813850400000002E-2" table:style-name="ce11">
            <text:p>0.062</text:p>
          </table:table-cell>
          <table:table-cell office:value-type="float" office:value="5.1583671599999999E-2" table:style-name="ce11">
            <text:p>0.052</text:p>
          </table:table-cell>
          <table:table-cell office:value-type="float" office:value="5.4194498074999993E-2" table:style-name="ce11">
            <text:p>0.054</text:p>
          </table:table-cell>
          <table:table-cell office:value-type="float" office:value="7.2257118199999998E-2" table:style-name="ce11">
            <text:p>0.072</text:p>
          </table:table-cell>
          <table:table-cell office:value-type="float" office:value="7.2257118199999998E-2" table:style-name="ce11">
            <text:p>0.072</text:p>
          </table:table-cell>
          <table:table-cell office:value-type="float" office:value="7.2257118199999998E-2" table:style-name="ce11">
            <text:p>0.072</text:p>
          </table:table-cell>
          <table:table-cell office:value-type="float" office:value="7.2257118199999998E-2" table:style-name="ce11">
            <text:p>0.072</text:p>
          </table:table-cell>
          <table:table-cell office:value-type="float" office:value="7.2257118199999998E-2" table:style-name="ce11">
            <text:p>0.072</text:p>
          </table:table-cell>
          <table:table-cell office:value-type="float" office:value="6.9379892324999998E-2" table:style-name="ce11">
            <text:p>0.069</text:p>
          </table:table-cell>
          <table:table-cell office:value-type="float" office:value="4.7960529299999999E-2" table:style-name="ce11">
            <text:p>0.048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-9.9914062024999986E-2" table:style-name="ce11">
            <text:p>-0.100</text:p>
          </table:table-cell>
          <table:table-cell office:value-type="float" office:value="-0.10237499712500001" table:style-name="ce11">
            <text:p>-0.102</text:p>
          </table:table-cell>
          <table:table-cell office:value-type="float" office:value="-9.9637205600000001E-2" table:style-name="ce11">
            <text:p>-0.100</text:p>
          </table:table-cell>
          <table:table-cell office:value-type="float" office:value="-9.8960449700000008E-2" table:style-name="ce11">
            <text:p>-0.099</text:p>
          </table:table-cell>
          <table:table-cell office:value-type="float" office:value="-9.6314940424999995E-2" table:style-name="ce11">
            <text:p>-0.096</text:p>
          </table:table-cell>
          <table:table-cell office:value-type="float" office:value="4.8249744999999998E-3" table:style-name="ce11">
            <text:p>0.005</text:p>
          </table:table-cell>
          <table:table-cell office:value-type="float" office:value="6.0841357499999997E-3" table:style-name="ce11">
            <text:p>0.006</text:p>
          </table:table-cell>
          <table:table-cell office:value-type="float" office:value="7.1997087999999994E-3" table:style-name="ce11">
            <text:p>0.007</text:p>
          </table:table-cell>
          <table:table-cell office:value-type="float" office:value="-4.6126830124999997E-2" table:style-name="ce11">
            <text:p>-0.046</text:p>
          </table:table-cell>
          <table:table-cell office:value-type="float" office:value="-0.10059082035" table:style-name="ce11">
            <text:p>-0.101</text:p>
          </table:table-cell>
          <table:table-cell office:value-type="float" office:value="-0.101421384825" table:style-name="ce11">
            <text:p>-0.101</text:p>
          </table:table-cell>
          <table:table-cell office:value-type="float" office:value="-0.10243652345" table:style-name="ce11">
            <text:p>-0.102</text:p>
          </table:table-cell>
          <table:table-cell office:value-type="float" office:value="-0.100221679225" table:style-name="ce11">
            <text:p>-0.100</text:p>
          </table:table-cell>
          <table:table-cell office:value-type="float" office:value="-0.100313963875" table:style-name="ce11">
            <text:p>-0.100</text:p>
          </table:table-cell>
          <table:table-cell office:value-type="float" office:value="-9.8252928249999996E-2" table:style-name="ce11">
            <text:p>-0.098</text:p>
          </table:table-cell>
          <table:table-cell office:value-type="float" office:value="-9.8375160725000022E-2" table:style-name="ce11">
            <text:p>-0.098</text:p>
          </table:table-cell>
          <table:table-cell office:value-type="float" office:value="-0.1013291025" table:style-name="ce11">
            <text:p>-0.101</text:p>
          </table:table-cell>
          <table:table-cell office:value-type="float" office:value="-9.9412162299999995E-2" table:style-name="ce11">
            <text:p>-0.099</text:p>
          </table:table-cell>
          <table:table-cell office:value-type="float" office:value="-0.10179052590000001" table:style-name="ce11">
            <text:p>-0.102</text:p>
          </table:table-cell>
          <table:table-cell office:value-type="float" office:value="-9.945263624999999E-2" table:style-name="ce11">
            <text:p>-0.099</text:p>
          </table:table-cell>
          <table:table-cell office:value-type="float" office:value="-9.9421875499999993E-2" table:style-name="ce11">
            <text:p>-0.099</text:p>
          </table:table-cell>
          <table:table-cell office:value-type="float" office:value="-0.10012939215" table:style-name="ce11">
            <text:p>-0.100</text:p>
          </table:table-cell>
          <table:table-cell office:value-type="float" office:value="-0.101390626425" table:style-name="ce11">
            <text:p>-0.101</text:p>
          </table:table-cell>
          <table:table-cell office:value-type="float" office:value="-9.9791016575000016E-2" table:style-name="ce11">
            <text:p>-0.100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.929475785E-2" table:style-name="ce11">
            <text:p>0.019</text:p>
          </table:table-cell>
          <table:table-cell office:value-type="float" office:value="1.4073104899999999E-2" table:style-name="ce11">
            <text:p>0.014</text:p>
          </table:table-cell>
          <table:table-cell office:value-type="float" office:value="1.4073104899999999E-2" table:style-name="ce11">
            <text:p>0.014</text:p>
          </table:table-cell>
          <table:table-cell office:value-type="float" office:value="1.4073104899999999E-2" table:style-name="ce11">
            <text:p>0.014</text:p>
          </table:table-cell>
          <table:table-cell office:value-type="float" office:value="1.4073104899999999E-2" table:style-name="ce11">
            <text:p>0.014</text:p>
          </table:table-cell>
          <table:table-cell office:value-type="float" office:value="6.0801477399999998E-2" table:style-name="ce11">
            <text:p>0.061</text:p>
          </table:table-cell>
          <table:table-cell office:value-type="float" office:value="7.6306562425000002E-2" table:style-name="ce11">
            <text:p>0.076</text:p>
          </table:table-cell>
          <table:table-cell office:value-type="float" office:value="9.1651811575000006E-2" table:style-name="ce11">
            <text:p>0.092</text:p>
          </table:table-cell>
          <table:table-cell office:value-type="float" office:value="8.3819341674999992E-2" table:style-name="ce11">
            <text:p>0.084</text:p>
          </table:table-cell>
          <table:table-cell office:value-type="float" office:value="6.5863285075E-2" table:style-name="ce11">
            <text:p>0.066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5633115725000001E-2" table:style-name="ce11">
            <text:p>0.056</text:p>
          </table:table-cell>
          <table:table-cell office:value-type="float" office:value="4.7960510200000001E-2" table:style-name="ce11">
            <text:p>0.048</text:p>
          </table:table-cell>
          <table:table-cell office:value-type="float" office:value="4.7960510200000001E-2" table:style-name="ce11">
            <text:p>0.048</text:p>
          </table:table-cell>
          <table:table-cell office:value-type="float" office:value="4.7960510200000001E-2" table:style-name="ce11">
            <text:p>0.04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8190650899999995E-2" table:style-name="ce11">
            <text:p>0.058</text:p>
          </table:table-cell>
          <table:table-cell office:value-type="float" office:value="5.5633115725000001E-2" table:style-name="ce11">
            <text:p>0.056</text:p>
          </table:table-cell>
          <table:table-cell office:value-type="float" office:value="3.5172824875000001E-2" table:style-name="ce1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.09" table:style-name="ce11">
            <text:p>0.090</text:p>
          </table:table-cell>
          <table:table-cell office:value-type="float" office:value="8.5000000000000006E-2" table:style-name="ce11">
            <text:p>0.085</text:p>
          </table:table-cell>
          <table:table-cell office:value-type="float" office:value="8.5000000000000006E-2" table:style-name="ce11">
            <text:p>0.085</text:p>
          </table:table-cell>
          <table:table-cell office:value-type="float" office:value="8.5000000000000006E-2" table:style-name="ce11">
            <text:p>0.085</text:p>
          </table:table-cell>
          <table:table-cell office:value-type="float" office:value="8.5000000000000006E-2" table:style-name="ce11">
            <text:p>0.085</text:p>
          </table:table-cell>
          <table:table-cell office:value-type="float" office:value="9.2499999999999999E-2" table:style-name="ce11">
            <text:p>0.093</text:p>
          </table:table-cell>
          <table:table-cell office:value-type="float" office:value="0.115" table:style-name="ce11">
            <text:p>0.115</text:p>
          </table:table-cell>
          <table:table-cell office:value-type="float" office:value="0.13500000000000001" table:style-name="ce11">
            <text:p>0.135</text:p>
          </table:table-cell>
          <table:table-cell office:value-type="float" office:value="0.13500000000000001" table:style-name="ce11">
            <text:p>0.135</text:p>
          </table:table-cell>
          <table:table-cell office:value-type="float" office:value="0.13500000000000001" table:style-name="ce11">
            <text:p>0.135</text:p>
          </table:table-cell>
          <table:table-cell office:value-type="float" office:value="0.14000000000000001" table:style-name="ce11">
            <text:p>0.140</text:p>
          </table:table-cell>
          <table:table-cell office:value-type="float" office:value="0.13750000000000001" table:style-name="ce11">
            <text:p>0.138</text:p>
          </table:table-cell>
          <table:table-cell office:value-type="float" office:value="0.13750000000000001" table:style-name="ce11">
            <text:p>0.138</text:p>
          </table:table-cell>
          <table:table-cell office:value-type="float" office:value="0.1275" table:style-name="ce11">
            <text:p>0.128</text:p>
          </table:table-cell>
          <table:table-cell office:value-type="float" office:value="0.12" table:style-name="ce11">
            <text:p>0.120</text:p>
          </table:table-cell>
          <table:table-cell office:value-type="float" office:value="0.11749999999999999" table:style-name="ce11">
            <text:p>0.118</text:p>
          </table:table-cell>
          <table:table-cell office:value-type="float" office:value="0.1275" table:style-name="ce11">
            <text:p>0.128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4749999999999999" table:style-name="ce11">
            <text:p>0.148</text:p>
          </table:table-cell>
          <table:table-cell office:value-type="float" office:value="0.14499999999999999" table:style-name="ce11">
            <text:p>0.145</text:p>
          </table:table-cell>
          <table:table-cell office:value-type="float" office:value="0.14000000000000001" table:style-name="ce11">
            <text:p>0.140</text:p>
          </table:table-cell>
          <table:table-cell office:value-type="float" office:value="0.13" table:style-name="ce11">
            <text:p>0.130</text:p>
          </table:table-cell>
          <table:table-cell office:value-type="float" office:value="0.12" table:style-name="ce11">
            <text:p>0.120</text:p>
          </table:table-cell>
          <table:table-cell office:value-type="float" office:value="0.105" table:style-name="ce11">
            <text:p>0.105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.16284175874999998" table:style-name="ce11">
            <text:p>0.163</text:p>
          </table:table-cell>
          <table:table-cell office:value-type="float" office:value="0.183979415925" table:style-name="ce11">
            <text:p>0.184</text:p>
          </table:table-cell>
          <table:table-cell office:value-type="float" office:value="0.19745311737499999" table:style-name="ce11">
            <text:p>0.197</text:p>
          </table:table-cell>
          <table:table-cell office:value-type="float" office:value="0.23350088122499998" table:style-name="ce11">
            <text:p>0.234</text:p>
          </table:table-cell>
          <table:table-cell office:value-type="float" office:value="0.25241973880000002" table:style-name="ce11">
            <text:p>0.252</text:p>
          </table:table-cell>
          <table:table-cell office:value-type="float" office:value="0.11471382142500001" table:style-name="ce11">
            <text:p>0.115</text:p>
          </table:table-cell>
          <table:table-cell office:value-type="float" office:value="-4.8363685625E-2" table:style-name="ce11">
            <text:p>-0.048</text:p>
          </table:table-cell>
          <table:table-cell office:value-type="float" office:value="-0.3340335083" table:style-name="ce11">
            <text:p>-0.334</text:p>
          </table:table-cell>
          <table:table-cell office:value-type="float" office:value="-0.47455848692500008" table:style-name="ce11">
            <text:p>-0.475</text:p>
          </table:table-cell>
          <table:table-cell office:value-type="float" office:value="-0.38156114575000005" table:style-name="ce11">
            <text:p>-0.382</text:p>
          </table:table-cell>
          <table:table-cell office:value-type="float" office:value="-0.25613914487499995" table:style-name="ce11">
            <text:p>-0.256</text:p>
          </table:table-cell>
          <table:table-cell office:value-type="float" office:value="-0.2255259895" table:style-name="ce11">
            <text:p>-0.226</text:p>
          </table:table-cell>
          <table:table-cell office:value-type="float" office:value="-0.32860971452499999" table:style-name="ce11">
            <text:p>-0.329</text:p>
          </table:table-cell>
          <table:table-cell office:value-type="float" office:value="-0.20537435530000001" table:style-name="ce11">
            <text:p>-0.205</text:p>
          </table:table-cell>
          <table:table-cell office:value-type="float" office:value="-0.20958694454999999" table:style-name="ce11">
            <text:p>-0.210</text:p>
          </table:table-cell>
          <table:table-cell office:value-type="float" office:value="-0.22673719405000001" table:style-name="ce11">
            <text:p>-0.227</text:p>
          </table:table-cell>
          <table:table-cell office:value-type="float" office:value="-0.27486511224999999" table:style-name="ce11">
            <text:p>-0.275</text:p>
          </table:table-cell>
          <table:table-cell office:value-type="float" office:value="-0.36425006862499998" table:style-name="ce11">
            <text:p>-0.364</text:p>
          </table:table-cell>
          <table:table-cell office:value-type="float" office:value="-0.37972824097500002" table:style-name="ce11">
            <text:p>-0.380</text:p>
          </table:table-cell>
          <table:table-cell office:value-type="float" office:value="-0.39485263827500006" table:style-name="ce11">
            <text:p>-0.395</text:p>
          </table:table-cell>
          <table:table-cell office:value-type="float" office:value="-0.38980396275000007" table:style-name="ce11">
            <text:p>-0.390</text:p>
          </table:table-cell>
          <table:table-cell office:value-type="float" office:value="-0.27323581694999999" table:style-name="ce11">
            <text:p>-0.273</text:p>
          </table:table-cell>
          <table:table-cell office:value-type="float" office:value="-6.9297790549999988E-2" table:style-name="ce11">
            <text:p>-0.069</text:p>
          </table:table-cell>
          <table:table-cell office:value-type="float" office:value="0.11932296754999999" table:style-name="ce1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9.9015846249999998E-2" table:style-name="ce11">
            <text:p>0.099</text:p>
          </table:table-cell>
          <table:table-cell office:value-type="float" office:value="9.0465717324999986E-2" table:style-name="ce11">
            <text:p>0.090</text:p>
          </table:table-cell>
          <table:table-cell office:value-type="float" office:value="8.7045660024999999E-2" table:style-name="ce11">
            <text:p>0.087</text:p>
          </table:table-cell>
          <table:table-cell office:value-type="float" office:value="8.1915588400000003E-2" table:style-name="ce11">
            <text:p>0.082</text:p>
          </table:table-cell>
          <table:table-cell office:value-type="float" office:value="8.5335636150000005E-2" table:style-name="ce11">
            <text:p>0.085</text:p>
          </table:table-cell>
          <table:table-cell office:value-type="float" office:value="9.7562351224999996E-2" table:style-name="ce11">
            <text:p>0.098</text:p>
          </table:table-cell>
          <table:table-cell office:value-type="float" office:value="0.13048033714999999" table:style-name="ce11">
            <text:p>0.130</text:p>
          </table:table-cell>
          <table:table-cell office:value-type="float" office:value="0.15630174637499999" table:style-name="ce11">
            <text:p>0.156</text:p>
          </table:table-cell>
          <table:table-cell office:value-type="float" office:value="0.1614318085" table:style-name="ce11">
            <text:p>0.161</text:p>
          </table:table-cell>
          <table:table-cell office:value-type="float" office:value="0.16485183719999999" table:style-name="ce11">
            <text:p>0.165</text:p>
          </table:table-cell>
          <table:table-cell office:value-type="float" office:value="0.1580117798" table:style-name="ce11">
            <text:p>0.158</text:p>
          </table:table-cell>
          <table:table-cell office:value-type="float" office:value="0.15459171295000002" table:style-name="ce11">
            <text:p>0.155</text:p>
          </table:table-cell>
          <table:table-cell office:value-type="float" office:value="0.14253602027500001" table:style-name="ce11">
            <text:p>0.143</text:p>
          </table:table-cell>
          <table:table-cell office:value-type="float" office:value="0.1299673462" table:style-name="ce11">
            <text:p>0.130</text:p>
          </table:table-cell>
          <table:table-cell office:value-type="float" office:value="0.12646179199999999" table:style-name="ce11">
            <text:p>0.126</text:p>
          </table:table-cell>
          <table:table-cell office:value-type="float" office:value="0.131762866975" table:style-name="ce11">
            <text:p>0.132</text:p>
          </table:table-cell>
          <table:table-cell office:value-type="float" office:value="0.14424604415" table:style-name="ce11">
            <text:p>0.144</text:p>
          </table:table-cell>
          <table:table-cell office:value-type="float" office:value="0.16711762424999999" table:style-name="ce11">
            <text:p>0.167</text:p>
          </table:table-cell>
          <table:table-cell office:value-type="float" office:value="0.16724591257499999" table:style-name="ce11">
            <text:p>0.167</text:p>
          </table:table-cell>
          <table:table-cell office:value-type="float" office:value="0.16724591257499999" table:style-name="ce11">
            <text:p>0.167</text:p>
          </table:table-cell>
          <table:table-cell office:value-type="float" office:value="0.16724591257499999" table:style-name="ce11">
            <text:p>0.167</text:p>
          </table:table-cell>
          <table:table-cell office:value-type="float" office:value="0.15865301132499998" table:style-name="ce11">
            <text:p>0.159</text:p>
          </table:table-cell>
          <table:table-cell office:value-type="float" office:value="0.132788867975" table:style-name="ce11">
            <text:p>0.133</text:p>
          </table:table-cell>
          <table:table-cell office:value-type="float" office:value="0.1138930893" table:style-name="ce11">
            <text:p>0.114</text:p>
          </table:table-cell>
          <table:table-cell table:number-columns-repeated="16359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0.17782676697500002" table:style-name="ce11">
            <text:p>0.178</text:p>
          </table:table-cell>
          <table:table-cell office:value-type="float" office:value="0.16462104799999999" table:style-name="ce11">
            <text:p>0.165</text:p>
          </table:table-cell>
          <table:table-cell office:value-type="float" office:value="0.15621744159999998" table:style-name="ce11">
            <text:p>0.156</text:p>
          </table:table-cell>
          <table:table-cell office:value-type="float" office:value="0.15638893130000001" table:style-name="ce11">
            <text:p>0.156</text:p>
          </table:table-cell>
          <table:table-cell office:value-type="float" office:value="0.149700317375" table:style-name="ce11">
            <text:p>0.150</text:p>
          </table:table-cell>
          <table:table-cell office:value-type="float" office:value="0.15158687595000001" table:style-name="ce11">
            <text:p>0.152</text:p>
          </table:table-cell>
          <table:table-cell office:value-type="float" office:value="0.17988481525" table:style-name="ce11">
            <text:p>0.180</text:p>
          </table:table-cell>
          <table:table-cell office:value-type="float" office:value="0.19686355592499999" table:style-name="ce11">
            <text:p>0.197</text:p>
          </table:table-cell>
          <table:table-cell office:value-type="float" office:value="0.25997652052500003" table:style-name="ce11">
            <text:p>0.260</text:p>
          </table:table-cell>
          <table:table-cell office:value-type="float" office:value="0.288617439275" table:style-name="ce11">
            <text:p>0.289</text:p>
          </table:table-cell>
          <table:table-cell office:value-type="float" office:value="0.29564907075000002" table:style-name="ce11">
            <text:p>0.296</text:p>
          </table:table-cell>
          <table:table-cell office:value-type="float" office:value="0.30731126785000001" table:style-name="ce11">
            <text:p>0.307</text:p>
          </table:table-cell>
          <table:table-cell office:value-type="float" office:value="0.3040527153" table:style-name="ce11">
            <text:p>0.304</text:p>
          </table:table-cell>
          <table:table-cell office:value-type="float" office:value="0.30765422817499999" table:style-name="ce11">
            <text:p>0.308</text:p>
          </table:table-cell>
          <table:table-cell office:value-type="float" office:value="0.3066252518" table:style-name="ce11">
            <text:p>0.307</text:p>
          </table:table-cell>
          <table:table-cell office:value-type="float" office:value="0.28553039552499998" table:style-name="ce11">
            <text:p>0.286</text:p>
          </table:table-cell>
          <table:table-cell office:value-type="float" office:value="0.274554214475" table:style-name="ce11">
            <text:p>0.275</text:p>
          </table:table-cell>
          <table:table-cell office:value-type="float" office:value="0.30113716127500001" table:style-name="ce11">
            <text:p>0.301</text:p>
          </table:table-cell>
          <table:table-cell office:value-type="float" office:value="0.23905323029999997" table:style-name="ce11">
            <text:p>0.239</text:p>
          </table:table-cell>
          <table:table-cell office:value-type="float" office:value="0.23630916597500004" table:style-name="ce11">
            <text:p>0.236</text:p>
          </table:table-cell>
          <table:table-cell office:value-type="float" office:value="0.237509670275" table:style-name="ce11">
            <text:p>0.238</text:p>
          </table:table-cell>
          <table:table-cell office:value-type="float" office:value="0.22670505524999998" table:style-name="ce11">
            <text:p>0.227</text:p>
          </table:table-cell>
          <table:table-cell office:value-type="float" office:value="0.20166561125000002" table:style-name="ce11">
            <text:p>0.202</text:p>
          </table:table-cell>
          <table:table-cell office:value-type="float" office:value="0.18211433410000002" table:style-name="ce11">
            <text:p>0.182</text:p>
          </table:table-cell>
          <table:table-cell table:number-columns-repeated="16359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.7068074302500003" table:style-name="ce11">
            <text:p>1.707</text:p>
          </table:table-cell>
          <table:table-cell office:value-type="float" office:value="1.49540941395" table:style-name="ce11">
            <text:p>1.495</text:p>
          </table:table-cell>
          <table:table-cell office:value-type="float" office:value="1.4193133250749996" table:style-name="ce11">
            <text:p>1.419</text:p>
          </table:table-cell>
          <table:table-cell office:value-type="float" office:value="1.3857398433000001" table:style-name="ce11">
            <text:p>1.386</text:p>
          </table:table-cell>
          <table:table-cell office:value-type="float" office:value="1.3613963950750003" table:style-name="ce11">
            <text:p>1.361</text:p>
          </table:table-cell>
          <table:table-cell office:value-type="float" office:value="1.5466948017250002" table:style-name="ce11">
            <text:p>1.547</text:p>
          </table:table-cell>
          <table:table-cell office:value-type="float" office:value="2.1267390880499999" table:style-name="ce11">
            <text:p>2.127</text:p>
          </table:table-cell>
          <table:table-cell office:value-type="float" office:value="2.5655727991499999" table:style-name="ce11">
            <text:p>2.566</text:p>
          </table:table-cell>
          <table:table-cell office:value-type="float" office:value="2.7719683012999998" table:style-name="ce11">
            <text:p>2.772</text:p>
          </table:table-cell>
          <table:table-cell office:value-type="float" office:value="2.741570716" table:style-name="ce11">
            <text:p>2.742</text:p>
          </table:table-cell>
          <table:table-cell office:value-type="float" office:value="2.8915190997" table:style-name="ce11">
            <text:p>2.892</text:p>
          </table:table-cell>
          <table:table-cell office:value-type="float" office:value="2.9641482974500004" table:style-name="ce11">
            <text:p>2.964</text:p>
          </table:table-cell>
          <table:table-cell office:value-type="float" office:value="2.8366719170999999" table:style-name="ce11">
            <text:p>2.837</text:p>
          </table:table-cell>
          <table:table-cell office:value-type="float" office:value="2.7916134112250002" table:style-name="ce11">
            <text:p>2.792</text:p>
          </table:table-cell>
          <table:table-cell office:value-type="float" office:value="2.6077001836" table:style-name="ce11">
            <text:p>2.608</text:p>
          </table:table-cell>
          <table:table-cell office:value-type="float" office:value="2.5157917195750001" table:style-name="ce11">
            <text:p>2.516</text:p>
          </table:table-cell>
          <table:table-cell office:value-type="float" office:value="2.6075522644249998" table:style-name="ce11">
            <text:p>2.608</text:p>
          </table:table-cell>
          <table:table-cell office:value-type="float" office:value="3.0623658481250002" table:style-name="ce11">
            <text:p>3.062</text:p>
          </table:table-cell>
          <table:table-cell office:value-type="float" office:value="3.0503377343500002" table:style-name="ce11">
            <text:p>3.050</text:p>
          </table:table-cell>
          <table:table-cell office:value-type="float" office:value="3.0484757086249998" table:style-name="ce11">
            <text:p>3.048</text:p>
          </table:table-cell>
          <table:table-cell office:value-type="float" office:value="3.0358507423999996" table:style-name="ce11">
            <text:p>3.036</text:p>
          </table:table-cell>
          <table:table-cell office:value-type="float" office:value="2.8620403793000002" table:style-name="ce11">
            <text:p>2.862</text:p>
          </table:table-cell>
          <table:table-cell office:value-type="float" office:value="2.487856222475" table:style-name="ce11">
            <text:p>2.488</text:p>
          </table:table-cell>
          <table:table-cell office:value-type="float" office:value="2.1240943530499998" table:style-name="ce11">
            <text:p>2.124</text:p>
          </table:table-cell>
          <table:table-cell table:number-columns-repeated="16359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3.7035951599999999E-2" table:style-name="ce11">
            <text:p>0.037</text:p>
          </table:table-cell>
          <table:table-cell office:value-type="float" office:value="3.6212053299999998E-2" table:style-name="ce11">
            <text:p>0.036</text:p>
          </table:table-cell>
          <table:table-cell office:value-type="float" office:value="3.4647159599999998E-2" table:style-name="ce11">
            <text:p>0.035</text:p>
          </table:table-cell>
          <table:table-cell office:value-type="float" office:value="3.50810337E-2" table:style-name="ce11">
            <text:p>0.035</text:p>
          </table:table-cell>
          <table:table-cell office:value-type="float" office:value="3.48957825E-2" table:style-name="ce11">
            <text:p>0.035</text:p>
          </table:table-cell>
          <table:table-cell office:value-type="float" office:value="3.7104187024999999E-2" table:style-name="ce11">
            <text:p>0.037</text:p>
          </table:table-cell>
          <table:table-cell office:value-type="float" office:value="4.7078590400000009E-2" table:style-name="ce11">
            <text:p>0.047</text:p>
          </table:table-cell>
          <table:table-cell office:value-type="float" office:value="5.3445434575000006E-2" table:style-name="ce11">
            <text:p>0.053</text:p>
          </table:table-cell>
          <table:table-cell office:value-type="float" office:value="5.7360115075000009E-2" table:style-name="ce11">
            <text:p>0.057</text:p>
          </table:table-cell>
          <table:table-cell office:value-type="float" office:value="5.9768381150000008E-2" table:style-name="ce11">
            <text:p>0.060</text:p>
          </table:table-cell>
          <table:table-cell office:value-type="float" office:value="5.5717220325000004E-2" table:style-name="ce11">
            <text:p>0.056</text:p>
          </table:table-cell>
          <table:table-cell office:value-type="float" office:value="5.7545385375000001E-2" table:style-name="ce11">
            <text:p>0.058</text:p>
          </table:table-cell>
          <table:table-cell office:value-type="float" office:value="5.6784887324999998E-2" table:style-name="ce11">
            <text:p>0.057</text:p>
          </table:table-cell>
          <table:table-cell office:value-type="float" office:value="5.4639844900000005E-2" table:style-name="ce11">
            <text:p>0.055</text:p>
          </table:table-cell>
          <table:table-cell office:value-type="float" office:value="5.1856164925000003E-2" table:style-name="ce11">
            <text:p>0.052</text:p>
          </table:table-cell>
          <table:table-cell office:value-type="float" office:value="4.8594741824999996E-2" table:style-name="ce11">
            <text:p>0.049</text:p>
          </table:table-cell>
          <table:table-cell office:value-type="float" office:value="4.8848247524999999E-2" table:style-name="ce11">
            <text:p>0.049</text:p>
          </table:table-cell>
          <table:table-cell office:value-type="float" office:value="5.522483822500001E-2" table:style-name="ce11">
            <text:p>0.055</text:p>
          </table:table-cell>
          <table:table-cell office:value-type="float" office:value="5.5473470674999997E-2" table:style-name="ce11">
            <text:p>0.055</text:p>
          </table:table-cell>
          <table:table-cell office:value-type="float" office:value="5.6731243124999997E-2" table:style-name="ce11">
            <text:p>0.057</text:p>
          </table:table-cell>
          <table:table-cell office:value-type="float" office:value="5.4961595574999994E-2" table:style-name="ce11">
            <text:p>0.055</text:p>
          </table:table-cell>
          <table:table-cell office:value-type="float" office:value="5.3313808425000005E-2" table:style-name="ce11">
            <text:p>0.053</text:p>
          </table:table-cell>
          <table:table-cell office:value-type="float" office:value="4.6703195599999997E-2" table:style-name="ce11">
            <text:p>0.047</text:p>
          </table:table-cell>
          <table:table-cell office:value-type="float" office:value="4.13259983E-2" table:style-name="ce1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0.10615999999999999" table:style-name="ce11">
            <text:p>0.106</text:p>
          </table:table-cell>
          <table:table-cell office:value-type="float" office:value="0.1003" table:style-name="ce11">
            <text:p>0.100</text:p>
          </table:table-cell>
          <table:table-cell office:value-type="float" office:value="9.8559999999999995E-2" table:style-name="ce11">
            <text:p>0.099</text:p>
          </table:table-cell>
          <table:table-cell office:value-type="float" office:value="0.10183" table:style-name="ce11">
            <text:p>0.102</text:p>
          </table:table-cell>
          <table:table-cell office:value-type="float" office:value="0.10939" table:style-name="ce11">
            <text:p>0.109</text:p>
          </table:table-cell>
          <table:table-cell office:value-type="float" office:value="0.12954000000000002" table:style-name="ce11">
            <text:p>0.130</text:p>
          </table:table-cell>
          <table:table-cell office:value-type="float" office:value="0.16146000000000002" table:style-name="ce11">
            <text:p>0.161</text:p>
          </table:table-cell>
          <table:table-cell office:value-type="float" office:value="0.19586999999999999" table:style-name="ce11">
            <text:p>0.196</text:p>
          </table:table-cell>
          <table:table-cell office:value-type="float" office:value="0.20022999999999999" table:style-name="ce11">
            <text:p>0.200</text:p>
          </table:table-cell>
          <table:table-cell office:value-type="float" office:value="0.17484000000000002" table:style-name="ce11">
            <text:p>0.175</text:p>
          </table:table-cell>
          <table:table-cell office:value-type="float" office:value="0.19446000000000002" table:style-name="ce11">
            <text:p>0.194</text:p>
          </table:table-cell>
          <table:table-cell office:value-type="float" office:value="0.19670000000000001" table:style-name="ce11">
            <text:p>0.197</text:p>
          </table:table-cell>
          <table:table-cell office:value-type="float" office:value="0.17271" table:style-name="ce11">
            <text:p>0.173</text:p>
          </table:table-cell>
          <table:table-cell office:value-type="float" office:value="0.18190000000000001" table:style-name="ce11">
            <text:p>0.182</text:p>
          </table:table-cell>
          <table:table-cell office:value-type="float" office:value="0.16850000000000001" table:style-name="ce11">
            <text:p>0.169</text:p>
          </table:table-cell>
          <table:table-cell office:value-type="float" office:value="0.16889999999999999" table:style-name="ce11">
            <text:p>0.169</text:p>
          </table:table-cell>
          <table:table-cell office:value-type="float" office:value="0.1678" table:style-name="ce11">
            <text:p>0.168</text:p>
          </table:table-cell>
          <table:table-cell office:value-type="float" office:value="0.17960000000000001" table:style-name="ce11">
            <text:p>0.180</text:p>
          </table:table-cell>
          <table:table-cell office:value-type="float" office:value="0.17103000000000002" table:style-name="ce11">
            <text:p>0.171</text:p>
          </table:table-cell>
          <table:table-cell office:value-type="float" office:value="0.16367999999999999" table:style-name="ce11">
            <text:p>0.164</text:p>
          </table:table-cell>
          <table:table-cell office:value-type="float" office:value="0.16568000000000002" table:style-name="ce11">
            <text:p>0.166</text:p>
          </table:table-cell>
          <table:table-cell office:value-type="float" office:value="0.15157000000000001" table:style-name="ce11">
            <text:p>0.152</text:p>
          </table:table-cell>
          <table:table-cell office:value-type="float" office:value="0.12912999999999999" table:style-name="ce11">
            <text:p>0.129</text:p>
          </table:table-cell>
          <table:table-cell office:value-type="float" office:value="0.11095000000000001" table:style-name="ce11">
            <text:p>0.111</text:p>
          </table:table-cell>
          <table:table-cell table:number-columns-repeated="16359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0.12953000000000001" table:style-name="ce11">
            <text:p>0.130</text:p>
          </table:table-cell>
          <table:table-cell office:value-type="float" office:value="0.12198000000000001" table:style-name="ce11">
            <text:p>0.122</text:p>
          </table:table-cell>
          <table:table-cell office:value-type="float" office:value="0.12218999999999999" table:style-name="ce11">
            <text:p>0.122</text:p>
          </table:table-cell>
          <table:table-cell office:value-type="float" office:value="0.11824999999999999" table:style-name="ce11">
            <text:p>0.118</text:p>
          </table:table-cell>
          <table:table-cell office:value-type="float" office:value="0.12197" table:style-name="ce11">
            <text:p>0.122</text:p>
          </table:table-cell>
          <table:table-cell office:value-type="float" office:value="0.13919999999999999" table:style-name="ce11">
            <text:p>0.139</text:p>
          </table:table-cell>
          <table:table-cell office:value-type="float" office:value="0.19159999999999999" table:style-name="ce11">
            <text:p>0.192</text:p>
          </table:table-cell>
          <table:table-cell office:value-type="float" office:value="0.22210000000000002" table:style-name="ce11">
            <text:p>0.222</text:p>
          </table:table-cell>
          <table:table-cell office:value-type="float" office:value="0.2341" table:style-name="ce11">
            <text:p>0.234</text:p>
          </table:table-cell>
          <table:table-cell office:value-type="float" office:value="0.22949999999999998" table:style-name="ce11">
            <text:p>0.230</text:p>
          </table:table-cell>
          <table:table-cell office:value-type="float" office:value="0.22515000000000002" table:style-name="ce11">
            <text:p>0.225</text:p>
          </table:table-cell>
          <table:table-cell office:value-type="float" office:value="0.22647999999999999" table:style-name="ce11">
            <text:p>0.226</text:p>
          </table:table-cell>
          <table:table-cell office:value-type="float" office:value="0.22486999999999999" table:style-name="ce11">
            <text:p>0.225</text:p>
          </table:table-cell>
          <table:table-cell office:value-type="float" office:value="0.21708" table:style-name="ce11">
            <text:p>0.217</text:p>
          </table:table-cell>
          <table:table-cell office:value-type="float" office:value="0.19728000000000001" table:style-name="ce11">
            <text:p>0.197</text:p>
          </table:table-cell>
          <table:table-cell office:value-type="float" office:value="0.19616" table:style-name="ce11">
            <text:p>0.196</text:p>
          </table:table-cell>
          <table:table-cell office:value-type="float" office:value="0.20024999999999998" table:style-name="ce11">
            <text:p>0.200</text:p>
          </table:table-cell>
          <table:table-cell office:value-type="float" office:value="0.21629000000000001" table:style-name="ce11">
            <text:p>0.216</text:p>
          </table:table-cell>
          <table:table-cell office:value-type="float" office:value="0.21489999999999998" table:style-name="ce11">
            <text:p>0.215</text:p>
          </table:table-cell>
          <table:table-cell office:value-type="float" office:value="0.21506" table:style-name="ce11">
            <text:p>0.215</text:p>
          </table:table-cell>
          <table:table-cell office:value-type="float" office:value="0.20279" table:style-name="ce11">
            <text:p>0.203</text:p>
          </table:table-cell>
          <table:table-cell office:value-type="float" office:value="0.18297999999999998" table:style-name="ce11">
            <text:p>0.183</text:p>
          </table:table-cell>
          <table:table-cell office:value-type="float" office:value="0.16620000000000001" table:style-name="ce11">
            <text:p>0.166</text:p>
          </table:table-cell>
          <table:table-cell office:value-type="float" office:value="0.14049" table:style-name="ce11">
            <text:p>0.140</text:p>
          </table:table-cell>
          <table:table-cell table:number-columns-repeated="16359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2.8839999999999998E-2" table:style-name="ce11">
            <text:p>0.029</text:p>
          </table:table-cell>
          <table:table-cell office:value-type="float" office:value="3.4209999999999997E-2" table:style-name="ce11">
            <text:p>0.034</text:p>
          </table:table-cell>
          <table:table-cell office:value-type="float" office:value="3.3500000000000002E-2" table:style-name="ce11">
            <text:p>0.034</text:p>
          </table:table-cell>
          <table:table-cell office:value-type="float" office:value="3.5910000000000004E-2" table:style-name="ce11">
            <text:p>0.036</text:p>
          </table:table-cell>
          <table:table-cell office:value-type="float" office:value="3.7499999999999999E-2" table:style-name="ce11">
            <text:p>0.038</text:p>
          </table:table-cell>
          <table:table-cell office:value-type="float" office:value="3.8510000000000003E-2" table:style-name="ce11">
            <text:p>0.039</text:p>
          </table:table-cell>
          <table:table-cell office:value-type="float" office:value="6.1310000000000003E-2" table:style-name="ce11">
            <text:p>0.061</text:p>
          </table:table-cell>
          <table:table-cell office:value-type="float" office:value="6.6769999999999996E-2" table:style-name="ce11">
            <text:p>0.067</text:p>
          </table:table-cell>
          <table:table-cell office:value-type="float" office:value="6.6740000000000008E-2" table:style-name="ce11">
            <text:p>0.067</text:p>
          </table:table-cell>
          <table:table-cell office:value-type="float" office:value="6.4219999999999999E-2" table:style-name="ce11">
            <text:p>0.064</text:p>
          </table:table-cell>
          <table:table-cell office:value-type="float" office:value="5.3859999999999998E-2" table:style-name="ce11">
            <text:p>0.054</text:p>
          </table:table-cell>
          <table:table-cell office:value-type="float" office:value="5.1609999999999996E-2" table:style-name="ce11">
            <text:p>0.052</text:p>
          </table:table-cell>
          <table:table-cell office:value-type="float" office:value="4.9000000000000002E-2" table:style-name="ce11">
            <text:p>0.049</text:p>
          </table:table-cell>
          <table:table-cell office:value-type="float" office:value="5.0090000000000003E-2" table:style-name="ce11">
            <text:p>0.050</text:p>
          </table:table-cell>
          <table:table-cell office:value-type="float" office:value="5.4379999999999998E-2" table:style-name="ce11">
            <text:p>0.054</text:p>
          </table:table-cell>
          <table:table-cell office:value-type="float" office:value="4.8989999999999999E-2" table:style-name="ce11">
            <text:p>0.049</text:p>
          </table:table-cell>
          <table:table-cell office:value-type="float" office:value="5.4390000000000001E-2" table:style-name="ce11">
            <text:p>0.054</text:p>
          </table:table-cell>
          <table:table-cell office:value-type="float" office:value="5.0130000000000001E-2" table:style-name="ce11">
            <text:p>0.050</text:p>
          </table:table-cell>
          <table:table-cell office:value-type="float" office:value="5.2380000000000003E-2" table:style-name="ce11">
            <text:p>0.052</text:p>
          </table:table-cell>
          <table:table-cell office:value-type="float" office:value="5.0320000000000004E-2" table:style-name="ce11">
            <text:p>0.050</text:p>
          </table:table-cell>
          <table:table-cell office:value-type="float" office:value="5.0039999999999994E-2" table:style-name="ce11">
            <text:p>0.050</text:p>
          </table:table-cell>
          <table:table-cell office:value-type="float" office:value="3.9449999999999999E-2" table:style-name="ce11">
            <text:p>0.039</text:p>
          </table:table-cell>
          <table:table-cell office:value-type="float" office:value="3.3610000000000001E-2" table:style-name="ce11">
            <text:p>0.034</text:p>
          </table:table-cell>
          <table:table-cell office:value-type="float" office:value="3.4849999999999999E-2" table:style-name="ce1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2.3073791874999999E-2" table:style-name="ce11">
            <text:p>0.023</text:p>
          </table:table-cell>
          <table:table-cell office:value-type="float" office:value="2.143325925E-2" table:style-name="ce11">
            <text:p>0.021</text:p>
          </table:table-cell>
          <table:table-cell office:value-type="float" office:value="2.0279963299999995E-2" table:style-name="ce11">
            <text:p>0.020</text:p>
          </table:table-cell>
          <table:table-cell office:value-type="float" office:value="1.9943369924999999E-2" table:style-name="ce11">
            <text:p>0.020</text:p>
          </table:table-cell>
          <table:table-cell office:value-type="float" office:value="2.4158776999999999E-2" table:style-name="ce11">
            <text:p>0.024</text:p>
          </table:table-cell>
          <table:table-cell office:value-type="float" office:value="2.8000548474999998E-2" table:style-name="ce11">
            <text:p>0.028</text:p>
          </table:table-cell>
          <table:table-cell office:value-type="float" office:value="3.1702746149999995E-2" table:style-name="ce11">
            <text:p>0.032</text:p>
          </table:table-cell>
          <table:table-cell office:value-type="float" office:value="3.6995722075000001E-2" table:style-name="ce11">
            <text:p>0.037</text:p>
          </table:table-cell>
          <table:table-cell office:value-type="float" office:value="3.7109605075000003E-2" table:style-name="ce11">
            <text:p>0.037</text:p>
          </table:table-cell>
          <table:table-cell office:value-type="float" office:value="3.9575979125000001E-2" table:style-name="ce11">
            <text:p>0.040</text:p>
          </table:table-cell>
          <table:table-cell office:value-type="float" office:value="3.7876493350000005E-2" table:style-name="ce11">
            <text:p>0.038</text:p>
          </table:table-cell>
          <table:table-cell office:value-type="float" office:value="3.5959432700000002E-2" table:style-name="ce11">
            <text:p>0.036</text:p>
          </table:table-cell>
          <table:table-cell office:value-type="float" office:value="3.4830800299999999E-2" table:style-name="ce11">
            <text:p>0.035</text:p>
          </table:table-cell>
          <table:table-cell office:value-type="float" office:value="3.3932800300000003E-2" table:style-name="ce11">
            <text:p>0.034</text:p>
          </table:table-cell>
          <table:table-cell office:value-type="float" office:value="3.2922887799999995E-2" table:style-name="ce11">
            <text:p>0.033</text:p>
          </table:table-cell>
          <table:table-cell office:value-type="float" office:value="3.4843648674999998E-2" table:style-name="ce11">
            <text:p>0.035</text:p>
          </table:table-cell>
          <table:table-cell office:value-type="float" office:value="3.6203064324999999E-2" table:style-name="ce11">
            <text:p>0.036</text:p>
          </table:table-cell>
          <table:table-cell office:value-type="float" office:value="4.2727622974999997E-2" table:style-name="ce11">
            <text:p>0.043</text:p>
          </table:table-cell>
          <table:table-cell office:value-type="float" office:value="4.3314974300000003E-2" table:style-name="ce11">
            <text:p>0.043</text:p>
          </table:table-cell>
          <table:table-cell office:value-type="float" office:value="4.5326452274999998E-2" table:style-name="ce11">
            <text:p>0.045</text:p>
          </table:table-cell>
          <table:table-cell office:value-type="float" office:value="4.2734739775000002E-2" table:style-name="ce11">
            <text:p>0.043</text:p>
          </table:table-cell>
          <table:table-cell office:value-type="float" office:value="3.9510540350000005E-2" table:style-name="ce11">
            <text:p>0.040</text:p>
          </table:table-cell>
          <table:table-cell office:value-type="float" office:value="3.4066213975000002E-2" table:style-name="ce11">
            <text:p>0.034</text:p>
          </table:table-cell>
          <table:table-cell office:value-type="float" office:value="2.9878906625000003E-2" table:style-name="ce11">
            <text:p>0.030</text:p>
          </table:table-cell>
          <table:table-cell table:number-columns-repeated="16359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4.4303854699999992E-2" table:style-name="ce11">
            <text:p>0.044</text:p>
          </table:table-cell>
          <table:table-cell office:value-type="float" office:value="4.3932220925000001E-2" table:style-name="ce11">
            <text:p>0.044</text:p>
          </table:table-cell>
          <table:table-cell office:value-type="float" office:value="3.7426185625000004E-2" table:style-name="ce11">
            <text:p>0.037</text:p>
          </table:table-cell>
          <table:table-cell office:value-type="float" office:value="4.0651617624999997E-2" table:style-name="ce11">
            <text:p>0.041</text:p>
          </table:table-cell>
          <table:table-cell office:value-type="float" office:value="3.8180543800000001E-2" table:style-name="ce11">
            <text:p>0.038</text:p>
          </table:table-cell>
          <table:table-cell office:value-type="float" office:value="4.2666524024999999E-2" table:style-name="ce11">
            <text:p>0.043</text:p>
          </table:table-cell>
          <table:table-cell office:value-type="float" office:value="4.9543526175000005E-2" table:style-name="ce11">
            <text:p>0.050</text:p>
          </table:table-cell>
          <table:table-cell office:value-type="float" office:value="6.0542848125E-2" table:style-name="ce11">
            <text:p>0.061</text:p>
          </table:table-cell>
          <table:table-cell office:value-type="float" office:value="6.0438925025000007E-2" table:style-name="ce11">
            <text:p>0.060</text:p>
          </table:table-cell>
          <table:table-cell office:value-type="float" office:value="6.1359281550000006E-2" table:style-name="ce11">
            <text:p>0.061</text:p>
          </table:table-cell>
          <table:table-cell office:value-type="float" office:value="5.0798275449999999E-2" table:style-name="ce11">
            <text:p>0.051</text:p>
          </table:table-cell>
          <table:table-cell office:value-type="float" office:value="5.6733769200000006E-2" table:style-name="ce11">
            <text:p>0.057</text:p>
          </table:table-cell>
          <table:table-cell office:value-type="float" office:value="5.2290772175000007E-2" table:style-name="ce11">
            <text:p>0.052</text:p>
          </table:table-cell>
          <table:table-cell office:value-type="float" office:value="4.9300876849999974E-2" table:style-name="ce11">
            <text:p>0.049</text:p>
          </table:table-cell>
          <table:table-cell office:value-type="float" office:value="5.2790687075000002E-2" table:style-name="ce11">
            <text:p>0.053</text:p>
          </table:table-cell>
          <table:table-cell office:value-type="float" office:value="5.4372766000000003E-2" table:style-name="ce11">
            <text:p>0.054</text:p>
          </table:table-cell>
          <table:table-cell office:value-type="float" office:value="6.3278330549999998E-2" table:style-name="ce11">
            <text:p>0.063</text:p>
          </table:table-cell>
          <table:table-cell office:value-type="float" office:value="6.2627937775000003E-2" table:style-name="ce11">
            <text:p>0.063</text:p>
          </table:table-cell>
          <table:table-cell office:value-type="float" office:value="5.6740506899999994E-2" table:style-name="ce11">
            <text:p>0.057</text:p>
          </table:table-cell>
          <table:table-cell office:value-type="float" office:value="6.14588618E-2" table:style-name="ce11">
            <text:p>0.061</text:p>
          </table:table-cell>
          <table:table-cell office:value-type="float" office:value="6.4139351849999998E-2" table:style-name="ce11">
            <text:p>0.064</text:p>
          </table:table-cell>
          <table:table-cell office:value-type="float" office:value="5.3486863374999999E-2" table:style-name="ce11">
            <text:p>0.053</text:p>
          </table:table-cell>
          <table:table-cell office:value-type="float" office:value="4.5125707399999999E-2" table:style-name="ce11">
            <text:p>0.045</text:p>
          </table:table-cell>
          <table:table-cell office:value-type="float" office:value="4.8027195925000009E-2" table:style-name="ce11">
            <text:p>0.048</text:p>
          </table:table-cell>
          <table:table-cell table:number-columns-repeated="16359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5.9881537999999998E-3" table:style-name="ce11">
            <text:p>0.006</text:p>
          </table:table-cell>
          <table:table-cell office:value-type="float" office:value="5.9881537999999998E-3" table:style-name="ce11">
            <text:p>0.006</text:p>
          </table:table-cell>
          <table:table-cell office:value-type="float" office:value="5.9881537999999998E-3" table:style-name="ce11">
            <text:p>0.006</text:p>
          </table:table-cell>
          <table:table-cell office:value-type="float" office:value="5.9881537999999998E-3" table:style-name="ce11">
            <text:p>0.006</text:p>
          </table:table-cell>
          <table:table-cell office:value-type="float" office:value="6.5047281999999988E-3" table:style-name="ce11">
            <text:p>0.007</text:p>
          </table:table-cell>
          <table:table-cell office:value-type="float" office:value="5.8411938E-3" table:style-name="ce11">
            <text:p>0.006</text:p>
          </table:table-cell>
          <table:table-cell office:value-type="float" office:value="9.5660555500000008E-3" table:style-name="ce11">
            <text:p>0.010</text:p>
          </table:table-cell>
          <table:table-cell office:value-type="float" office:value="1.0072671200000001E-2" table:style-name="ce11">
            <text:p>0.010</text:p>
          </table:table-cell>
          <table:table-cell office:value-type="float" office:value="1.0072671200000001E-2" table:style-name="ce11">
            <text:p>0.010</text:p>
          </table:table-cell>
          <table:table-cell office:value-type="float" office:value="1.1886702800000003E-2" table:style-name="ce11">
            <text:p>0.012</text:p>
          </table:table-cell>
          <table:table-cell office:value-type="float" office:value="1.4884118724999999E-2" table:style-name="ce11">
            <text:p>0.015</text:p>
          </table:table-cell>
          <table:table-cell office:value-type="float" office:value="1.3506640799999999E-2" table:style-name="ce11">
            <text:p>0.014</text:p>
          </table:table-cell>
          <table:table-cell office:value-type="float" office:value="1.51081848E-2" table:style-name="ce11">
            <text:p>0.015</text:p>
          </table:table-cell>
          <table:table-cell office:value-type="float" office:value="1.5160610349999999E-2" table:style-name="ce11">
            <text:p>0.015</text:p>
          </table:table-cell>
          <table:table-cell office:value-type="float" office:value="1.4187816650000002E-2" table:style-name="ce11">
            <text:p>0.014</text:p>
          </table:table-cell>
          <table:table-cell office:value-type="float" office:value="1.3939513850000003E-2" table:style-name="ce11">
            <text:p>0.014</text:p>
          </table:table-cell>
          <table:table-cell office:value-type="float" office:value="1.4950283125000002E-2" table:style-name="ce11">
            <text:p>0.015</text:p>
          </table:table-cell>
          <table:table-cell office:value-type="float" office:value="1.5492954199999999E-2" table:style-name="ce11">
            <text:p>0.015</text:p>
          </table:table-cell>
          <table:table-cell office:value-type="float" office:value="1.5492954199999999E-2" table:style-name="ce11">
            <text:p>0.015</text:p>
          </table:table-cell>
          <table:table-cell office:value-type="float" office:value="1.5492954199999999E-2" table:style-name="ce11">
            <text:p>0.015</text:p>
          </table:table-cell>
          <table:table-cell office:value-type="float" office:value="1.5492954199999999E-2" table:style-name="ce11">
            <text:p>0.015</text:p>
          </table:table-cell>
          <table:table-cell office:value-type="float" office:value="1.0386084925E-2" table:style-name="ce11">
            <text:p>0.010</text:p>
          </table:table-cell>
          <table:table-cell office:value-type="float" office:value="8.1646579500000011E-3" table:style-name="ce11">
            <text:p>0.008</text:p>
          </table:table-cell>
          <table:table-cell office:value-type="float" office:value="6.6627192000000002E-3" table:style-name="ce11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3.8091030100000006E-2" table:style-name="ce11">
            <text:p>0.038</text:p>
          </table:table-cell>
          <table:table-cell office:value-type="float" office:value="3.8091030099999999E-2" table:style-name="ce11">
            <text:p>0.038</text:p>
          </table:table-cell>
          <table:table-cell office:value-type="float" office:value="3.8091030100000006E-2" table:style-name="ce11">
            <text:p>0.038</text:p>
          </table:table-cell>
          <table:table-cell office:value-type="float" office:value="3.7542266800000001E-2" table:style-name="ce11">
            <text:p>0.038</text:p>
          </table:table-cell>
          <table:table-cell office:value-type="float" office:value="4.1932373099999996E-2" table:style-name="ce11">
            <text:p>0.042</text:p>
          </table:table-cell>
          <table:table-cell office:value-type="float" office:value="3.9243412049999996E-2" table:style-name="ce11">
            <text:p>0.039</text:p>
          </table:table-cell>
          <table:table-cell office:value-type="float" office:value="3.9847059249999997E-2" table:style-name="ce11">
            <text:p>0.040</text:p>
          </table:table-cell>
          <table:table-cell office:value-type="float" office:value="3.315217015E-2" table:style-name="ce11">
            <text:p>0.033</text:p>
          </table:table-cell>
          <table:table-cell office:value-type="float" office:value="2.8377914424999998E-2" table:style-name="ce11">
            <text:p>0.028</text:p>
          </table:table-cell>
          <table:table-cell office:value-type="float" office:value="2.4810943600000003E-2" table:style-name="ce11">
            <text:p>0.025</text:p>
          </table:table-cell>
          <table:table-cell office:value-type="float" office:value="2.9859590499999998E-2" table:style-name="ce11">
            <text:p>0.030</text:p>
          </table:table-cell>
          <table:table-cell office:value-type="float" office:value="3.3810691800000001E-2" table:style-name="ce11">
            <text:p>0.034</text:p>
          </table:table-cell>
          <table:table-cell office:value-type="float" office:value="3.7103261924999999E-2" table:style-name="ce11">
            <text:p>0.037</text:p>
          </table:table-cell>
          <table:table-cell office:value-type="float" office:value="4.0395851099999998E-2" table:style-name="ce11">
            <text:p>0.040</text:p>
          </table:table-cell>
          <table:table-cell office:value-type="float" office:value="3.9298315025000002E-2" table:style-name="ce11">
            <text:p>0.039</text:p>
          </table:table-cell>
          <table:table-cell office:value-type="float" office:value="3.4359445549999999E-2" table:style-name="ce11">
            <text:p>0.034</text:p>
          </table:table-cell>
          <table:table-cell office:value-type="float" office:value="3.4908199300000005E-2" table:style-name="ce11">
            <text:p>0.035</text:p>
          </table:table-cell>
          <table:table-cell office:value-type="float" office:value="3.7652025200000001E-2" table:style-name="ce11">
            <text:p>0.038</text:p>
          </table:table-cell>
          <table:table-cell office:value-type="float" office:value="3.8200798000000001E-2" table:style-name="ce11">
            <text:p>0.038</text:p>
          </table:table-cell>
          <table:table-cell office:value-type="float" office:value="3.7103252400000002E-2" table:style-name="ce11">
            <text:p>0.037</text:p>
          </table:table-cell>
          <table:table-cell office:value-type="float" office:value="3.7761755000000001E-2" table:style-name="ce11">
            <text:p>0.038</text:p>
          </table:table-cell>
          <table:table-cell office:value-type="float" office:value="4.3029899599999998E-2" table:style-name="ce11">
            <text:p>0.043</text:p>
          </table:table-cell>
          <table:table-cell office:value-type="float" office:value="4.0834846500000001E-2" table:style-name="ce11">
            <text:p>0.041</text:p>
          </table:table-cell>
          <table:table-cell office:value-type="float" office:value="3.6993475000000005E-2" table:style-name="ce11">
            <text:p>0.037</text:p>
          </table:table-cell>
          <table:table-cell table:number-columns-repeated="16359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6.0041551575000005E-2" table:style-name="ce11">
            <text:p>0.060</text:p>
          </table:table-cell>
          <table:table-cell office:value-type="float" office:value="5.5541706099999998E-2" table:style-name="ce11">
            <text:p>0.056</text:p>
          </table:table-cell>
          <table:table-cell office:value-type="float" office:value="5.2249145500000004E-2" table:style-name="ce11">
            <text:p>0.052</text:p>
          </table:table-cell>
          <table:table-cell office:value-type="float" office:value="5.1864995975000001E-2" table:style-name="ce11">
            <text:p>0.052</text:p>
          </table:table-cell>
          <table:table-cell office:value-type="float" office:value="5.1919870375000003E-2" table:style-name="ce11">
            <text:p>0.052</text:p>
          </table:table-cell>
          <table:table-cell office:value-type="float" office:value="5.8175773600000008E-2" table:style-name="ce11">
            <text:p>0.058</text:p>
          </table:table-cell>
          <table:table-cell office:value-type="float" office:value="8.8632125850000007E-2" table:style-name="ce11">
            <text:p>0.089</text:p>
          </table:table-cell>
          <table:table-cell office:value-type="float" office:value="0.10849736209999999" table:style-name="ce11">
            <text:p>0.108</text:p>
          </table:table-cell>
          <table:table-cell office:value-type="float" office:value="0.11568615912500001" table:style-name="ce11">
            <text:p>0.116</text:p>
          </table:table-cell>
          <table:table-cell office:value-type="float" office:value="0.11618004797499999" table:style-name="ce11">
            <text:p>0.116</text:p>
          </table:table-cell>
          <table:table-cell office:value-type="float" office:value="0.111076536175" table:style-name="ce11">
            <text:p>0.111</text:p>
          </table:table-cell>
          <table:table-cell office:value-type="float" office:value="0.116015415225" table:style-name="ce11">
            <text:p>0.116</text:p>
          </table:table-cell>
          <table:table-cell office:value-type="float" office:value="0.11661905290000001" table:style-name="ce11">
            <text:p>0.117</text:p>
          </table:table-cell>
          <table:table-cell office:value-type="float" office:value="0.11486300470000002" table:style-name="ce11">
            <text:p>0.115</text:p>
          </table:table-cell>
          <table:table-cell office:value-type="float" office:value="0.10229634285" table:style-name="ce11">
            <text:p>0.102</text:p>
          </table:table-cell>
          <table:table-cell office:value-type="float" office:value="9.5711154949999988E-2" table:style-name="ce11">
            <text:p>0.096</text:p>
          </table:table-cell>
          <table:table-cell office:value-type="float" office:value="0.101198797225" table:style-name="ce11">
            <text:p>0.101</text:p>
          </table:table-cell>
          <table:table-cell office:value-type="float" office:value="0.11804584502500001" table:style-name="ce11">
            <text:p>0.118</text:p>
          </table:table-cell>
          <table:table-cell office:value-type="float" office:value="0.11250331877499999" table:style-name="ce11">
            <text:p>0.113</text:p>
          </table:table-cell>
          <table:table-cell office:value-type="float" office:value="0.11096680640000001" table:style-name="ce11">
            <text:p>0.111</text:p>
          </table:table-cell>
          <table:table-cell office:value-type="float" office:value="0.10822298050000001" table:style-name="ce11">
            <text:p>0.108</text:p>
          </table:table-cell>
          <table:table-cell office:value-type="float" office:value="0.10086955069999998" table:style-name="ce11">
            <text:p>0.101</text:p>
          </table:table-cell>
          <table:table-cell office:value-type="float" office:value="8.3528623575000016E-2" table:style-name="ce11">
            <text:p>0.084</text:p>
          </table:table-cell>
          <table:table-cell office:value-type="float" office:value="7.2443609224999997E-2" table:style-name="ce11">
            <text:p>0.072</text:p>
          </table:table-cell>
          <table:table-cell table:number-columns-repeated="16359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8.0933990499999997E-2" table:style-name="ce11">
            <text:p>0.081</text:p>
          </table:table-cell>
          <table:table-cell office:value-type="float" office:value="6.8981819200000002E-2" table:style-name="ce11">
            <text:p>0.069</text:p>
          </table:table-cell>
          <table:table-cell office:value-type="float" office:value="6.8981819200000002E-2" table:style-name="ce11">
            <text:p>0.069</text:p>
          </table:table-cell>
          <table:table-cell office:value-type="float" office:value="6.8981819200000002E-2" table:style-name="ce11">
            <text:p>0.069</text:p>
          </table:table-cell>
          <table:table-cell office:value-type="float" office:value="6.8981819200000002E-2" table:style-name="ce11">
            <text:p>0.069</text:p>
          </table:table-cell>
          <table:table-cell office:value-type="float" office:value="6.8981819200000002E-2" table:style-name="ce11">
            <text:p>0.069</text:p>
          </table:table-cell>
          <table:table-cell office:value-type="float" office:value="8.7034587850000011E-2" table:style-name="ce11">
            <text:p>0.087</text:p>
          </table:table-cell>
          <table:table-cell office:value-type="float" office:value="9.6185483900000007E-2" table:style-name="ce11">
            <text:p>0.096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2348327625" table:style-name="ce11">
            <text:p>0.102</text:p>
          </table:table-cell>
          <table:table-cell office:value-type="float" office:value="9.3384170500000002E-2" table:style-name="ce11">
            <text:p>0.093</text:p>
          </table:table-cell>
          <table:table-cell office:value-type="float" office:value="9.3384170500000002E-2" table:style-name="ce11">
            <text:p>0.093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533637999999999" table:style-name="ce11">
            <text:p>0.105</text:p>
          </table:table-cell>
          <table:table-cell office:value-type="float" office:value="0.1022860813" table:style-name="ce11">
            <text:p>0.102</text:p>
          </table:table-cell>
          <table:table-cell office:value-type="float" office:value="9.3135185200000012E-2" table:style-name="ce11">
            <text:p>0.093</text:p>
          </table:table-cell>
          <table:table-cell office:value-type="float" office:value="8.7159099550000008E-2" table:style-name="ce1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0.13230355264999999" table:style-name="ce11">
            <text:p>0.132</text:p>
          </table:table-cell>
          <table:table-cell office:value-type="float" office:value="0.120812873875" table:style-name="ce11">
            <text:p>0.121</text:p>
          </table:table-cell>
          <table:table-cell office:value-type="float" office:value="0.11180900570000001" table:style-name="ce11">
            <text:p>0.112</text:p>
          </table:table-cell>
          <table:table-cell office:value-type="float" office:value="0.10957946774999999" table:style-name="ce11">
            <text:p>0.110</text:p>
          </table:table-cell>
          <table:table-cell office:value-type="float" office:value="0.10957946774999999" table:style-name="ce11">
            <text:p>0.110</text:p>
          </table:table-cell>
          <table:table-cell office:value-type="float" office:value="0.120041103375" table:style-name="ce11">
            <text:p>0.120</text:p>
          </table:table-cell>
          <table:table-cell office:value-type="float" office:value="0.14868205070000001" table:style-name="ce11">
            <text:p>0.149</text:p>
          </table:table-cell>
          <table:table-cell office:value-type="float" office:value="0.17337841032500001" table:style-name="ce11">
            <text:p>0.173</text:p>
          </table:table-cell>
          <table:table-cell office:value-type="float" office:value="0.19575951575" table:style-name="ce11">
            <text:p>0.196</text:p>
          </table:table-cell>
          <table:table-cell office:value-type="float" office:value="0.20287686347499975" table:style-name="ce11">
            <text:p>0.203</text:p>
          </table:table-cell>
          <table:table-cell office:value-type="float" office:value="0.20184784889999954" table:style-name="ce11">
            <text:p>0.202</text:p>
          </table:table-cell>
          <table:table-cell office:value-type="float" office:value="0.20184784889999949" table:style-name="ce11">
            <text:p>0.202</text:p>
          </table:table-cell>
          <table:table-cell office:value-type="float" office:value="0.196016778925" table:style-name="ce11">
            <text:p>0.196</text:p>
          </table:table-cell>
          <table:table-cell office:value-type="float" office:value="0.19035719867500001" table:style-name="ce11">
            <text:p>0.190</text:p>
          </table:table-cell>
          <table:table-cell office:value-type="float" office:value="0.18212505339999999" table:style-name="ce11">
            <text:p>0.182</text:p>
          </table:table-cell>
          <table:table-cell office:value-type="float" office:value="0.17963827135000002" table:style-name="ce11">
            <text:p>0.180</text:p>
          </table:table-cell>
          <table:table-cell office:value-type="float" office:value="0.18229657170000002" table:style-name="ce11">
            <text:p>0.182</text:p>
          </table:table-cell>
          <table:table-cell office:value-type="float" office:value="0.20176210402499975" table:style-name="ce11">
            <text:p>0.202</text:p>
          </table:table-cell>
          <table:table-cell office:value-type="float" office:value="0.20484916687500004" table:style-name="ce11">
            <text:p>0.205</text:p>
          </table:table-cell>
          <table:table-cell office:value-type="float" office:value="0.20476341250000002" table:style-name="ce11">
            <text:p>0.205</text:p>
          </table:table-cell>
          <table:table-cell office:value-type="float" office:value="0.20467765809999999" table:style-name="ce11">
            <text:p>0.205</text:p>
          </table:table-cell>
          <table:table-cell office:value-type="float" office:value="0.19292970655000002" table:style-name="ce11">
            <text:p>0.193</text:p>
          </table:table-cell>
          <table:table-cell office:value-type="float" office:value="0.17826622962499999" table:style-name="ce11">
            <text:p>0.178</text:p>
          </table:table-cell>
          <table:table-cell office:value-type="float" office:value="0.15519914627499998" table:style-name="ce11">
            <text:p>0.155</text:p>
          </table:table-cell>
          <table:table-cell table:number-columns-repeated="16359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0.100694966325" table:style-name="ce11">
            <text:p>0.101</text:p>
          </table:table-cell>
          <table:table-cell office:value-type="float" office:value="9.4253249175000012E-2" table:style-name="ce11">
            <text:p>0.094</text:p>
          </table:table-cell>
          <table:table-cell office:value-type="float" office:value="9.4632654199999985E-2" table:style-name="ce11">
            <text:p>0.095</text:p>
          </table:table-cell>
          <table:table-cell office:value-type="float" office:value="9.4861862650000003E-2" table:style-name="ce11">
            <text:p>0.095</text:p>
          </table:table-cell>
          <table:table-cell office:value-type="float" office:value="9.6680572024999994E-2" table:style-name="ce11">
            <text:p>0.097</text:p>
          </table:table-cell>
          <table:table-cell office:value-type="float" office:value="0.10309258225000001" table:style-name="ce11">
            <text:p>0.103</text:p>
          </table:table-cell>
          <table:table-cell office:value-type="float" office:value="0.13338226557499999" table:style-name="ce11">
            <text:p>0.133</text:p>
          </table:table-cell>
          <table:table-cell office:value-type="float" office:value="0.15080283165" table:style-name="ce11">
            <text:p>0.151</text:p>
          </table:table-cell>
          <table:table-cell office:value-type="float" office:value="0.15640831232500002" table:style-name="ce11">
            <text:p>0.156</text:p>
          </table:table-cell>
          <table:table-cell office:value-type="float" office:value="0.1511324835" table:style-name="ce11">
            <text:p>0.151</text:p>
          </table:table-cell>
          <table:table-cell office:value-type="float" office:value="0.15133141755000001" table:style-name="ce11">
            <text:p>0.151</text:p>
          </table:table-cell>
          <table:table-cell office:value-type="float" office:value="0.15894446372499998" table:style-name="ce11">
            <text:p>0.159</text:p>
          </table:table-cell>
          <table:table-cell office:value-type="float" office:value="0.15672690867499997" table:style-name="ce11">
            <text:p>0.157</text:p>
          </table:table-cell>
          <table:table-cell office:value-type="float" office:value="0.15661141635" table:style-name="ce11">
            <text:p>0.157</text:p>
          </table:table-cell>
          <table:table-cell office:value-type="float" office:value="0.15009385587500002" table:style-name="ce11">
            <text:p>0.150</text:p>
          </table:table-cell>
          <table:table-cell office:value-type="float" office:value="0.147407898925" table:style-name="ce11">
            <text:p>0.147</text:p>
          </table:table-cell>
          <table:table-cell office:value-type="float" office:value="0.14733957050000002" table:style-name="ce11">
            <text:p>0.147</text:p>
          </table:table-cell>
          <table:table-cell office:value-type="float" office:value="0.15091635465" table:style-name="ce11">
            <text:p>0.151</text:p>
          </table:table-cell>
          <table:table-cell office:value-type="float" office:value="0.14817699195" table:style-name="ce11">
            <text:p>0.148</text:p>
          </table:table-cell>
          <table:table-cell office:value-type="float" office:value="0.14335048677500001" table:style-name="ce11">
            <text:p>0.143</text:p>
          </table:table-cell>
          <table:table-cell office:value-type="float" office:value="0.14407860757499999" table:style-name="ce11">
            <text:p>0.144</text:p>
          </table:table-cell>
          <table:table-cell office:value-type="float" office:value="0.135422287" table:style-name="ce11">
            <text:p>0.135</text:p>
          </table:table-cell>
          <table:table-cell office:value-type="float" office:value="0.114978263375" table:style-name="ce11">
            <text:p>0.115</text:p>
          </table:table-cell>
          <table:table-cell office:value-type="float" office:value="0.10881483317500001" table:style-name="ce11">
            <text:p>0.109</text:p>
          </table:table-cell>
          <table:table-cell table:number-columns-repeated="16359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0.16306999999999999" table:style-name="ce11">
            <text:p>0.163</text:p>
          </table:table-cell>
          <table:table-cell office:value-type="float" office:value="0.15323999999999999" table:style-name="ce11">
            <text:p>0.153</text:p>
          </table:table-cell>
          <table:table-cell office:value-type="float" office:value="0.14473" table:style-name="ce11">
            <text:p>0.145</text:p>
          </table:table-cell>
          <table:table-cell office:value-type="float" office:value="0.14326" table:style-name="ce11">
            <text:p>0.143</text:p>
          </table:table-cell>
          <table:table-cell office:value-type="float" office:value="0.14627000000000001" table:style-name="ce11">
            <text:p>0.146</text:p>
          </table:table-cell>
          <table:table-cell office:value-type="float" office:value="0.17324999999999999" table:style-name="ce11">
            <text:p>0.173</text:p>
          </table:table-cell>
          <table:table-cell office:value-type="float" office:value="0.24460000000000001" table:style-name="ce11">
            <text:p>0.245</text:p>
          </table:table-cell>
          <table:table-cell office:value-type="float" office:value="0.28937999999999997" table:style-name="ce11">
            <text:p>0.289</text:p>
          </table:table-cell>
          <table:table-cell office:value-type="float" office:value="0.29725999999999997" table:style-name="ce11">
            <text:p>0.297</text:p>
          </table:table-cell>
          <table:table-cell office:value-type="float" office:value="0.30132000000000003" table:style-name="ce11">
            <text:p>0.301</text:p>
          </table:table-cell>
          <table:table-cell office:value-type="float" office:value="0.27265" table:style-name="ce11">
            <text:p>0.273</text:p>
          </table:table-cell>
          <table:table-cell office:value-type="float" office:value="0.28986999999999996" table:style-name="ce11">
            <text:p>0.290</text:p>
          </table:table-cell>
          <table:table-cell office:value-type="float" office:value="0.28119" table:style-name="ce11">
            <text:p>0.281</text:p>
          </table:table-cell>
          <table:table-cell office:value-type="float" office:value="0.26795000000000002" table:style-name="ce11">
            <text:p>0.268</text:p>
          </table:table-cell>
          <table:table-cell office:value-type="float" office:value="0.24675" table:style-name="ce11">
            <text:p>0.247</text:p>
          </table:table-cell>
          <table:table-cell office:value-type="float" office:value="0.24331" table:style-name="ce11">
            <text:p>0.243</text:p>
          </table:table-cell>
          <table:table-cell office:value-type="float" office:value="0.25561" table:style-name="ce11">
            <text:p>0.256</text:p>
          </table:table-cell>
          <table:table-cell office:value-type="float" office:value="0.27761999999999998" table:style-name="ce11">
            <text:p>0.278</text:p>
          </table:table-cell>
          <table:table-cell office:value-type="float" office:value="0.26822000000000001" table:style-name="ce11">
            <text:p>0.268</text:p>
          </table:table-cell>
          <table:table-cell office:value-type="float" office:value="0.26661999999999997" table:style-name="ce11">
            <text:p>0.267</text:p>
          </table:table-cell>
          <table:table-cell office:value-type="float" office:value="0.26249" table:style-name="ce11">
            <text:p>0.262</text:p>
          </table:table-cell>
          <table:table-cell office:value-type="float" office:value="0.24446999999999999" table:style-name="ce11">
            <text:p>0.244</text:p>
          </table:table-cell>
          <table:table-cell office:value-type="float" office:value="0.20931" table:style-name="ce11">
            <text:p>0.209</text:p>
          </table:table-cell>
          <table:table-cell office:value-type="float" office:value="0.18556999999999998" table:style-name="ce11">
            <text:p>0.186</text:p>
          </table:table-cell>
          <table:table-cell table:number-columns-repeated="16359" table:style-name="ce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office:value-type="float" office:value="-6.1353679999999998E-4" table:style-name="ce1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float" office:value="3.0000000000000001E-5" table:style-name="ce11">
            <text:p>0.000</text:p>
          </table:table-cell>
          <table:table-cell office:value-type="float" office:value="1.8600000000000002E-2" table:style-name="ce11">
            <text:p>0.019</text:p>
          </table:table-cell>
          <table:table-cell office:value-type="float" office:value="-3.5899999999999999E-3" table:style-name="ce11">
            <text:p>-0.004</text:p>
          </table:table-cell>
          <table:table-cell office:value-type="float" office:value="-4.4999999999999999E-4" table:style-name="ce11">
            <text:p>0.000</text:p>
          </table:table-cell>
          <table:table-cell office:value-type="float" office:value="1.3500000000000001E-3" table:style-name="ce11">
            <text:p>0.001</text:p>
          </table:table-cell>
          <table:table-cell office:value-type="float" office:value="-9.2000000000000003E-4" table:style-name="ce11">
            <text:p>-0.001</text:p>
          </table:table-cell>
          <table:table-cell office:value-type="float" office:value="2.9E-4" table:style-name="ce11">
            <text:p>0.000</text:p>
          </table:table-cell>
          <table:table-cell office:value-type="float" office:value="-2.1700000000000001E-3" table:style-name="ce11">
            <text:p>-0.002</text:p>
          </table:table-cell>
          <table:table-cell office:value-type="float" office:value="-3.5699999999999998E-3" table:style-name="ce11">
            <text:p>-0.004</text:p>
          </table:table-cell>
          <table:table-cell office:value-type="float" office:value="-2.3000000000000001E-4" table:style-name="ce11">
            <text:p>0.000</text:p>
          </table:table-cell>
          <table:table-cell office:value-type="float" office:value="-8.4000000000000003E-4" table:style-name="ce11">
            <text:p>-0.001</text:p>
          </table:table-cell>
          <table:table-cell office:value-type="float" office:value="3.1900000000000001E-3" table:style-name="ce11">
            <text:p>0.003</text:p>
          </table:table-cell>
          <table:table-cell office:value-type="float" office:value="-3.6800000000000001E-3" table:style-name="ce11">
            <text:p>-0.004</text:p>
          </table:table-cell>
          <table:table-cell office:value-type="float" office:value="-7.2499999999999995E-3" table:style-name="ce11">
            <text:p>-0.007</text:p>
          </table:table-cell>
          <table:table-cell office:value-type="float" office:value="-1.2099999999999999E-3" table:style-name="ce11">
            <text:p>-0.001</text:p>
          </table:table-cell>
          <table:table-cell office:value-type="float" office:value="-1.6800000000000001E-3" table:style-name="ce11">
            <text:p>-0.002</text:p>
          </table:table-cell>
          <table:table-cell office:value-type="float" office:value="3.4399999999999999E-3" table:style-name="ce11">
            <text:p>0.003</text:p>
          </table:table-cell>
          <table:table-cell office:value-type="float" office:value="3.0000000000000001E-5" table:style-name="ce11">
            <text:p>0.000</text:p>
          </table:table-cell>
          <table:table-cell office:value-type="float" office:value="-1.8799999999999999E-3" table:style-name="ce11">
            <text:p>-0.002</text:p>
          </table:table-cell>
          <table:table-cell office:value-type="float" office:value="3.6700000000000001E-3" table:style-name="ce11">
            <text:p>0.004</text:p>
          </table:table-cell>
          <table:table-cell office:value-type="float" office:value="-1.17E-3" table:style-name="ce11">
            <text:p>-0.001</text:p>
          </table:table-cell>
          <table:table-cell office:value-type="float" office:value="9.2000000000000003E-4" table:style-name="ce11">
            <text:p>0.001</text:p>
          </table:table-cell>
          <table:table-cell office:value-type="float" office:value="-7.000000000000001E-4" table:style-name="ce11">
            <text:p>-0.001</text:p>
          </table:table-cell>
          <table:table-cell office:value-type="float" office:value="-1.5100000000000001E-3" table:style-name="ce1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0.14170898440000002" table:style-name="ce11">
            <text:p>0.142</text:p>
          </table:table-cell>
          <table:table-cell office:value-type="float" office:value="0.12993680002500002" table:style-name="ce11">
            <text:p>0.130</text:p>
          </table:table-cell>
          <table:table-cell office:value-type="float" office:value="0.123614692675" table:style-name="ce11">
            <text:p>0.124</text:p>
          </table:table-cell>
          <table:table-cell office:value-type="float" office:value="0.12296067235000001" table:style-name="ce11">
            <text:p>0.123</text:p>
          </table:table-cell>
          <table:table-cell office:value-type="float" office:value="0.12742975234999998" table:style-name="ce11">
            <text:p>0.127</text:p>
          </table:table-cell>
          <table:table-cell office:value-type="float" office:value="0.13767591477499999" table:style-name="ce11">
            <text:p>0.138</text:p>
          </table:table-cell>
          <table:table-cell office:value-type="float" office:value="0.17876953125" table:style-name="ce11">
            <text:p>0.179</text:p>
          </table:table-cell>
          <table:table-cell office:value-type="float" office:value="0.20558395385" table:style-name="ce11">
            <text:p>0.206</text:p>
          </table:table-cell>
          <table:table-cell office:value-type="float" office:value="0.21528507232500002" table:style-name="ce11">
            <text:p>0.215</text:p>
          </table:table-cell>
          <table:table-cell office:value-type="float" office:value="0.21844615935" table:style-name="ce11">
            <text:p>0.218</text:p>
          </table:table-cell>
          <table:table-cell office:value-type="float" office:value="0.21408611294999999" table:style-name="ce11">
            <text:p>0.214</text:p>
          </table:table-cell>
          <table:table-cell office:value-type="float" office:value="0.21986316680000001" table:style-name="ce11">
            <text:p>0.220</text:p>
          </table:table-cell>
          <table:table-cell office:value-type="float" office:value="0.21692012785000003" table:style-name="ce11">
            <text:p>0.217</text:p>
          </table:table-cell>
          <table:table-cell office:value-type="float" office:value="0.20492992399999999" table:style-name="ce11">
            <text:p>0.205</text:p>
          </table:table-cell>
          <table:table-cell office:value-type="float" office:value="0.1981718445" table:style-name="ce11">
            <text:p>0.198</text:p>
          </table:table-cell>
          <table:table-cell office:value-type="float" office:value="0.18585464477499997" table:style-name="ce11">
            <text:p>0.186</text:p>
          </table:table-cell>
          <table:table-cell office:value-type="float" office:value="0.18825268744999998" table:style-name="ce11">
            <text:p>0.188</text:p>
          </table:table-cell>
          <table:table-cell office:value-type="float" office:value="0.22084415434999996" table:style-name="ce11">
            <text:p>0.221</text:p>
          </table:table-cell>
          <table:table-cell office:value-type="float" office:value="0.22280622482500001" table:style-name="ce11">
            <text:p>0.223</text:p>
          </table:table-cell>
          <table:table-cell office:value-type="float" office:value="0.22465927125000001" table:style-name="ce11">
            <text:p>0.225</text:p>
          </table:table-cell>
          <table:table-cell office:value-type="float" office:value="0.218010158525" table:style-name="ce11">
            <text:p>0.218</text:p>
          </table:table-cell>
          <table:table-cell office:value-type="float" office:value="0.20885400770000001" table:style-name="ce11">
            <text:p>0.209</text:p>
          </table:table-cell>
          <table:table-cell office:value-type="float" office:value="0.18705368042500001" table:style-name="ce11">
            <text:p>0.187</text:p>
          </table:table-cell>
          <table:table-cell office:value-type="float" office:value="0.160566282275" table:style-name="ce11">
            <text:p>0.161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28" table:style-name="ce10">
            <text:p>28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1.7056808499999999E-2" table:style-name="ce11">
            <text:p>0.017</text:p>
          </table:table-cell>
          <table:table-cell office:value-type="float" office:value="1.7056808499999999E-2" table:style-name="ce11">
            <text:p>0.017</text:p>
          </table:table-cell>
          <table:table-cell office:value-type="float" office:value="1.7056808499999999E-2" table:style-name="ce11">
            <text:p>0.017</text:p>
          </table:table-cell>
          <table:table-cell office:value-type="float" office:value="1.7056808499999999E-2" table:style-name="ce11">
            <text:p>0.017</text:p>
          </table:table-cell>
          <table:table-cell office:value-type="float" office:value="1.7056808499999999E-2" table:style-name="ce11">
            <text:p>0.017</text:p>
          </table:table-cell>
          <table:table-cell office:value-type="float" office:value="1.7056808499999999E-2" table:style-name="ce11">
            <text:p>0.017</text:p>
          </table:table-cell>
          <table:table-cell office:value-type="float" office:value="2.4249849324999996E-2" table:style-name="ce11">
            <text:p>0.024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3.6238250700000002E-2" table:style-name="ce11">
            <text:p>0.036</text:p>
          </table:table-cell>
          <table:table-cell office:value-type="float" office:value="2.9045209874999998E-2" table:style-name="ce11">
            <text:p>0.029</text:p>
          </table:table-cell>
          <table:table-cell office:value-type="float" office:value="2.6647529600000001E-2" table:style-name="ce11">
            <text:p>0.027</text:p>
          </table:table-cell>
          <table:table-cell table:number-columns-repeated="16359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7.5692939999999998E-3" table:style-name="ce11">
            <text:p>0.008</text:p>
          </table:table-cell>
          <table:table-cell office:value-type="float" office:value="7.5692939999999998E-3" table:style-name="ce11">
            <text:p>0.008</text:p>
          </table:table-cell>
          <table:table-cell office:value-type="float" office:value="7.5692939999999998E-3" table:style-name="ce11">
            <text:p>0.008</text:p>
          </table:table-cell>
          <table:table-cell office:value-type="float" office:value="7.5692939999999998E-3" table:style-name="ce11">
            <text:p>0.008</text:p>
          </table:table-cell>
          <table:table-cell office:value-type="float" office:value="7.5692939999999998E-3" table:style-name="ce11">
            <text:p>0.008</text:p>
          </table:table-cell>
          <table:table-cell office:value-type="float" office:value="7.5692939999999998E-3" table:style-name="ce11">
            <text:p>0.008</text:p>
          </table:table-cell>
          <table:table-cell office:value-type="float" office:value="1.4815607050000002E-2" table:style-name="ce11">
            <text:p>0.015</text:p>
          </table:table-cell>
          <table:table-cell office:value-type="float" office:value="1.7266559599999998E-2" table:style-name="ce11">
            <text:p>0.017</text:p>
          </table:table-cell>
          <table:table-cell office:value-type="float" office:value="1.9717512150000002E-2" table:style-name="ce11">
            <text:p>0.020</text:p>
          </table:table-cell>
          <table:table-cell office:value-type="float" office:value="2.2168464700000001E-2" table:style-name="ce11">
            <text:p>0.022</text:p>
          </table:table-cell>
          <table:table-cell office:value-type="float" office:value="2.2168464700000001E-2" table:style-name="ce11">
            <text:p>0.022</text:p>
          </table:table-cell>
          <table:table-cell office:value-type="float" office:value="2.2168464700000001E-2" table:style-name="ce11">
            <text:p>0.022</text:p>
          </table:table-cell>
          <table:table-cell office:value-type="float" office:value="2.2168464700000001E-2" table:style-name="ce11">
            <text:p>0.022</text:p>
          </table:table-cell>
          <table:table-cell office:value-type="float" office:value="2.2168464700000001E-2" table:style-name="ce11">
            <text:p>0.022</text:p>
          </table:table-cell>
          <table:table-cell office:value-type="float" office:value="1.8571958575000002E-2" table:style-name="ce11">
            <text:p>0.019</text:p>
          </table:table-cell>
          <table:table-cell office:value-type="float" office:value="1.73731232E-2" table:style-name="ce11">
            <text:p>0.017</text:p>
          </table:table-cell>
          <table:table-cell office:value-type="float" office:value="1.73731232E-2" table:style-name="ce11">
            <text:p>0.017</text:p>
          </table:table-cell>
          <table:table-cell office:value-type="float" office:value="2.1049551950000002E-2" table:style-name="ce11">
            <text:p>0.021</text:p>
          </table:table-cell>
          <table:table-cell office:value-type="float" office:value="2.2275028200000001E-2" table:style-name="ce11">
            <text:p>0.022</text:p>
          </table:table-cell>
          <table:table-cell office:value-type="float" office:value="2.2275028200000001E-2" table:style-name="ce11">
            <text:p>0.022</text:p>
          </table:table-cell>
          <table:table-cell office:value-type="float" office:value="2.2275028200000001E-2" table:style-name="ce11">
            <text:p>0.022</text:p>
          </table:table-cell>
          <table:table-cell office:value-type="float" office:value="2.1076192825000003E-2" table:style-name="ce11">
            <text:p>0.021</text:p>
          </table:table-cell>
          <table:table-cell office:value-type="float" office:value="1.6280846575000001E-2" table:style-name="ce11">
            <text:p>0.016</text:p>
          </table:table-cell>
          <table:table-cell office:value-type="float" office:value="1.26843262E-2" table:style-name="ce11">
            <text:p>0.013</text:p>
          </table:table-cell>
          <table:table-cell table:number-columns-repeated="16359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5.6521863924999999E-2" table:style-name="ce11">
            <text:p>0.057</text:p>
          </table:table-cell>
          <table:table-cell office:value-type="float" office:value="5.4093713724999999E-2" table:style-name="ce11">
            <text:p>0.054</text:p>
          </table:table-cell>
          <table:table-cell office:value-type="float" office:value="5.1916770899999999E-2" table:style-name="ce11">
            <text:p>0.052</text:p>
          </table:table-cell>
          <table:table-cell office:value-type="float" office:value="5.7275409699999995E-2" table:style-name="ce11">
            <text:p>0.057</text:p>
          </table:table-cell>
          <table:table-cell office:value-type="float" office:value="5.5265932099999998E-2" table:style-name="ce11">
            <text:p>0.055</text:p>
          </table:table-cell>
          <table:table-cell office:value-type="float" office:value="5.5265932099999998E-2" table:style-name="ce11">
            <text:p>0.055</text:p>
          </table:table-cell>
          <table:table-cell office:value-type="float" office:value="6.1964187600000005E-2" table:style-name="ce11">
            <text:p>0.062</text:p>
          </table:table-cell>
          <table:table-cell office:value-type="float" office:value="6.5313348724999998E-2" table:style-name="ce11">
            <text:p>0.065</text:p>
          </table:table-cell>
          <table:table-cell office:value-type="float" office:value="6.3303871100000006E-2" table:style-name="ce11">
            <text:p>0.063</text:p>
          </table:table-cell>
          <table:table-cell office:value-type="float" office:value="6.8662471750000009E-2" table:style-name="ce11">
            <text:p>0.069</text:p>
          </table:table-cell>
          <table:table-cell office:value-type="float" office:value="6.9667215325000004E-2" table:style-name="ce11">
            <text:p>0.070</text:p>
          </table:table-cell>
          <table:table-cell office:value-type="float" office:value="6.8160114250000001E-2" table:style-name="ce11">
            <text:p>0.068</text:p>
          </table:table-cell>
          <table:table-cell office:value-type="float" office:value="6.6987895949999987E-2" table:style-name="ce11">
            <text:p>0.067</text:p>
          </table:table-cell>
          <table:table-cell office:value-type="float" office:value="6.6318073249999998E-2" table:style-name="ce11">
            <text:p>0.066</text:p>
          </table:table-cell>
          <table:table-cell office:value-type="float" office:value="6.5983161900000004E-2" table:style-name="ce11">
            <text:p>0.066</text:p>
          </table:table-cell>
          <table:table-cell office:value-type="float" office:value="5.9703559875000006E-2" table:style-name="ce11">
            <text:p>0.060</text:p>
          </table:table-cell>
          <table:table-cell office:value-type="float" office:value="6.3471307724999995E-2" table:style-name="ce11">
            <text:p>0.063</text:p>
          </table:table-cell>
          <table:table-cell office:value-type="float" office:value="6.5313301099999999E-2" table:style-name="ce11">
            <text:p>0.065</text:p>
          </table:table-cell>
          <table:table-cell office:value-type="float" office:value="5.9033699075000001E-2" table:style-name="ce11">
            <text:p>0.059</text:p>
          </table:table-cell>
          <table:table-cell office:value-type="float" office:value="6.5313301099999999E-2" table:style-name="ce11">
            <text:p>0.065</text:p>
          </table:table-cell>
          <table:table-cell office:value-type="float" office:value="6.1126899750000005E-2" table:style-name="ce11">
            <text:p>0.061</text:p>
          </table:table-cell>
          <table:table-cell office:value-type="float" office:value="5.6940498399999998E-2" table:style-name="ce11">
            <text:p>0.057</text:p>
          </table:table-cell>
          <table:table-cell office:value-type="float" office:value="5.6940498399999998E-2" table:style-name="ce11">
            <text:p>0.057</text:p>
          </table:table-cell>
          <table:table-cell office:value-type="float" office:value="5.6940498399999998E-2" table:style-name="ce11">
            <text:p>0.057</text:p>
          </table:table-cell>
          <table:table-cell table:number-columns-repeated="16359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2.9562499499999999E-3" table:style-name="ce11">
            <text:p>0.003</text:p>
          </table:table-cell>
          <table:table-cell office:value-type="float" office:value="0" table:style-name="ce11">
            <text:p>0.000</text:p>
          </table:table-cell>
          <table:table-cell office:value-type="float" office:value="1.71875E-3" table:style-name="ce11">
            <text:p>0.002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1343749750000001E-3" table:style-name="ce11">
            <text:p>0.001</text:p>
          </table:table-cell>
          <table:table-cell office:value-type="float" office:value="7.0812497999999998E-3" table:style-name="ce11">
            <text:p>0.007</text:p>
          </table:table-cell>
          <table:table-cell office:value-type="float" office:value="3.6093748999999997E-3" table:style-name="ce11">
            <text:p>0.004</text:p>
          </table:table-cell>
          <table:table-cell office:value-type="float" office:value="1.51250005E-3" table:style-name="ce11">
            <text:p>0.002</text:p>
          </table:table-cell>
          <table:table-cell office:value-type="float" office:value="2.7843749500000002E-3" table:style-name="ce11">
            <text:p>0.003</text:p>
          </table:table-cell>
          <table:table-cell office:value-type="float" office:value="0" table:style-name="ce11">
            <text:p>0.000</text:p>
          </table:table-cell>
          <table:table-cell office:value-type="float" office:value="6.1875000500000001E-3" table:style-name="ce11">
            <text:p>0.006</text:p>
          </table:table-cell>
          <table:table-cell office:value-type="float" office:value="5.8437496499999996E-3" table:style-name="ce11">
            <text:p>0.006</text:p>
          </table:table-cell>
          <table:table-cell office:value-type="float" office:value="5.1562502249999998E-3" table:style-name="ce11">
            <text:p>0.005</text:p>
          </table:table-cell>
          <table:table-cell office:value-type="float" office:value="0" table:style-name="ce11">
            <text:p>0.000</text:p>
          </table:table-cell>
          <table:table-cell office:value-type="float" office:value="4.9843748E-3" table:style-name="ce11">
            <text:p>0.005</text:p>
          </table:table-cell>
          <table:table-cell office:value-type="float" office:value="2.3993750225000002E-2" table:style-name="ce11">
            <text:p>0.024</text:p>
          </table:table-cell>
          <table:table-cell office:value-type="float" office:value="4.4000000500000001E-3" table:style-name="ce11">
            <text:p>0.004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0725000049999999E-2" table:style-name="ce11">
            <text:p>0.011</text:p>
          </table:table-cell>
          <table:table-cell office:value-type="float" office:value="2.0281249249999998E-3" table:style-name="ce11">
            <text:p>0.002</text:p>
          </table:table-cell>
          <table:table-cell office:value-type="float" office:value="9.4874999750000008E-3" table:style-name="ce11">
            <text:p>0.009</text:p>
          </table:table-cell>
          <table:table-cell office:value-type="float" office:value="8.5937501250000006E-3" table:style-name="ce11">
            <text:p>0.009</text:p>
          </table:table-cell>
          <table:table-cell table:number-columns-repeated="16359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0.17690852670000001" table:style-name="ce11">
            <text:p>0.177</text:p>
          </table:table-cell>
          <table:table-cell office:value-type="float" office:value="8.8103263925000008E-2" table:style-name="ce11">
            <text:p>0.088</text:p>
          </table:table-cell>
          <table:table-cell office:value-type="float" office:value="7.7708215874999986E-2" table:style-name="ce11">
            <text:p>0.078</text:p>
          </table:table-cell>
          <table:table-cell office:value-type="float" office:value="8.4152895949999987E-2" table:style-name="ce11">
            <text:p>0.084</text:p>
          </table:table-cell>
          <table:table-cell office:value-type="float" office:value="0.10218379745" table:style-name="ce11">
            <text:p>0.102</text:p>
          </table:table-cell>
          <table:table-cell office:value-type="float" office:value="0.10819655607500002" table:style-name="ce11">
            <text:p>0.108</text:p>
          </table:table-cell>
          <table:table-cell office:value-type="float" office:value="0.16358393477500002" table:style-name="ce11">
            <text:p>0.164</text:p>
          </table:table-cell>
          <table:table-cell office:value-type="float" office:value="0.28272251529999998" table:style-name="ce11">
            <text:p>0.283</text:p>
          </table:table-cell>
          <table:table-cell office:value-type="float" office:value="0.32529610720000002" table:style-name="ce11">
            <text:p>0.325</text:p>
          </table:table-cell>
          <table:table-cell office:value-type="float" office:value="0.36959573385" table:style-name="ce11">
            <text:p>0.370</text:p>
          </table:table-cell>
          <table:table-cell office:value-type="float" office:value="0.307524672625" table:style-name="ce11">
            <text:p>0.308</text:p>
          </table:table-cell>
          <table:table-cell office:value-type="float" office:value="0.24204630665000004" table:style-name="ce11">
            <text:p>0.242</text:p>
          </table:table-cell>
          <table:table-cell office:value-type="float" office:value="0.25647322352500002" table:style-name="ce11">
            <text:p>0.256</text:p>
          </table:table-cell>
          <table:table-cell office:value-type="float" office:value="0.27431773657499997" table:style-name="ce11">
            <text:p>0.274</text:p>
          </table:table-cell>
          <table:table-cell office:value-type="float" office:value="0.27116427445000002" table:style-name="ce11">
            <text:p>0.271</text:p>
          </table:table-cell>
          <table:table-cell office:value-type="float" office:value="0.26153371787500002" table:style-name="ce11">
            <text:p>0.262</text:p>
          </table:table-cell>
          <table:table-cell office:value-type="float" office:value="0.23958598232499997" table:style-name="ce11">
            <text:p>0.240</text:p>
          </table:table-cell>
          <table:table-cell office:value-type="float" office:value="0.33652471429999997" table:style-name="ce11">
            <text:p>0.337</text:p>
          </table:table-cell>
          <table:table-cell office:value-type="float" office:value="0.31932821177499998" table:style-name="ce11">
            <text:p>0.319</text:p>
          </table:table-cell>
          <table:table-cell office:value-type="float" office:value="0.33611570882500003" table:style-name="ce11">
            <text:p>0.336</text:p>
          </table:table-cell>
          <table:table-cell office:value-type="float" office:value="0.30659551009999997" table:style-name="ce11">
            <text:p>0.307</text:p>
          </table:table-cell>
          <table:table-cell office:value-type="float" office:value="0.29426295879999997" table:style-name="ce11">
            <text:p>0.294</text:p>
          </table:table-cell>
          <table:table-cell office:value-type="float" office:value="0.22340922742500002" table:style-name="ce11">
            <text:p>0.223</text:p>
          </table:table-cell>
          <table:table-cell office:value-type="float" office:value="0.21005933257499998" table:style-name="ce11">
            <text:p>0.210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0.20317110059999999" table:style-name="ce11">
            <text:p>0.203</text:p>
          </table:table-cell>
          <table:table-cell office:value-type="float" office:value="0.18728021619999999" table:style-name="ce11">
            <text:p>0.187</text:p>
          </table:table-cell>
          <table:table-cell office:value-type="float" office:value="0.17938163759999998" table:style-name="ce11">
            <text:p>0.179</text:p>
          </table:table-cell>
          <table:table-cell office:value-type="float" office:value="0.17543239594999999" table:style-name="ce11">
            <text:p>0.175</text:p>
          </table:table-cell>
          <table:table-cell office:value-type="float" office:value="0.17938163759999998" table:style-name="ce11">
            <text:p>0.179</text:p>
          </table:table-cell>
          <table:table-cell office:value-type="float" office:value="0.1917685509" table:style-name="ce11">
            <text:p>0.192</text:p>
          </table:table-cell>
          <table:table-cell office:value-type="float" office:value="0.23760129929999999" table:style-name="ce11">
            <text:p>0.238</text:p>
          </table:table-cell>
          <table:table-cell office:value-type="float" office:value="0.273883094775" table:style-name="ce11">
            <text:p>0.274</text:p>
          </table:table-cell>
          <table:table-cell office:value-type="float" office:value="0.29558658599999998" table:style-name="ce11">
            <text:p>0.296</text:p>
          </table:table-cell>
          <table:table-cell office:value-type="float" office:value="0.30544801709999997" table:style-name="ce11">
            <text:p>0.305</text:p>
          </table:table-cell>
          <table:table-cell office:value-type="float" office:value="0.31116685864999999" table:style-name="ce11">
            <text:p>0.311</text:p>
          </table:table-cell>
          <table:table-cell office:value-type="float" office:value="0.31138366694999997" table:style-name="ce11">
            <text:p>0.311</text:p>
          </table:table-cell>
          <table:table-cell office:value-type="float" office:value="0.30742263790000002" table:style-name="ce11">
            <text:p>0.307</text:p>
          </table:table-cell>
          <table:table-cell office:value-type="float" office:value="0.29756120679999998" table:style-name="ce11">
            <text:p>0.298</text:p>
          </table:table-cell>
          <table:table-cell office:value-type="float" office:value="0.28572504045000002" table:style-name="ce11">
            <text:p>0.286</text:p>
          </table:table-cell>
          <table:table-cell office:value-type="float" office:value="0.27981285095000002" table:style-name="ce11">
            <text:p>0.280</text:p>
          </table:table-cell>
          <table:table-cell office:value-type="float" office:value="0.27784408567500002" table:style-name="ce11">
            <text:p>0.278</text:p>
          </table:table-cell>
          <table:table-cell office:value-type="float" office:value="0.307428531625" table:style-name="ce11">
            <text:p>0.307</text:p>
          </table:table-cell>
          <table:table-cell office:value-type="float" office:value="0.31534469600000004" table:style-name="ce11">
            <text:p>0.315</text:p>
          </table:table-cell>
          <table:table-cell office:value-type="float" office:value="0.30742263790000002" table:style-name="ce11">
            <text:p>0.307</text:p>
          </table:table-cell>
          <table:table-cell office:value-type="float" office:value="0.29952999114999995" table:style-name="ce11">
            <text:p>0.300</text:p>
          </table:table-cell>
          <table:table-cell office:value-type="float" office:value="0.28177577972500001" table:style-name="ce11">
            <text:p>0.282</text:p>
          </table:table-cell>
          <table:table-cell office:value-type="float" office:value="0.25414253237500001" table:style-name="ce11">
            <text:p>0.254</text:p>
          </table:table-cell>
          <table:table-cell office:value-type="float" office:value="0.22454639435000004" table:style-name="ce11">
            <text:p>0.225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0.16599275587499998" table:style-name="ce11">
            <text:p>0.166</text:p>
          </table:table-cell>
          <table:table-cell office:value-type="float" office:value="0.1561312866" table:style-name="ce11">
            <text:p>0.156</text:p>
          </table:table-cell>
          <table:table-cell office:value-type="float" office:value="0.15219367979999998" table:style-name="ce11">
            <text:p>0.152</text:p>
          </table:table-cell>
          <table:table-cell office:value-type="float" office:value="0.15219367979999998" table:style-name="ce11">
            <text:p>0.152</text:p>
          </table:table-cell>
          <table:table-cell office:value-type="float" office:value="0.15219367979999998" table:style-name="ce11">
            <text:p>0.152</text:p>
          </table:table-cell>
          <table:table-cell office:value-type="float" office:value="0.16413530347499999" table:style-name="ce11">
            <text:p>0.164</text:p>
          </table:table-cell>
          <table:table-cell office:value-type="float" office:value="0.19648542405" table:style-name="ce11">
            <text:p>0.196</text:p>
          </table:table-cell>
          <table:table-cell office:value-type="float" office:value="0.230025005325" table:style-name="ce11">
            <text:p>0.230</text:p>
          </table:table-cell>
          <table:table-cell office:value-type="float" office:value="0.24615608215000001" table:style-name="ce11">
            <text:p>0.246</text:p>
          </table:table-cell>
          <table:table-cell office:value-type="float" office:value="0.25656257630000001" table:style-name="ce11">
            <text:p>0.257</text:p>
          </table:table-cell>
          <table:table-cell office:value-type="float" office:value="0.24680650709999999" table:style-name="ce11">
            <text:p>0.247</text:p>
          </table:table-cell>
          <table:table-cell office:value-type="float" office:value="0.2491093445" table:style-name="ce11">
            <text:p>0.249</text:p>
          </table:table-cell>
          <table:table-cell office:value-type="float" office:value="0.2491093445" table:style-name="ce11">
            <text:p>0.249</text:p>
          </table:table-cell>
          <table:table-cell office:value-type="float" office:value="0.24318536757500003" table:style-name="ce11">
            <text:p>0.243</text:p>
          </table:table-cell>
          <table:table-cell office:value-type="float" office:value="0.22739410397500001" table:style-name="ce11">
            <text:p>0.227</text:p>
          </table:table-cell>
          <table:table-cell office:value-type="float" office:value="0.21161458970000002" table:style-name="ce11">
            <text:p>0.212</text:p>
          </table:table-cell>
          <table:table-cell office:value-type="float" office:value="0.2096399689" table:style-name="ce11">
            <text:p>0.210</text:p>
          </table:table-cell>
          <table:table-cell office:value-type="float" office:value="0.2254136658" table:style-name="ce11">
            <text:p>0.225</text:p>
          </table:table-cell>
          <table:table-cell office:value-type="float" office:value="0.233312149" table:style-name="ce11">
            <text:p>0.233</text:p>
          </table:table-cell>
          <table:table-cell office:value-type="float" office:value="0.233312149" table:style-name="ce11">
            <text:p>0.233</text:p>
          </table:table-cell>
          <table:table-cell office:value-type="float" office:value="0.22147605894999997" table:style-name="ce11">
            <text:p>0.221</text:p>
          </table:table-cell>
          <table:table-cell office:value-type="float" office:value="0.21917915342499994" table:style-name="ce11">
            <text:p>0.219</text:p>
          </table:table-cell>
          <table:table-cell office:value-type="float" office:value="0.202831192025" table:style-name="ce11">
            <text:p>0.203</text:p>
          </table:table-cell>
          <table:table-cell office:value-type="float" office:value="0.179158992775" table:style-name="ce11">
            <text:p>0.179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3.0028395649999998E-2" table:style-name="ce11">
            <text:p>0.030</text:p>
          </table:table-cell>
          <table:table-cell office:value-type="float" office:value="9.3040800249999996E-3" table:style-name="ce11">
            <text:p>0.009</text:p>
          </table:table-cell>
          <table:table-cell office:value-type="float" office:value="2.2774472224999998E-2" table:style-name="ce11">
            <text:p>0.023</text:p>
          </table:table-cell>
          <table:table-cell office:value-type="float" office:value="1.0617909450000001E-2" table:style-name="ce11">
            <text:p>0.011</text:p>
          </table:table-cell>
          <table:table-cell office:value-type="float" office:value="2.1543154724999999E-2" table:style-name="ce11">
            <text:p>0.022</text:p>
          </table:table-cell>
          <table:table-cell office:value-type="float" office:value="2.6361212724999999E-2" table:style-name="ce11">
            <text:p>0.026</text:p>
          </table:table-cell>
          <table:table-cell office:value-type="float" office:value="2.2698159200000002E-2" table:style-name="ce11">
            <text:p>0.023</text:p>
          </table:table-cell>
          <table:table-cell office:value-type="float" office:value="3.3153128599999998E-2" table:style-name="ce11">
            <text:p>0.033</text:p>
          </table:table-cell>
          <table:table-cell office:value-type="float" office:value="2.8252553950000002E-2" table:style-name="ce11">
            <text:p>0.028</text:p>
          </table:table-cell>
          <table:table-cell office:value-type="float" office:value="3.1841354374999999E-2" table:style-name="ce11">
            <text:p>0.032</text:p>
          </table:table-cell>
          <table:table-cell office:value-type="float" office:value="2.0419049275E-2" table:style-name="ce11">
            <text:p>0.020</text:p>
          </table:table-cell>
          <table:table-cell office:value-type="float" office:value="2.5820822700000003E-2" table:style-name="ce11">
            <text:p>0.026</text:p>
          </table:table-cell>
          <table:table-cell office:value-type="float" office:value="2.1615333574999996E-2" table:style-name="ce11">
            <text:p>0.022</text:p>
          </table:table-cell>
          <table:table-cell office:value-type="float" office:value="1.5633983625E-2" table:style-name="ce11">
            <text:p>0.016</text:p>
          </table:table-cell>
          <table:table-cell office:value-type="float" office:value="2.8448491100000001E-2" table:style-name="ce11">
            <text:p>0.028</text:p>
          </table:table-cell>
          <table:table-cell office:value-type="float" office:value="1.9109349275E-2" table:style-name="ce11">
            <text:p>0.019</text:p>
          </table:table-cell>
          <table:table-cell office:value-type="float" office:value="2.2467150700000001E-2" table:style-name="ce11">
            <text:p>0.022</text:p>
          </table:table-cell>
          <table:table-cell office:value-type="float" office:value="1.8063659675E-2" table:style-name="ce11">
            <text:p>0.018</text:p>
          </table:table-cell>
          <table:table-cell office:value-type="float" office:value="3.9058156000000004E-2" table:style-name="ce11">
            <text:p>0.039</text:p>
          </table:table-cell>
          <table:table-cell office:value-type="float" office:value="3.1187548625000002E-2" table:style-name="ce11">
            <text:p>0.031</text:p>
          </table:table-cell>
          <table:table-cell office:value-type="float" office:value="1.871953485E-2" table:style-name="ce11">
            <text:p>0.019</text:p>
          </table:table-cell>
          <table:table-cell office:value-type="float" office:value="3.5009412749999996E-2" table:style-name="ce11">
            <text:p>0.035</text:p>
          </table:table-cell>
          <table:table-cell office:value-type="float" office:value="9.5742797749999997E-3" table:style-name="ce11">
            <text:p>0.010</text:p>
          </table:table-cell>
          <table:table-cell office:value-type="float" office:value="1.8453459724999999E-2" table:style-name="ce11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2.4162554749999999E-2" table:style-name="ce11">
            <text:p>0.024</text:p>
          </table:table-cell>
          <table:table-cell office:value-type="float" office:value="4.2900753000000005E-3" table:style-name="ce11">
            <text:p>0.004</text:p>
          </table:table-cell>
          <table:table-cell office:value-type="float" office:value="1.7137579925E-2" table:style-name="ce11">
            <text:p>0.017</text:p>
          </table:table-cell>
          <table:table-cell office:value-type="float" office:value="6.8352270250000005E-3" table:style-name="ce11">
            <text:p>0.007</text:p>
          </table:table-cell>
          <table:table-cell office:value-type="float" office:value="1.7640824325000002E-2" table:style-name="ce11">
            <text:p>0.018</text:p>
          </table:table-cell>
          <table:table-cell office:value-type="float" office:value="2.1846337275000002E-2" table:style-name="ce11">
            <text:p>0.022</text:p>
          </table:table-cell>
          <table:table-cell office:value-type="float" office:value="1.74861431E-2" table:style-name="ce11">
            <text:p>0.017</text:p>
          </table:table-cell>
          <table:table-cell office:value-type="float" office:value="2.8409318900000001E-2" table:style-name="ce11">
            <text:p>0.028</text:p>
          </table:table-cell>
          <table:table-cell office:value-type="float" office:value="2.3970747025000003E-2" table:style-name="ce11">
            <text:p>0.024</text:p>
          </table:table-cell>
          <table:table-cell office:value-type="float" office:value="2.6476712200000002E-2" table:style-name="ce11">
            <text:p>0.026</text:p>
          </table:table-cell>
          <table:table-cell office:value-type="float" office:value="1.5867056825E-2" table:style-name="ce11">
            <text:p>0.016</text:p>
          </table:table-cell>
          <table:table-cell office:value-type="float" office:value="2.0534563074999998E-2" table:style-name="ce11">
            <text:p>0.021</text:p>
          </table:table-cell>
          <table:table-cell office:value-type="float" office:value="1.6987004274999998E-2" table:style-name="ce11">
            <text:p>0.017</text:p>
          </table:table-cell>
          <table:table-cell office:value-type="float" office:value="9.768152225E-3" table:style-name="ce11">
            <text:p>0.010</text:p>
          </table:table-cell>
          <table:table-cell office:value-type="float" office:value="2.35417414E-2" table:style-name="ce11">
            <text:p>0.024</text:p>
          </table:table-cell>
          <table:table-cell office:value-type="float" office:value="1.3435325649999998E-2" table:style-name="ce11">
            <text:p>0.013</text:p>
          </table:table-cell>
          <table:table-cell office:value-type="float" office:value="1.7370648400000001E-2" table:style-name="ce11">
            <text:p>0.017</text:p>
          </table:table-cell>
          <table:table-cell office:value-type="float" office:value="1.2969198225000001E-2" table:style-name="ce11">
            <text:p>0.013</text:p>
          </table:table-cell>
          <table:table-cell office:value-type="float" office:value="3.4386529924999999E-2" table:style-name="ce11">
            <text:p>0.034</text:p>
          </table:table-cell>
          <table:table-cell office:value-type="float" office:value="2.5474319475000003E-2" table:style-name="ce11">
            <text:p>0.025</text:p>
          </table:table-cell>
          <table:table-cell office:value-type="float" office:value="1.3241462725E-2" table:style-name="ce11">
            <text:p>0.013</text:p>
          </table:table-cell>
          <table:table-cell office:value-type="float" office:value="2.8832130425000001E-2" table:style-name="ce11">
            <text:p>0.029</text:p>
          </table:table-cell>
          <table:table-cell office:value-type="float" office:value="3.9806795250000001E-3" table:style-name="ce11">
            <text:p>0.004</text:p>
          </table:table-cell>
          <table:table-cell office:value-type="float" office:value="1.4551153174999998E-2" table:style-name="ce1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-0.403149108875" table:style-name="ce11">
            <text:p>-0.403</text:p>
          </table:table-cell>
          <table:table-cell office:value-type="float" office:value="-0.379331588725" table:style-name="ce11">
            <text:p>-0.379</text:p>
          </table:table-cell>
          <table:table-cell office:value-type="float" office:value="-0.37995323177499996" table:style-name="ce11">
            <text:p>-0.380</text:p>
          </table:table-cell>
          <table:table-cell office:value-type="float" office:value="-0.382129249575" table:style-name="ce11">
            <text:p>-0.382</text:p>
          </table:table-cell>
          <table:table-cell office:value-type="float" office:value="-0.39755367277499998" table:style-name="ce11">
            <text:p>-0.398</text:p>
          </table:table-cell>
          <table:table-cell office:value-type="float" office:value="-0.39835765839999998" table:style-name="ce11">
            <text:p>-0.398</text:p>
          </table:table-cell>
          <table:table-cell office:value-type="float" office:value="-0.41722297664999997" table:style-name="ce11">
            <text:p>-0.417</text:p>
          </table:table-cell>
          <table:table-cell office:value-type="float" office:value="-0.35444232937500003" table:style-name="ce11">
            <text:p>-0.354</text:p>
          </table:table-cell>
          <table:table-cell office:value-type="float" office:value="-0.29084693905000003" table:style-name="ce11">
            <text:p>-0.291</text:p>
          </table:table-cell>
          <table:table-cell office:value-type="float" office:value="-0.27883102415000005" table:style-name="ce11">
            <text:p>-0.279</text:p>
          </table:table-cell>
          <table:table-cell office:value-type="float" office:value="-0.29226192472500001" table:style-name="ce11">
            <text:p>-0.292</text:p>
          </table:table-cell>
          <table:table-cell office:value-type="float" office:value="-0.32815952300000001" table:style-name="ce11">
            <text:p>-0.328</text:p>
          </table:table-cell>
          <table:table-cell office:value-type="float" office:value="-0.32735565190000004" table:style-name="ce11">
            <text:p>-0.327</text:p>
          </table:table-cell>
          <table:table-cell office:value-type="float" office:value="-0.33155735009999998" table:style-name="ce11">
            <text:p>-0.332</text:p>
          </table:table-cell>
          <table:table-cell office:value-type="float" office:value="-0.333572502125" table:style-name="ce11">
            <text:p>-0.334</text:p>
          </table:table-cell>
          <table:table-cell office:value-type="float" office:value="-0.36427158355000006" table:style-name="ce11">
            <text:p>-0.364</text:p>
          </table:table-cell>
          <table:table-cell office:value-type="float" office:value="-0.36867694855000005" table:style-name="ce11">
            <text:p>-0.369</text:p>
          </table:table-cell>
          <table:table-cell office:value-type="float" office:value="-0.34862194057499996" table:style-name="ce11">
            <text:p>-0.349</text:p>
          </table:table-cell>
          <table:table-cell office:value-type="float" office:value="-0.37668403622499996" table:style-name="ce11">
            <text:p>-0.377</text:p>
          </table:table-cell>
          <table:table-cell office:value-type="float" office:value="-0.37648040774999997" table:style-name="ce11">
            <text:p>-0.376</text:p>
          </table:table-cell>
          <table:table-cell office:value-type="float" office:value="-0.38671695710000004" table:style-name="ce11">
            <text:p>-0.387</text:p>
          </table:table-cell>
          <table:table-cell office:value-type="float" office:value="-0.38392993927500002" table:style-name="ce11">
            <text:p>-0.384</text:p>
          </table:table-cell>
          <table:table-cell office:value-type="float" office:value="-0.38733863829999998" table:style-name="ce11">
            <text:p>-0.387</text:p>
          </table:table-cell>
          <table:table-cell office:value-type="float" office:value="-0.40661128997500001" table:style-name="ce11">
            <text:p>-0.407</text:p>
          </table:table-cell>
          <table:table-cell table:number-columns-repeated="16359"/>
        </table:table-row>
        <table:table-row table:number-rows-repeated="2" table:style-name="ro1">
          <table:table-cell table:style-name="ce9"/>
          <table:table-cell table:number-columns-repeated="16383" table:style-name="ce3"/>
        </table:table-row>
        <table:table-row table:number-rows-repeated="7" table:style-name="ro1">
          <table:table-cell table:style-name="ce12"/>
          <table:table-cell table:number-columns-repeated="16383" table:style-name="ce3"/>
        </table:table-row>
        <table:table-row table:number-rows-repeated="47" table:style-name="ro1">
          <table:table-cell table:style-name="ce12"/>
          <table:table-cell table:number-columns-repeated="16383"/>
        </table:table-row>
        <table:table-row table:number-rows-repeated="1048465" table:style-name="ro1">
          <table:table-cell table:number-columns-repeated="16384"/>
        </table:table-row>
      </table:table>
      <table:table table:name="Q_Profiles_Load_SU" table:style-name="ta2">
        <table:table-column table:style-name="co1" table:default-cell-style-name="ce3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13">
            <text:p>t1</text:p>
          </table:table-cell>
          <table:table-cell office:value-type="string" table:style-name="ce13">
            <text:p>t2</text:p>
          </table:table-cell>
          <table:table-cell office:value-type="string" table:style-name="ce13">
            <text:p>t3</text:p>
          </table:table-cell>
          <table:table-cell office:value-type="string" table:style-name="ce13">
            <text:p>t4</text:p>
          </table:table-cell>
          <table:table-cell office:value-type="string" table:style-name="ce13">
            <text:p>t5</text:p>
          </table:table-cell>
          <table:table-cell office:value-type="string" table:style-name="ce13">
            <text:p>t6</text:p>
          </table:table-cell>
          <table:table-cell office:value-type="string" table:style-name="ce13">
            <text:p>t7</text:p>
          </table:table-cell>
          <table:table-cell office:value-type="string" table:style-name="ce13">
            <text:p>t8</text:p>
          </table:table-cell>
          <table:table-cell office:value-type="string" table:style-name="ce13">
            <text:p>t9</text:p>
          </table:table-cell>
          <table:table-cell office:value-type="string" table:style-name="ce13">
            <text:p>t10</text:p>
          </table:table-cell>
          <table:table-cell office:value-type="string" table:style-name="ce13">
            <text:p>t11</text:p>
          </table:table-cell>
          <table:table-cell office:value-type="string" table:style-name="ce13">
            <text:p>t12</text:p>
          </table:table-cell>
          <table:table-cell office:value-type="string" table:style-name="ce13">
            <text:p>t13</text:p>
          </table:table-cell>
          <table:table-cell office:value-type="string" table:style-name="ce13">
            <text:p>t14</text:p>
          </table:table-cell>
          <table:table-cell office:value-type="string" table:style-name="ce13">
            <text:p>t15</text:p>
          </table:table-cell>
          <table:table-cell office:value-type="string" table:style-name="ce13">
            <text:p>t16</text:p>
          </table:table-cell>
          <table:table-cell office:value-type="string" table:style-name="ce13">
            <text:p>t17</text:p>
          </table:table-cell>
          <table:table-cell office:value-type="string" table:style-name="ce13">
            <text:p>t18</text:p>
          </table:table-cell>
          <table:table-cell office:value-type="string" table:style-name="ce13">
            <text:p>t19</text:p>
          </table:table-cell>
          <table:table-cell office:value-type="string" table:style-name="ce13">
            <text:p>t20</text:p>
          </table:table-cell>
          <table:table-cell office:value-type="string" table:style-name="ce13">
            <text:p>t21</text:p>
          </table:table-cell>
          <table:table-cell office:value-type="string" table:style-name="ce13">
            <text:p>t22</text:p>
          </table:table-cell>
          <table:table-cell office:value-type="string" table:style-name="ce13">
            <text:p>t23</text:p>
          </table:table-cell>
          <table:table-cell office:value-type="string" table:style-name="ce1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9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9"/>
          <table:table-cell table:number-columns-repeated="16383" table:style-name="ce1"/>
        </table:table-row>
        <table:table-row table:number-rows-repeated="38" table:style-name="ro1">
          <table:table-cell table:style-name="ce9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_WT" table:style-name="ta2">
        <table:table-column table:style-name="co1" table:default-cell-style-name="ce3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13">
            <text:p>t1</text:p>
          </table:table-cell>
          <table:table-cell office:value-type="string" table:style-name="ce13">
            <text:p>t2</text:p>
          </table:table-cell>
          <table:table-cell office:value-type="string" table:style-name="ce13">
            <text:p>t3</text:p>
          </table:table-cell>
          <table:table-cell office:value-type="string" table:style-name="ce13">
            <text:p>t4</text:p>
          </table:table-cell>
          <table:table-cell office:value-type="string" table:style-name="ce13">
            <text:p>t5</text:p>
          </table:table-cell>
          <table:table-cell office:value-type="string" table:style-name="ce13">
            <text:p>t6</text:p>
          </table:table-cell>
          <table:table-cell office:value-type="string" table:style-name="ce13">
            <text:p>t7</text:p>
          </table:table-cell>
          <table:table-cell office:value-type="string" table:style-name="ce13">
            <text:p>t8</text:p>
          </table:table-cell>
          <table:table-cell office:value-type="string" table:style-name="ce13">
            <text:p>t9</text:p>
          </table:table-cell>
          <table:table-cell office:value-type="string" table:style-name="ce13">
            <text:p>t10</text:p>
          </table:table-cell>
          <table:table-cell office:value-type="string" table:style-name="ce13">
            <text:p>t11</text:p>
          </table:table-cell>
          <table:table-cell office:value-type="string" table:style-name="ce13">
            <text:p>t12</text:p>
          </table:table-cell>
          <table:table-cell office:value-type="string" table:style-name="ce13">
            <text:p>t13</text:p>
          </table:table-cell>
          <table:table-cell office:value-type="string" table:style-name="ce13">
            <text:p>t14</text:p>
          </table:table-cell>
          <table:table-cell office:value-type="string" table:style-name="ce13">
            <text:p>t15</text:p>
          </table:table-cell>
          <table:table-cell office:value-type="string" table:style-name="ce13">
            <text:p>t16</text:p>
          </table:table-cell>
          <table:table-cell office:value-type="string" table:style-name="ce13">
            <text:p>t17</text:p>
          </table:table-cell>
          <table:table-cell office:value-type="string" table:style-name="ce13">
            <text:p>t18</text:p>
          </table:table-cell>
          <table:table-cell office:value-type="string" table:style-name="ce13">
            <text:p>t19</text:p>
          </table:table-cell>
          <table:table-cell office:value-type="string" table:style-name="ce13">
            <text:p>t20</text:p>
          </table:table-cell>
          <table:table-cell office:value-type="string" table:style-name="ce13">
            <text:p>t21</text:p>
          </table:table-cell>
          <table:table-cell office:value-type="string" table:style-name="ce13">
            <text:p>t22</text:p>
          </table:table-cell>
          <table:table-cell office:value-type="string" table:style-name="ce13">
            <text:p>t23</text:p>
          </table:table-cell>
          <table:table-cell office:value-type="string" table:style-name="ce1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2.8355808749999998E-3" table:style-name="ce11">
            <text:p>0.003</text:p>
          </table:table-cell>
          <table:table-cell office:value-type="float" office:value="2.7105532999999998E-3" table:style-name="ce11">
            <text:p>0.003</text:p>
          </table:table-cell>
          <table:table-cell office:value-type="float" office:value="6.6296243750000004E-3" table:style-name="ce11">
            <text:p>0.007</text:p>
          </table:table-cell>
          <table:table-cell office:value-type="float" office:value="2.7660859E-3" table:style-name="ce11">
            <text:p>0.003</text:p>
          </table:table-cell>
          <table:table-cell office:value-type="float" office:value="2.5570866500000001E-3" table:style-name="ce11">
            <text:p>0.003</text:p>
          </table:table-cell>
          <table:table-cell office:value-type="float" office:value="2.8004108500000002E-3" table:style-name="ce11">
            <text:p>0.003</text:p>
          </table:table-cell>
          <table:table-cell office:value-type="float" office:value="3.1388165749999999E-3" table:style-name="ce11">
            <text:p>0.003</text:p>
          </table:table-cell>
          <table:table-cell office:value-type="float" office:value="3.1468920000000001E-3" table:style-name="ce11">
            <text:p>0.003</text:p>
          </table:table-cell>
          <table:table-cell office:value-type="float" office:value="2.1537233500000001E-3" table:style-name="ce11">
            <text:p>0.002</text:p>
          </table:table-cell>
          <table:table-cell office:value-type="float" office:value="9.0691843500000004E-3" table:style-name="ce11">
            <text:p>0.009</text:p>
          </table:table-cell>
          <table:table-cell office:value-type="float" office:value="5.8041375000000004E-4" table:style-name="ce11">
            <text:p>0.001</text:p>
          </table:table-cell>
          <table:table-cell office:value-type="float" office:value="5.1545479749999998E-3" table:style-name="ce11">
            <text:p>0.005</text:p>
          </table:table-cell>
          <table:table-cell office:value-type="float" office:value="1.9114900000000001E-3" table:style-name="ce11">
            <text:p>0.002</text:p>
          </table:table-cell>
          <table:table-cell office:value-type="float" office:value="2.2070540750000001E-3" table:style-name="ce11">
            <text:p>0.002</text:p>
          </table:table-cell>
          <table:table-cell office:value-type="float" office:value="3.1564720749999997E-3" table:style-name="ce11">
            <text:p>0.003</text:p>
          </table:table-cell>
          <table:table-cell office:value-type="float" office:value="3.8323442749999999E-3" table:style-name="ce11">
            <text:p>0.004</text:p>
          </table:table-cell>
          <table:table-cell office:value-type="float" office:value="1.418062625E-3" table:style-name="ce11">
            <text:p>0.001</text:p>
          </table:table-cell>
          <table:table-cell office:value-type="float" office:value="5.8192554250000002E-3" table:style-name="ce11">
            <text:p>0.006</text:p>
          </table:table-cell>
          <table:table-cell office:value-type="float" office:value="4.8294698750000007E-3" table:style-name="ce11">
            <text:p>0.005</text:p>
          </table:table-cell>
          <table:table-cell office:value-type="float" office:value="2.0328699E-3" table:style-name="ce11">
            <text:p>0.002</text:p>
          </table:table-cell>
          <table:table-cell office:value-type="float" office:value="8.3735746999999989E-3" table:style-name="ce11">
            <text:p>0.008</text:p>
          </table:table-cell>
          <table:table-cell office:value-type="float" office:value="4.2456668250000001E-3" table:style-name="ce11">
            <text:p>0.004</text:p>
          </table:table-cell>
          <table:table-cell office:value-type="float" office:value="4.2623388000000003E-3" table:style-name="ce11">
            <text:p>0.004</text:p>
          </table:table-cell>
          <table:table-cell office:value-type="float" office:value="1.8397130249999999E-3" table:style-name="ce1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2.3735748749999998E-3" table:style-name="ce11">
            <text:p>0.002</text:p>
          </table:table-cell>
          <table:table-cell office:value-type="float" office:value="3.2432262250000001E-3" table:style-name="ce11">
            <text:p>0.003</text:p>
          </table:table-cell>
          <table:table-cell office:value-type="float" office:value="6.6290270000000009E-3" table:style-name="ce11">
            <text:p>0.007</text:p>
          </table:table-cell>
          <table:table-cell office:value-type="float" office:value="3.0109296749999998E-3" table:style-name="ce11">
            <text:p>0.003</text:p>
          </table:table-cell>
          <table:table-cell office:value-type="float" office:value="2.5498488000000002E-3" table:style-name="ce11">
            <text:p>0.003</text:p>
          </table:table-cell>
          <table:table-cell office:value-type="float" office:value="3.1837543499999999E-3" table:style-name="ce11">
            <text:p>0.003</text:p>
          </table:table-cell>
          <table:table-cell office:value-type="float" office:value="3.2744664499999997E-3" table:style-name="ce11">
            <text:p>0.003</text:p>
          </table:table-cell>
          <table:table-cell office:value-type="float" office:value="3.0963471749999999E-3" table:style-name="ce11">
            <text:p>0.003</text:p>
          </table:table-cell>
          <table:table-cell office:value-type="float" office:value="2.1071476999999996E-3" table:style-name="ce11">
            <text:p>0.002</text:p>
          </table:table-cell>
          <table:table-cell office:value-type="float" office:value="8.3927139500000001E-3" table:style-name="ce11">
            <text:p>0.008</text:p>
          </table:table-cell>
          <table:table-cell office:value-type="float" office:value="1.0131118E-3" table:style-name="ce11">
            <text:p>0.001</text:p>
          </table:table-cell>
          <table:table-cell office:value-type="float" office:value="4.3604690749999998E-3" table:style-name="ce11">
            <text:p>0.004</text:p>
          </table:table-cell>
          <table:table-cell office:value-type="float" office:value="1.6115744500000001E-3" table:style-name="ce11">
            <text:p>0.002</text:p>
          </table:table-cell>
          <table:table-cell office:value-type="float" office:value="2.2241314500000002E-3" table:style-name="ce11">
            <text:p>0.002</text:p>
          </table:table-cell>
          <table:table-cell office:value-type="float" office:value="3.3873401249999995E-3" table:style-name="ce11">
            <text:p>0.003</text:p>
          </table:table-cell>
          <table:table-cell office:value-type="float" office:value="4.3989026250000011E-3" table:style-name="ce11">
            <text:p>0.004</text:p>
          </table:table-cell>
          <table:table-cell office:value-type="float" office:value="1.379576525E-3" table:style-name="ce11">
            <text:p>0.001</text:p>
          </table:table-cell>
          <table:table-cell office:value-type="float" office:value="6.0397206249999998E-3" table:style-name="ce11">
            <text:p>0.006</text:p>
          </table:table-cell>
          <table:table-cell office:value-type="float" office:value="5.2128385250000001E-3" table:style-name="ce11">
            <text:p>0.005</text:p>
          </table:table-cell>
          <table:table-cell office:value-type="float" office:value="1.9455556000000001E-3" table:style-name="ce11">
            <text:p>0.002</text:p>
          </table:table-cell>
          <table:table-cell office:value-type="float" office:value="8.6597104249999998E-3" table:style-name="ce11">
            <text:p>0.009</text:p>
          </table:table-cell>
          <table:table-cell office:value-type="float" office:value="4.5338662999999998E-3" table:style-name="ce11">
            <text:p>0.005</text:p>
          </table:table-cell>
          <table:table-cell office:value-type="float" office:value="4.3758675250000004E-3" table:style-name="ce11">
            <text:p>0.004</text:p>
          </table:table-cell>
          <table:table-cell office:value-type="float" office:value="1.8423585500000001E-3" table:style-name="ce1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3.4388250000000001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-2.8798000000000004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1.1810499999999999E-6" table:style-name="ce11">
            <text:p>0.000</text:p>
          </table:table-cell>
          <table:table-cell office:value-type="float" office:value="3.5431500000000001E-6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3.7247000000000001E-6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-3.4723240124999999E-2" table:style-name="ce11">
            <text:p>-0.035</text:p>
          </table:table-cell>
          <table:table-cell office:value-type="float" office:value="-3.7739393699999998E-2" table:style-name="ce11">
            <text:p>-0.038</text:p>
          </table:table-cell>
          <table:table-cell office:value-type="float" office:value="-4.0653977399999999E-2" table:style-name="ce11">
            <text:p>-0.041</text:p>
          </table:table-cell>
          <table:table-cell office:value-type="float" office:value="-4.0354613074999997E-2" table:style-name="ce11">
            <text:p>-0.040</text:p>
          </table:table-cell>
          <table:table-cell office:value-type="float" office:value="-4.1768850099999998E-2" table:style-name="ce11">
            <text:p>-0.042</text:p>
          </table:table-cell>
          <table:table-cell office:value-type="float" office:value="-3.7182139149999995E-2" table:style-name="ce11">
            <text:p>-0.037</text:p>
          </table:table-cell>
          <table:table-cell office:value-type="float" office:value="-2.768900275E-2" table:style-name="ce11">
            <text:p>-0.028</text:p>
          </table:table-cell>
          <table:table-cell office:value-type="float" office:value="-1.1397344475E-2" table:style-name="ce11">
            <text:p>-0.011</text:p>
          </table:table-cell>
          <table:table-cell office:value-type="float" office:value="-3.3564523999999999E-3" table:style-name="ce11">
            <text:p>-0.003</text:p>
          </table:table-cell>
          <table:table-cell office:value-type="float" office:value="-5.2218132500000004E-4" table:style-name="ce11">
            <text:p>-0.001</text:p>
          </table:table-cell>
          <table:table-cell office:value-type="float" office:value="-4.71369945E-3" table:style-name="ce11">
            <text:p>-0.005</text:p>
          </table:table-cell>
          <table:table-cell office:value-type="float" office:value="-3.4654203E-3" table:style-name="ce11">
            <text:p>-0.003</text:p>
          </table:table-cell>
          <table:table-cell office:value-type="float" office:value="-4.7966133500000003E-3" table:style-name="ce11">
            <text:p>-0.005</text:p>
          </table:table-cell>
          <table:table-cell office:value-type="float" office:value="-4.8386732249999995E-3" table:style-name="ce11">
            <text:p>-0.005</text:p>
          </table:table-cell>
          <table:table-cell office:value-type="float" office:value="-1.2232302574999999E-2" table:style-name="ce11">
            <text:p>-0.012</text:p>
          </table:table-cell>
          <table:table-cell office:value-type="float" office:value="-1.7617622624999999E-2" table:style-name="ce11">
            <text:p>-0.018</text:p>
          </table:table-cell>
          <table:table-cell office:value-type="float" office:value="-1.5670150524999999E-2" table:style-name="ce11">
            <text:p>-0.016</text:p>
          </table:table-cell>
          <table:table-cell office:value-type="float" office:value="-5.3478398000000003E-3" table:style-name="ce11">
            <text:p>-0.005</text:p>
          </table:table-cell>
          <table:table-cell office:value-type="float" office:value="-7.7791892749999999E-3" table:style-name="ce11">
            <text:p>-0.008</text:p>
          </table:table-cell>
          <table:table-cell office:value-type="float" office:value="-9.7788127000000002E-3" table:style-name="ce11">
            <text:p>-0.010</text:p>
          </table:table-cell>
          <table:table-cell office:value-type="float" office:value="-1.5360781825000001E-2" table:style-name="ce11">
            <text:p>-0.015</text:p>
          </table:table-cell>
          <table:table-cell office:value-type="float" office:value="-1.9939292375000001E-2" table:style-name="ce11">
            <text:p>-0.020</text:p>
          </table:table-cell>
          <table:table-cell office:value-type="float" office:value="-2.6751272675000003E-2" table:style-name="ce11">
            <text:p>-0.027</text:p>
          </table:table-cell>
          <table:table-cell office:value-type="float" office:value="-3.011455775E-2" table:style-name="ce11">
            <text:p>-0.030</text:p>
          </table:table-cell>
          <table:table-cell table:number-columns-repeated="1635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3.6270418150000004E-2" table:style-name="ce11">
            <text:p>0.036</text:p>
          </table:table-cell>
          <table:table-cell office:value-type="float" office:value="4.4928703299999997E-2" table:style-name="ce11">
            <text:p>0.045</text:p>
          </table:table-cell>
          <table:table-cell office:value-type="float" office:value="4.4928703299999997E-2" table:style-name="ce11">
            <text:p>0.045</text:p>
          </table:table-cell>
          <table:table-cell office:value-type="float" office:value="4.4928703299999997E-2" table:style-name="ce11">
            <text:p>0.045</text:p>
          </table:table-cell>
          <table:table-cell office:value-type="float" office:value="4.4928703299999997E-2" table:style-name="ce11">
            <text:p>0.045</text:p>
          </table:table-cell>
          <table:table-cell office:value-type="float" office:value="3.6403627374999997E-2" table:style-name="ce11">
            <text:p>0.036</text:p>
          </table:table-cell>
          <table:table-cell office:value-type="float" office:value="1.6511783625000002E-2" table:style-name="ce11">
            <text:p>0.017</text:p>
          </table:table-cell>
          <table:table-cell office:value-type="float" office:value="2.1257209999999997E-3" table:style-name="ce11">
            <text:p>0.002</text:p>
          </table:table-cell>
          <table:table-cell office:value-type="float" office:value="-1.2437934900000001E-2" table:style-name="ce11">
            <text:p>-0.012</text:p>
          </table:table-cell>
          <table:table-cell office:value-type="float" office:value="-1.2437934900000001E-2" table:style-name="ce11">
            <text:p>-0.012</text:p>
          </table:table-cell>
          <table:table-cell office:value-type="float" office:value="-1.071167E-3" table:style-name="ce11">
            <text:p>-0.001</text:p>
          </table:table-cell>
          <table:table-cell office:value-type="float" office:value="-1.2970771800000001E-2" table:style-name="ce11">
            <text:p>-0.013</text:p>
          </table:table-cell>
          <table:table-cell office:value-type="float" office:value="-1.2970771800000001E-2" table:style-name="ce11">
            <text:p>-0.013</text:p>
          </table:table-cell>
          <table:table-cell office:value-type="float" office:value="-1.0040273674999999E-2" table:style-name="ce11">
            <text:p>-0.010</text:p>
          </table:table-cell>
          <table:table-cell office:value-type="float" office:value="-1.2487792999999999E-3" table:style-name="ce11">
            <text:p>-0.001</text:p>
          </table:table-cell>
          <table:table-cell office:value-type="float" office:value="7.5426864999999996E-3" table:style-name="ce11">
            <text:p>0.008</text:p>
          </table:table-cell>
          <table:table-cell office:value-type="float" office:value="1.0473175100000001E-2" table:style-name="ce11">
            <text:p>0.010</text:p>
          </table:table-cell>
          <table:table-cell office:value-type="float" office:value="1.0473175100000001E-2" table:style-name="ce11">
            <text:p>0.010</text:p>
          </table:table-cell>
          <table:table-cell office:value-type="float" office:value="1.0473175100000001E-2" table:style-name="ce11">
            <text:p>0.010</text:p>
          </table:table-cell>
          <table:table-cell office:value-type="float" office:value="1.0473175100000001E-2" table:style-name="ce11">
            <text:p>0.010</text:p>
          </table:table-cell>
          <table:table-cell office:value-type="float" office:value="1.0473175100000001E-2" table:style-name="ce11">
            <text:p>0.010</text:p>
          </table:table-cell>
          <table:table-cell office:value-type="float" office:value="2.1839942899999999E-2" table:style-name="ce11">
            <text:p>0.022</text:p>
          </table:table-cell>
          <table:table-cell office:value-type="float" office:value="3.3384323100000002E-2" table:style-name="ce11">
            <text:p>0.033</text:p>
          </table:table-cell>
          <table:table-cell office:value-type="float" office:value="3.3384323100000002E-2" table:style-name="ce11">
            <text:p>0.033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4.7722747324999995E-2" table:style-name="ce11">
            <text:p>0.048</text:p>
          </table:table-cell>
          <table:table-cell office:value-type="float" office:value="4.0236005775E-2" table:style-name="ce11">
            <text:p>0.040</text:p>
          </table:table-cell>
          <table:table-cell office:value-type="float" office:value="3.7642834200000003E-2" table:style-name="ce11">
            <text:p>0.038</text:p>
          </table:table-cell>
          <table:table-cell office:value-type="float" office:value="3.8521166475000007E-2" table:style-name="ce11">
            <text:p>0.039</text:p>
          </table:table-cell>
          <table:table-cell office:value-type="float" office:value="4.29128301E-2" table:style-name="ce11">
            <text:p>0.043</text:p>
          </table:table-cell>
          <table:table-cell office:value-type="float" office:value="4.4711320999999998E-2" table:style-name="ce11">
            <text:p>0.045</text:p>
          </table:table-cell>
          <table:table-cell office:value-type="float" office:value="5.7468060249999994E-2" table:style-name="ce11">
            <text:p>0.057</text:p>
          </table:table-cell>
          <table:table-cell office:value-type="float" office:value="6.6084086899999991E-2" table:style-name="ce11">
            <text:p>0.066</text:p>
          </table:table-cell>
          <table:table-cell office:value-type="float" office:value="7.1605036250000004E-2" table:style-name="ce11">
            <text:p>0.072</text:p>
          </table:table-cell>
          <table:table-cell office:value-type="float" office:value="7.7460585824999997E-2" table:style-name="ce11">
            <text:p>0.077</text:p>
          </table:table-cell>
          <table:table-cell office:value-type="float" office:value="8.1308519849999997E-2" table:style-name="ce11">
            <text:p>0.081</text:p>
          </table:table-cell>
          <table:table-cell office:value-type="float" office:value="8.0346537824999995E-2" table:style-name="ce11">
            <text:p>0.080</text:p>
          </table:table-cell>
          <table:table-cell office:value-type="float" office:value="7.9384555799999992E-2" table:style-name="ce11">
            <text:p>0.079</text:p>
          </table:table-cell>
          <table:table-cell office:value-type="float" office:value="7.7502410374999997E-2" table:style-name="ce11">
            <text:p>0.078</text:p>
          </table:table-cell>
          <table:table-cell office:value-type="float" office:value="7.4114557524999999E-2" table:style-name="ce11">
            <text:p>0.074</text:p>
          </table:table-cell>
          <table:table-cell office:value-type="float" office:value="7.2567019449999992E-2" table:style-name="ce11">
            <text:p>0.073</text:p>
          </table:table-cell>
          <table:table-cell office:value-type="float" office:value="7.5411143299999997E-2" table:style-name="ce11">
            <text:p>0.075</text:p>
          </table:table-cell>
          <table:table-cell office:value-type="float" office:value="9.444168805E-2" table:style-name="ce11">
            <text:p>0.094</text:p>
          </table:table-cell>
          <table:table-cell office:value-type="float" office:value="9.3521528250000013E-2" table:style-name="ce11">
            <text:p>0.094</text:p>
          </table:table-cell>
          <table:table-cell office:value-type="float" office:value="9.4985418324999987E-2" table:style-name="ce11">
            <text:p>0.095</text:p>
          </table:table-cell>
          <table:table-cell office:value-type="float" office:value="8.7289547925000002E-2" table:style-name="ce11">
            <text:p>0.087</text:p>
          </table:table-cell>
          <table:table-cell office:value-type="float" office:value="7.7544237399999993E-2" table:style-name="ce11">
            <text:p>0.078</text:p>
          </table:table-cell>
          <table:table-cell office:value-type="float" office:value="6.7213370799999991E-2" table:style-name="ce11">
            <text:p>0.067</text:p>
          </table:table-cell>
          <table:table-cell office:value-type="float" office:value="5.4623934025000001E-2" table:style-name="ce11">
            <text:p>0.055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2.9988791350000002E-2" table:style-name="ce11">
            <text:p>0.030</text:p>
          </table:table-cell>
          <table:table-cell office:value-type="float" office:value="2.54298258E-2" table:style-name="ce11">
            <text:p>0.025</text:p>
          </table:table-cell>
          <table:table-cell office:value-type="float" office:value="2.2585700774999998E-2" table:style-name="ce11">
            <text:p>0.023</text:p>
          </table:table-cell>
          <table:table-cell office:value-type="float" office:value="2.0954510575000002E-2" table:style-name="ce11">
            <text:p>0.021</text:p>
          </table:table-cell>
          <table:table-cell office:value-type="float" office:value="2.375681105E-2" table:style-name="ce11">
            <text:p>0.024</text:p>
          </table:table-cell>
          <table:table-cell office:value-type="float" office:value="3.1578154575000003E-2" table:style-name="ce11">
            <text:p>0.032</text:p>
          </table:table-cell>
          <table:table-cell office:value-type="float" office:value="4.2410926224999999E-2" table:style-name="ce11">
            <text:p>0.042</text:p>
          </table:table-cell>
          <table:table-cell office:value-type="float" office:value="4.7764574275000006E-2" table:style-name="ce11">
            <text:p>0.048</text:p>
          </table:table-cell>
          <table:table-cell office:value-type="float" office:value="5.5084013924999994E-2" table:style-name="ce11">
            <text:p>0.055</text:p>
          </table:table-cell>
          <table:table-cell office:value-type="float" office:value="5.8220915800000002E-2" table:style-name="ce11">
            <text:p>0.058</text:p>
          </table:table-cell>
          <table:table-cell office:value-type="float" office:value="5.6966154575000004E-2" table:style-name="ce11">
            <text:p>0.057</text:p>
          </table:table-cell>
          <table:table-cell office:value-type="float" office:value="5.59623468E-2" table:style-name="ce11">
            <text:p>0.056</text:p>
          </table:table-cell>
          <table:table-cell office:value-type="float" office:value="5.8053613899999995E-2" table:style-name="ce11">
            <text:p>0.058</text:p>
          </table:table-cell>
          <table:table-cell office:value-type="float" office:value="5.9475676999999998E-2" table:style-name="ce11">
            <text:p>0.059</text:p>
          </table:table-cell>
          <table:table-cell office:value-type="float" office:value="5.1947110875000001E-2" table:style-name="ce11">
            <text:p>0.052</text:p>
          </table:table-cell>
          <table:table-cell office:value-type="float" office:value="5.0106794849999997E-2" table:style-name="ce11">
            <text:p>0.050</text:p>
          </table:table-cell>
          <table:table-cell office:value-type="float" office:value="5.0483223199999996E-2" table:style-name="ce11">
            <text:p>0.050</text:p>
          </table:table-cell>
          <table:table-cell office:value-type="float" office:value="6.3407262574999998E-2" table:style-name="ce11">
            <text:p>0.063</text:p>
          </table:table-cell>
          <table:table-cell office:value-type="float" office:value="6.5205752849999993E-2" table:style-name="ce11">
            <text:p>0.065</text:p>
          </table:table-cell>
          <table:table-cell office:value-type="float" office:value="5.9977581499999995E-2" table:style-name="ce11">
            <text:p>0.060</text:p>
          </table:table-cell>
          <table:table-cell office:value-type="float" office:value="5.6924330024999997E-2" table:style-name="ce11">
            <text:p>0.057</text:p>
          </table:table-cell>
          <table:table-cell office:value-type="float" office:value="5.1152428350000001E-2" table:style-name="ce11">
            <text:p>0.051</text:p>
          </table:table-cell>
          <table:table-cell office:value-type="float" office:value="4.3331084275000001E-2" table:style-name="ce11">
            <text:p>0.043</text:p>
          </table:table-cell>
          <table:table-cell office:value-type="float" office:value="3.6639024625000002E-2" table:style-name="ce11">
            <text:p>0.037</text:p>
          </table:table-cell>
          <table:table-cell table:number-columns-repeated="1635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-9.18546925E-4" table:style-name="ce11">
            <text:p>-0.001</text:p>
          </table:table-cell>
          <table:table-cell office:value-type="float" office:value="-6.4298272499999998E-3" table:style-name="ce11">
            <text:p>-0.006</text:p>
          </table:table-cell>
          <table:table-cell office:value-type="float" office:value="-9.5194838249999993E-3" table:style-name="ce11">
            <text:p>-0.010</text:p>
          </table:table-cell>
          <table:table-cell office:value-type="float" office:value="-9.8535005250000012E-3" table:style-name="ce11">
            <text:p>-0.010</text:p>
          </table:table-cell>
          <table:table-cell office:value-type="float" office:value="-1.0271021975000001E-2" table:style-name="ce11">
            <text:p>-0.010</text:p>
          </table:table-cell>
          <table:table-cell office:value-type="float" office:value="-6.2628184999999996E-3" table:style-name="ce11">
            <text:p>-0.006</text:p>
          </table:table-cell>
          <table:table-cell office:value-type="float" office:value="8.7679459249999994E-3" table:style-name="ce11">
            <text:p>0.009</text:p>
          </table:table-cell>
          <table:table-cell office:value-type="float" office:value="1.8788454474999997E-2" table:style-name="ce11">
            <text:p>0.019</text:p>
          </table:table-cell>
          <table:table-cell office:value-type="float" office:value="2.6554349925000002E-2" table:style-name="ce11">
            <text:p>0.027</text:p>
          </table:table-cell>
          <table:table-cell office:value-type="float" office:value="3.3067680600000003E-2" table:style-name="ce11">
            <text:p>0.033</text:p>
          </table:table-cell>
          <table:table-cell office:value-type="float" office:value="3.1898621500000002E-2" table:style-name="ce11">
            <text:p>0.032</text:p>
          </table:table-cell>
          <table:table-cell office:value-type="float" office:value="3.0813066350000001E-2" table:style-name="ce11">
            <text:p>0.031</text:p>
          </table:table-cell>
          <table:table-cell office:value-type="float" office:value="3.0395545000000003E-2" table:style-name="ce11">
            <text:p>0.030</text:p>
          </table:table-cell>
          <table:table-cell office:value-type="float" office:value="2.9142980775000004E-2" table:style-name="ce11">
            <text:p>0.029</text:p>
          </table:table-cell>
          <table:table-cell office:value-type="float" office:value="2.3798710250000001E-2" table:style-name="ce11">
            <text:p>0.024</text:p>
          </table:table-cell>
          <table:table-cell office:value-type="float" office:value="1.97070022E-2" table:style-name="ce11">
            <text:p>0.020</text:p>
          </table:table-cell>
          <table:table-cell office:value-type="float" office:value="2.1043069325E-2" table:style-name="ce11">
            <text:p>0.021</text:p>
          </table:table-cell>
          <table:table-cell office:value-type="float" office:value="4.2420156900000006E-2" table:style-name="ce11">
            <text:p>0.042</text:p>
          </table:table-cell>
          <table:table-cell office:value-type="float" office:value="4.1251096425000001E-2" table:style-name="ce11">
            <text:p>0.041</text:p>
          </table:table-cell>
          <table:table-cell office:value-type="float" office:value="3.8912978200000004E-2" table:style-name="ce11">
            <text:p>0.039</text:p>
          </table:table-cell>
          <table:table-cell office:value-type="float" office:value="3.5238790899999997E-2" table:style-name="ce11">
            <text:p>0.035</text:p>
          </table:table-cell>
          <table:table-cell office:value-type="float" office:value="3.0896570700000001E-2" table:style-name="ce11">
            <text:p>0.031</text:p>
          </table:table-cell>
          <table:table-cell office:value-type="float" office:value="1.9623497424999997E-2" table:style-name="ce11">
            <text:p>0.020</text:p>
          </table:table-cell>
          <table:table-cell office:value-type="float" office:value="8.600937224999999E-3" table:style-name="ce11">
            <text:p>0.009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office:value-type="float" office:value="3.3378999999999998E-6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-7.6904295249999996E-3" table:style-name="ce11">
            <text:p>-0.008</text:p>
          </table:table-cell>
          <table:table-cell office:value-type="float" office:value="-7.9672852250000006E-3" table:style-name="ce11">
            <text:p>-0.008</text:p>
          </table:table-cell>
          <table:table-cell office:value-type="float" office:value="-7.9365233999999993E-3" table:style-name="ce11">
            <text:p>-0.008</text:p>
          </table:table-cell>
          <table:table-cell office:value-type="float" office:value="-7.96728505E-3" table:style-name="ce11">
            <text:p>-0.008</text:p>
          </table:table-cell>
          <table:table-cell office:value-type="float" office:value="-6.2138671499999999E-3" table:style-name="ce11">
            <text:p>-0.006</text:p>
          </table:table-cell>
          <table:table-cell office:value-type="float" office:value="3.8545110000000001E-4" table:style-name="ce11">
            <text:p>0.000</text:p>
          </table:table-cell>
          <table:table-cell office:value-type="float" office:value="4.1112404999999998E-4" table:style-name="ce11">
            <text:p>0.000</text:p>
          </table:table-cell>
          <table:table-cell office:value-type="float" office:value="4.196817E-4" table:style-name="ce11">
            <text:p>0.000</text:p>
          </table:table-cell>
          <table:table-cell office:value-type="float" office:value="-3.8325795500000004E-3" table:style-name="ce11">
            <text:p>-0.004</text:p>
          </table:table-cell>
          <table:table-cell office:value-type="float" office:value="-8.9208984249999988E-3" table:style-name="ce11">
            <text:p>-0.009</text:p>
          </table:table-cell>
          <table:table-cell office:value-type="float" office:value="-8.4287108499999999E-3" table:style-name="ce11">
            <text:p>-0.008</text:p>
          </table:table-cell>
          <table:table-cell office:value-type="float" office:value="-7.9365233999999993E-3" table:style-name="ce11">
            <text:p>-0.008</text:p>
          </table:table-cell>
          <table:table-cell office:value-type="float" office:value="-6.1215820000000013E-3" table:style-name="ce11">
            <text:p>-0.006</text:p>
          </table:table-cell>
          <table:table-cell office:value-type="float" office:value="-8.6132813750000002E-3" table:style-name="ce11">
            <text:p>-0.009</text:p>
          </table:table-cell>
          <table:table-cell office:value-type="float" office:value="-6.7983399249999998E-3" table:style-name="ce11">
            <text:p>-0.007</text:p>
          </table:table-cell>
          <table:table-cell office:value-type="float" office:value="-7.8442384E-3" table:style-name="ce11">
            <text:p>-0.008</text:p>
          </table:table-cell>
          <table:table-cell office:value-type="float" office:value="-7.9057617500000003E-3" table:style-name="ce11">
            <text:p>-0.008</text:p>
          </table:table-cell>
          <table:table-cell office:value-type="float" office:value="-9.50537085E-3" table:style-name="ce11">
            <text:p>-0.010</text:p>
          </table:table-cell>
          <table:table-cell office:value-type="float" office:value="-9.4130860499999983E-3" table:style-name="ce11">
            <text:p>-0.009</text:p>
          </table:table-cell>
          <table:table-cell office:value-type="float" office:value="-8.5517576249999998E-3" table:style-name="ce11">
            <text:p>-0.009</text:p>
          </table:table-cell>
          <table:table-cell office:value-type="float" office:value="-8.2441405999999998E-3" table:style-name="ce11">
            <text:p>-0.008</text:p>
          </table:table-cell>
          <table:table-cell office:value-type="float" office:value="-7.4135742999999997E-3" table:style-name="ce11">
            <text:p>-0.007</text:p>
          </table:table-cell>
          <table:table-cell office:value-type="float" office:value="-8.8593749750000006E-3" table:style-name="ce11">
            <text:p>-0.009</text:p>
          </table:table-cell>
          <table:table-cell office:value-type="float" office:value="-7.075195175E-3" table:style-name="ce11">
            <text:p>-0.007</text:p>
          </table:table-cell>
          <table:table-cell table:number-columns-repeated="1635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.1299037899999999E-2" table:style-name="ce11">
            <text:p>0.011</text:p>
          </table:table-cell>
          <table:table-cell office:value-type="float" office:value="8.2086897000000006E-3" table:style-name="ce11">
            <text:p>0.008</text:p>
          </table:table-cell>
          <table:table-cell office:value-type="float" office:value="3.3600759750000001E-3" table:style-name="ce11">
            <text:p>0.003</text:p>
          </table:table-cell>
          <table:table-cell office:value-type="float" office:value="9.6240999999999991E-4" table:style-name="ce11">
            <text:p>0.001</text:p>
          </table:table-cell>
          <table:table-cell office:value-type="float" office:value="9.6240999999999991E-4" table:style-name="ce11">
            <text:p>0.001</text:p>
          </table:table-cell>
          <table:table-cell office:value-type="float" office:value="5.70446015E-3" table:style-name="ce11">
            <text:p>0.006</text:p>
          </table:table-cell>
          <table:table-cell office:value-type="float" office:value="1.8039135899999999E-2" table:style-name="ce11">
            <text:p>0.018</text:p>
          </table:table-cell>
          <table:table-cell office:value-type="float" office:value="2.0570011099999997E-2" table:style-name="ce11">
            <text:p>0.021</text:p>
          </table:table-cell>
          <table:table-cell office:value-type="float" office:value="2.0570011099999997E-2" table:style-name="ce11">
            <text:p>0.021</text:p>
          </table:table-cell>
          <table:table-cell office:value-type="float" office:value="1.8198986024999999E-2" table:style-name="ce11">
            <text:p>0.018</text:p>
          </table:table-cell>
          <table:table-cell office:value-type="float" office:value="1.1085910800000001E-2" table:style-name="ce11">
            <text:p>0.011</text:p>
          </table:table-cell>
          <table:table-cell office:value-type="float" office:value="1.1085910800000001E-2" table:style-name="ce11">
            <text:p>0.011</text:p>
          </table:table-cell>
          <table:table-cell office:value-type="float" office:value="1.1085910800000001E-2" table:style-name="ce11">
            <text:p>0.011</text:p>
          </table:table-cell>
          <table:table-cell office:value-type="float" office:value="1.1085910800000001E-2" table:style-name="ce11">
            <text:p>0.011</text:p>
          </table:table-cell>
          <table:table-cell office:value-type="float" office:value="1.1032624250000001E-2" table:style-name="ce11">
            <text:p>0.011</text:p>
          </table:table-cell>
          <table:table-cell office:value-type="float" office:value="1.0872764599999999E-2" table:style-name="ce11">
            <text:p>0.011</text:p>
          </table:table-cell>
          <table:table-cell office:value-type="float" office:value="1.0872764599999999E-2" table:style-name="ce11">
            <text:p>0.011</text:p>
          </table:table-cell>
          <table:table-cell office:value-type="float" office:value="1.3004035899999999E-2" table:style-name="ce11">
            <text:p>0.013</text:p>
          </table:table-cell>
          <table:table-cell office:value-type="float" office:value="1.3004035899999999E-2" table:style-name="ce11">
            <text:p>0.013</text:p>
          </table:table-cell>
          <table:table-cell office:value-type="float" office:value="1.3004035899999999E-2" table:style-name="ce11">
            <text:p>0.013</text:p>
          </table:table-cell>
          <table:table-cell office:value-type="float" office:value="1.3004035899999999E-2" table:style-name="ce11">
            <text:p>0.013</text:p>
          </table:table-cell>
          <table:table-cell office:value-type="float" office:value="1.3030676799999998E-2" table:style-name="ce11">
            <text:p>0.013</text:p>
          </table:table-cell>
          <table:table-cell office:value-type="float" office:value="1.3803257925000001E-2" table:style-name="ce11">
            <text:p>0.014</text:p>
          </table:table-cell>
          <table:table-cell office:value-type="float" office:value="6.5036773999999995E-3" table:style-name="ce11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0.99039133069999996" table:style-name="ce11">
            <text:p>0.990</text:p>
          </table:table-cell>
          <table:table-cell office:value-type="float" office:value="0.99394891739999991" table:style-name="ce11">
            <text:p>0.994</text:p>
          </table:table-cell>
          <table:table-cell office:value-type="float" office:value="0.99828678132500004" table:style-name="ce11">
            <text:p>0.998</text:p>
          </table:table-cell>
          <table:table-cell office:value-type="float" office:value="0.99798852920000003" table:style-name="ce11">
            <text:p>0.998</text:p>
          </table:table-cell>
          <table:table-cell office:value-type="float" office:value="0.99357032774999998" table:style-name="ce11">
            <text:p>0.994</text:p>
          </table:table-cell>
          <table:table-cell office:value-type="float" office:value="0.98571788790000003" table:style-name="ce11">
            <text:p>0.986</text:p>
          </table:table-cell>
          <table:table-cell office:value-type="float" office:value="0.9628512763999999" table:style-name="ce11">
            <text:p>0.963</text:p>
          </table:table-cell>
          <table:table-cell office:value-type="float" office:value="0.94515310287499998" table:style-name="ce11">
            <text:p>0.945</text:p>
          </table:table-cell>
          <table:table-cell office:value-type="float" office:value="0.937782878875" table:style-name="ce11">
            <text:p>0.938</text:p>
          </table:table-cell>
          <table:table-cell office:value-type="float" office:value="0.71174602507499996" table:style-name="ce11">
            <text:p>0.712</text:p>
          </table:table-cell>
          <table:table-cell office:value-type="float" office:value="0.48871485709999996" table:style-name="ce11">
            <text:p>0.489</text:p>
          </table:table-cell>
          <table:table-cell office:value-type="float" office:value="0.48581871985000008" table:style-name="ce11">
            <text:p>0.486</text:p>
          </table:table-cell>
          <table:table-cell office:value-type="float" office:value="0.48892748832499999" table:style-name="ce11">
            <text:p>0.489</text:p>
          </table:table-cell>
          <table:table-cell office:value-type="float" office:value="0.49122272492500002" table:style-name="ce11">
            <text:p>0.491</text:p>
          </table:table-cell>
          <table:table-cell office:value-type="float" office:value="0.49399152752500003" table:style-name="ce11">
            <text:p>0.494</text:p>
          </table:table-cell>
          <table:table-cell office:value-type="float" office:value="0.74461688995000008" table:style-name="ce11">
            <text:p>0.745</text:p>
          </table:table-cell>
          <table:table-cell office:value-type="float" office:value="0.95004850390000006" table:style-name="ce11">
            <text:p>0.950</text:p>
          </table:table-cell>
          <table:table-cell office:value-type="float" office:value="0.93394195554999992" table:style-name="ce11">
            <text:p>0.934</text:p>
          </table:table-cell>
          <table:table-cell office:value-type="float" office:value="0.93521421432499996" table:style-name="ce11">
            <text:p>0.935</text:p>
          </table:table-cell>
          <table:table-cell office:value-type="float" office:value="0.93757688524999994" table:style-name="ce11">
            <text:p>0.938</text:p>
          </table:table-cell>
          <table:table-cell office:value-type="float" office:value="0.94708251954999989" table:style-name="ce11">
            <text:p>0.947</text:p>
          </table:table-cell>
          <table:table-cell office:value-type="float" office:value="0.95475364684999986" table:style-name="ce11">
            <text:p>0.955</text:p>
          </table:table-cell>
          <table:table-cell office:value-type="float" office:value="0.96586233139999988" table:style-name="ce11">
            <text:p>0.966</text:p>
          </table:table-cell>
          <table:table-cell office:value-type="float" office:value="0.97918489454999991" table:style-name="ce11">
            <text:p>0.979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5.0000000000000001E-3" table:style-name="ce11">
            <text:p>0.005</text:p>
          </table:table-cell>
          <table:table-cell office:value-type="float" office:value="7.4999999999999997E-3" table:style-name="ce11">
            <text:p>0.008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7500000000000002E-2" table:style-name="ce11">
            <text:p>0.018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2.5000000000000001E-2" table:style-name="ce11">
            <text:p>0.025</text:p>
          </table:table-cell>
          <table:table-cell office:value-type="float" office:value="1.7500000000000002E-2" table:style-name="ce11">
            <text:p>0.018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4999999999999999E-2" table:style-name="ce11">
            <text:p>0.015</text:p>
          </table:table-cell>
          <table:table-cell office:value-type="float" office:value="1.4999999999999999E-2" table:style-name="ce1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0.12721205715" table:style-name="ce11">
            <text:p>0.127</text:p>
          </table:table-cell>
          <table:table-cell office:value-type="float" office:value="0.12459666252499975" table:style-name="ce11">
            <text:p>0.125</text:p>
          </table:table-cell>
          <table:table-cell office:value-type="float" office:value="0.12812315940000002" table:style-name="ce11">
            <text:p>0.128</text:p>
          </table:table-cell>
          <table:table-cell office:value-type="float" office:value="0.12499859812499999" table:style-name="ce11">
            <text:p>0.125</text:p>
          </table:table-cell>
          <table:table-cell office:value-type="float" office:value="0.11020650867500001" table:style-name="ce11">
            <text:p>0.110</text:p>
          </table:table-cell>
          <table:table-cell office:value-type="float" office:value="9.2884759900000002E-2" table:style-name="ce11">
            <text:p>0.093</text:p>
          </table:table-cell>
          <table:table-cell office:value-type="float" office:value="2.80621052E-2" table:style-name="ce11">
            <text:p>0.028</text:p>
          </table:table-cell>
          <table:table-cell office:value-type="float" office:value="1.7953872749999977E-3" table:style-name="ce11">
            <text:p>0.002</text:p>
          </table:table-cell>
          <table:table-cell office:value-type="float" office:value="2.6754417425000003E-2" table:style-name="ce11">
            <text:p>0.027</text:p>
          </table:table-cell>
          <table:table-cell office:value-type="float" office:value="6.7207526750000003E-3" table:style-name="ce11">
            <text:p>0.007</text:p>
          </table:table-cell>
          <table:table-cell office:value-type="float" office:value="-3.1513595250000016E-3" table:style-name="ce11">
            <text:p>-0.003</text:p>
          </table:table-cell>
          <table:table-cell office:value-type="float" office:value="-5.4285926849999999E-2" table:style-name="ce11">
            <text:p>-0.054</text:p>
          </table:table-cell>
          <table:table-cell office:value-type="float" office:value="-2.8351402250000012E-3" table:style-name="ce11">
            <text:p>-0.003</text:p>
          </table:table-cell>
          <table:table-cell office:value-type="float" office:value="1.1362018575000004E-2" table:style-name="ce11">
            <text:p>0.011</text:p>
          </table:table-cell>
          <table:table-cell office:value-type="float" office:value="4.2050294849999996E-2" table:style-name="ce11">
            <text:p>0.042</text:p>
          </table:table-cell>
          <table:table-cell office:value-type="float" office:value="5.8777151124999996E-2" table:style-name="ce11">
            <text:p>0.059</text:p>
          </table:table-cell>
          <table:table-cell office:value-type="float" office:value="6.1585512149999994E-2" table:style-name="ce11">
            <text:p>0.062</text:p>
          </table:table-cell>
          <table:table-cell office:value-type="float" office:value="2.1716527949999998E-2" table:style-name="ce11">
            <text:p>0.022</text:p>
          </table:table-cell>
          <table:table-cell office:value-type="float" office:value="2.081077575E-2" table:style-name="ce11">
            <text:p>0.021</text:p>
          </table:table-cell>
          <table:table-cell office:value-type="float" office:value="3.7634105724999999E-2" table:style-name="ce11">
            <text:p>0.038</text:p>
          </table:table-cell>
          <table:table-cell office:value-type="float" office:value="6.9737253149999998E-2" table:style-name="ce11">
            <text:p>0.070</text:p>
          </table:table-cell>
          <table:table-cell office:value-type="float" office:value="9.0467634224999996E-2" table:style-name="ce11">
            <text:p>0.090</text:p>
          </table:table-cell>
          <table:table-cell office:value-type="float" office:value="9.1577033975E-2" table:style-name="ce11">
            <text:p>0.092</text:p>
          </table:table-cell>
          <table:table-cell office:value-type="float" office:value="9.6405906675E-2" table:style-name="ce11">
            <text:p>0.096</text:p>
          </table:table-cell>
          <table:table-cell table:number-columns-repeated="16359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6.0174036000000012E-3" table:style-name="ce11">
            <text:p>0.006</text:p>
          </table:table-cell>
          <table:table-cell office:value-type="float" office:value="3.007354725E-3" table:style-name="ce11">
            <text:p>0.003</text:p>
          </table:table-cell>
          <table:table-cell office:value-type="float" office:value="1.6958380000000001E-3" table:style-name="ce11">
            <text:p>0.002</text:p>
          </table:table-cell>
          <table:table-cell office:value-type="float" office:value="1.3088321750000002E-3" table:style-name="ce11">
            <text:p>0.001</text:p>
          </table:table-cell>
          <table:table-cell office:value-type="float" office:value="3.13635825E-3" table:style-name="ce11">
            <text:p>0.003</text:p>
          </table:table-cell>
          <table:table-cell office:value-type="float" office:value="7.5869322000000003E-3" table:style-name="ce11">
            <text:p>0.008</text:p>
          </table:table-cell>
          <table:table-cell office:value-type="float" office:value="2.1519143599999999E-2" table:style-name="ce11">
            <text:p>0.022</text:p>
          </table:table-cell>
          <table:table-cell office:value-type="float" office:value="3.4784846325E-2" table:style-name="ce11">
            <text:p>0.035</text:p>
          </table:table-cell>
          <table:table-cell office:value-type="float" office:value="3.8891406050000001E-2" table:style-name="ce11">
            <text:p>0.039</text:p>
          </table:table-cell>
          <table:table-cell office:value-type="float" office:value="4.1299445624999993E-2" table:style-name="ce11">
            <text:p>0.041</text:p>
          </table:table-cell>
          <table:table-cell office:value-type="float" office:value="3.8418395524999996E-2" table:style-name="ce11">
            <text:p>0.038</text:p>
          </table:table-cell>
          <table:table-cell office:value-type="float" office:value="3.9213910099999999E-2" table:style-name="ce11">
            <text:p>0.039</text:p>
          </table:table-cell>
          <table:table-cell office:value-type="float" office:value="3.33873248E-2" table:style-name="ce11">
            <text:p>0.033</text:p>
          </table:table-cell>
          <table:table-cell office:value-type="float" office:value="3.2226305000000004E-2" table:style-name="ce11">
            <text:p>0.032</text:p>
          </table:table-cell>
          <table:table-cell office:value-type="float" office:value="2.8592753425000002E-2" table:style-name="ce11">
            <text:p>0.029</text:p>
          </table:table-cell>
          <table:table-cell office:value-type="float" office:value="2.7367229450000002E-2" table:style-name="ce11">
            <text:p>0.027</text:p>
          </table:table-cell>
          <table:table-cell office:value-type="float" office:value="3.1215784575000002E-2" table:style-name="ce11">
            <text:p>0.031</text:p>
          </table:table-cell>
          <table:table-cell office:value-type="float" office:value="4.1019935649999999E-2" table:style-name="ce11">
            <text:p>0.041</text:p>
          </table:table-cell>
          <table:table-cell office:value-type="float" office:value="3.7214381674999998E-2" table:style-name="ce11">
            <text:p>0.037</text:p>
          </table:table-cell>
          <table:table-cell office:value-type="float" office:value="3.6784369924999998E-2" table:style-name="ce11">
            <text:p>0.037</text:p>
          </table:table-cell>
          <table:table-cell office:value-type="float" office:value="3.2312304950000002E-2" table:style-name="ce11">
            <text:p>0.032</text:p>
          </table:table-cell>
          <table:table-cell office:value-type="float" office:value="2.6894221324999999E-2" table:style-name="ce11">
            <text:p>0.027</text:p>
          </table:table-cell>
          <table:table-cell office:value-type="float" office:value="1.7971584775E-2" table:style-name="ce11">
            <text:p>0.018</text:p>
          </table:table-cell>
          <table:table-cell office:value-type="float" office:value="9.84446525E-3" table:style-name="ce11">
            <text:p>0.010</text:p>
          </table:table-cell>
          <table:table-cell table:number-columns-repeated="16359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-0.15427732465000002" table:style-name="ce11">
            <text:p>-0.154</text:p>
          </table:table-cell>
          <table:table-cell office:value-type="float" office:value="-0.1625952148" table:style-name="ce11">
            <text:p>-0.163</text:p>
          </table:table-cell>
          <table:table-cell office:value-type="float" office:value="-0.1625952148" table:style-name="ce11">
            <text:p>-0.163</text:p>
          </table:table-cell>
          <table:table-cell office:value-type="float" office:value="-0.1625952148" table:style-name="ce11">
            <text:p>-0.163</text:p>
          </table:table-cell>
          <table:table-cell office:value-type="float" office:value="-0.1625952148" table:style-name="ce11">
            <text:p>-0.163</text:p>
          </table:table-cell>
          <table:table-cell office:value-type="float" office:value="-0.16019418715" table:style-name="ce11">
            <text:p>-0.160</text:p>
          </table:table-cell>
          <table:table-cell office:value-type="float" office:value="-0.10942937847500002" table:style-name="ce11">
            <text:p>-0.109</text:p>
          </table:table-cell>
          <table:table-cell office:value-type="float" office:value="-6.1837425199999997E-2" table:style-name="ce11">
            <text:p>-0.062</text:p>
          </table:table-cell>
          <table:table-cell office:value-type="float" office:value="-3.7998523725000004E-2" table:style-name="ce11">
            <text:p>-0.038</text:p>
          </table:table-cell>
          <table:table-cell office:value-type="float" office:value="-2.8394393925000001E-2" table:style-name="ce11">
            <text:p>-0.028</text:p>
          </table:table-cell>
          <table:table-cell office:value-type="float" office:value="-3.7741279599999997E-2" table:style-name="ce11">
            <text:p>-0.038</text:p>
          </table:table-cell>
          <table:table-cell office:value-type="float" office:value="-4.4944381699999994E-2" table:style-name="ce11">
            <text:p>-0.045</text:p>
          </table:table-cell>
          <table:table-cell office:value-type="float" office:value="-4.4944381699999994E-2" table:style-name="ce11">
            <text:p>-0.045</text:p>
          </table:table-cell>
          <table:table-cell office:value-type="float" office:value="-4.1085567449999999E-2" table:style-name="ce11">
            <text:p>-0.041</text:p>
          </table:table-cell>
          <table:table-cell office:value-type="float" office:value="-5.9779396075000005E-2" table:style-name="ce11">
            <text:p>-0.060</text:p>
          </table:table-cell>
          <table:table-cell office:value-type="float" office:value="-8.41327667E-2" table:style-name="ce11">
            <text:p>-0.084</text:p>
          </table:table-cell>
          <table:table-cell office:value-type="float" office:value="-8.8420295699999998E-2" table:style-name="ce11">
            <text:p>-0.088</text:p>
          </table:table-cell>
          <table:table-cell office:value-type="float" office:value="-4.7602710750000006E-2" table:style-name="ce11">
            <text:p>-0.048</text:p>
          </table:table-cell>
          <table:table-cell office:value-type="float" office:value="-4.6402206425000002E-2" table:style-name="ce11">
            <text:p>-0.046</text:p>
          </table:table-cell>
          <table:table-cell office:value-type="float" office:value="-4.8717498800000002E-2" table:style-name="ce11">
            <text:p>-0.049</text:p>
          </table:table-cell>
          <table:table-cell office:value-type="float" office:value="-6.0036640175000003E-2" table:style-name="ce11">
            <text:p>-0.060</text:p>
          </table:table-cell>
          <table:table-cell office:value-type="float" office:value="-8.3275203700000008E-2" table:style-name="ce11">
            <text:p>-0.083</text:p>
          </table:table-cell>
          <table:table-cell office:value-type="float" office:value="-0.1035983276" table:style-name="ce11">
            <text:p>-0.104</text:p>
          </table:table-cell>
          <table:table-cell office:value-type="float" office:value="-0.11371700285000001" table:style-name="ce11">
            <text:p>-0.114</text:p>
          </table:table-cell>
          <table:table-cell table:number-columns-repeated="16359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-0.32170723782499999" table:style-name="ce11">
            <text:p>-0.322</text:p>
          </table:table-cell>
          <table:table-cell office:value-type="float" office:value="-0.37098064857500002" table:style-name="ce11">
            <text:p>-0.371</text:p>
          </table:table-cell>
          <table:table-cell office:value-type="float" office:value="-0.35137392454999999" table:style-name="ce11">
            <text:p>-0.351</text:p>
          </table:table-cell>
          <table:table-cell office:value-type="float" office:value="-0.36379633345000001" table:style-name="ce11">
            <text:p>-0.364</text:p>
          </table:table-cell>
          <table:table-cell office:value-type="float" office:value="-0.36400539667499998" table:style-name="ce11">
            <text:p>-0.364</text:p>
          </table:table-cell>
          <table:table-cell office:value-type="float" office:value="-0.35715389752500004" table:style-name="ce11">
            <text:p>-0.357</text:p>
          </table:table-cell>
          <table:table-cell office:value-type="float" office:value="-0.15905914290000001" table:style-name="ce11">
            <text:p>-0.159</text:p>
          </table:table-cell>
          <table:table-cell office:value-type="float" office:value="-6.4364162249999999E-3" table:style-name="ce11">
            <text:p>-0.006</text:p>
          </table:table-cell>
          <table:table-cell office:value-type="float" office:value="5.5612423249999994E-2" table:style-name="ce11">
            <text:p>0.056</text:p>
          </table:table-cell>
          <table:table-cell office:value-type="float" office:value="0.12935425289999999" table:style-name="ce11">
            <text:p>0.129</text:p>
          </table:table-cell>
          <table:table-cell office:value-type="float" office:value="0.16145371905" table:style-name="ce11">
            <text:p>0.161</text:p>
          </table:table-cell>
          <table:table-cell office:value-type="float" office:value="0.15049246125000001" table:style-name="ce11">
            <text:p>0.150</text:p>
          </table:table-cell>
          <table:table-cell office:value-type="float" office:value="0.18809662097499999" table:style-name="ce11">
            <text:p>0.188</text:p>
          </table:table-cell>
          <table:table-cell office:value-type="float" office:value="0.13537408342500001" table:style-name="ce11">
            <text:p>0.135</text:p>
          </table:table-cell>
          <table:table-cell office:value-type="float" office:value="0.12871541505" table:style-name="ce11">
            <text:p>0.129</text:p>
          </table:table-cell>
          <table:table-cell office:value-type="float" office:value="2.9588325925000002E-2" table:style-name="ce11">
            <text:p>0.030</text:p>
          </table:table-cell>
          <table:table-cell office:value-type="float" office:value="8.7277557999999988E-3" table:style-name="ce11">
            <text:p>0.009</text:p>
          </table:table-cell>
          <table:table-cell office:value-type="float" office:value="0.20450344812499999" table:style-name="ce11">
            <text:p>0.205</text:p>
          </table:table-cell>
          <table:table-cell office:value-type="float" office:value="0.21344300289999998" table:style-name="ce11">
            <text:p>0.213</text:p>
          </table:table-cell>
          <table:table-cell office:value-type="float" office:value="0.226291927675" table:style-name="ce11">
            <text:p>0.226</text:p>
          </table:table-cell>
          <table:table-cell office:value-type="float" office:value="0.12315694585" table:style-name="ce11">
            <text:p>0.123</text:p>
          </table:table-cell>
          <table:table-cell office:value-type="float" office:value="9.2613513999999994E-3" table:style-name="ce11">
            <text:p>0.009</text:p>
          </table:table-cell>
          <table:table-cell office:value-type="float" office:value="-6.5406370074999998E-2" table:style-name="ce11">
            <text:p>-0.065</text:p>
          </table:table-cell>
          <table:table-cell office:value-type="float" office:value="-0.104649854025" table:style-name="ce11">
            <text:p>-0.105</text:p>
          </table:table-cell>
          <table:table-cell table:number-columns-repeated="16359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-3.40962982E-2" table:style-name="ce11">
            <text:p>-0.034</text:p>
          </table:table-cell>
          <table:table-cell office:value-type="float" office:value="-3.40962982E-2" table:style-name="ce11">
            <text:p>-0.034</text:p>
          </table:table-cell>
          <table:table-cell office:value-type="float" office:value="-3.40962982E-2" table:style-name="ce11">
            <text:p>-0.034</text:p>
          </table:table-cell>
          <table:table-cell office:value-type="float" office:value="-3.40962982E-2" table:style-name="ce11">
            <text:p>-0.034</text:p>
          </table:table-cell>
          <table:table-cell office:value-type="float" office:value="-3.40962982E-2" table:style-name="ce11">
            <text:p>-0.034</text:p>
          </table:table-cell>
          <table:table-cell office:value-type="float" office:value="-3.40962982E-2" table:style-name="ce11">
            <text:p>-0.034</text:p>
          </table:table-cell>
          <table:table-cell office:value-type="float" office:value="-3.2955512999999999E-2" table:style-name="ce11">
            <text:p>-0.033</text:p>
          </table:table-cell>
          <table:table-cell office:value-type="float" office:value="-3.0118198400000004E-2" table:style-name="ce11">
            <text:p>-0.030</text:p>
          </table:table-cell>
          <table:table-cell office:value-type="float" office:value="-2.8982295999999998E-2" table:style-name="ce11">
            <text:p>-0.029</text:p>
          </table:table-cell>
          <table:table-cell office:value-type="float" office:value="-2.7271118200000003E-2" table:style-name="ce11">
            <text:p>-0.027</text:p>
          </table:table-cell>
          <table:table-cell office:value-type="float" office:value="-2.78415108E-2" table:style-name="ce11">
            <text:p>-0.028</text:p>
          </table:table-cell>
          <table:table-cell office:value-type="float" office:value="-2.7271118200000003E-2" table:style-name="ce11">
            <text:p>-0.027</text:p>
          </table:table-cell>
          <table:table-cell office:value-type="float" office:value="-2.78415108E-2" table:style-name="ce11">
            <text:p>-0.028</text:p>
          </table:table-cell>
          <table:table-cell office:value-type="float" office:value="-2.9552688599999998E-2" table:style-name="ce11">
            <text:p>-0.030</text:p>
          </table:table-cell>
          <table:table-cell office:value-type="float" office:value="-2.9552688599999998E-2" table:style-name="ce11">
            <text:p>-0.030</text:p>
          </table:table-cell>
          <table:table-cell office:value-type="float" office:value="-2.9552688599999998E-2" table:style-name="ce11">
            <text:p>-0.030</text:p>
          </table:table-cell>
          <table:table-cell office:value-type="float" office:value="-3.1249218000000002E-2" table:style-name="ce11">
            <text:p>-0.031</text:p>
          </table:table-cell>
          <table:table-cell office:value-type="float" office:value="-3.1814727799999998E-2" table:style-name="ce11">
            <text:p>-0.032</text:p>
          </table:table-cell>
          <table:table-cell office:value-type="float" office:value="-3.1814727799999998E-2" table:style-name="ce11">
            <text:p>-0.032</text:p>
          </table:table-cell>
          <table:table-cell office:value-type="float" office:value="-3.1814727799999998E-2" table:style-name="ce11">
            <text:p>-0.032</text:p>
          </table:table-cell>
          <table:table-cell office:value-type="float" office:value="-3.1814727799999998E-2" table:style-name="ce11">
            <text:p>-0.032</text:p>
          </table:table-cell>
          <table:table-cell office:value-type="float" office:value="-3.2448482524999996E-2" table:style-name="ce11">
            <text:p>-0.032</text:p>
          </table:table-cell>
          <table:table-cell office:value-type="float" office:value="-3.4349746699999996E-2" table:style-name="ce11">
            <text:p>-0.034</text:p>
          </table:table-cell>
          <table:table-cell office:value-type="float" office:value="-3.4349746699999996E-2" table:style-name="ce11">
            <text:p>-0.034</text:p>
          </table:table-cell>
          <table:table-cell table:number-columns-repeated="16359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2.7800000000000004E-3" table:style-name="ce11">
            <text:p>0.003</text:p>
          </table:table-cell>
          <table:table-cell office:value-type="float" office:value="1.99E-3" table:style-name="ce11">
            <text:p>0.002</text:p>
          </table:table-cell>
          <table:table-cell office:value-type="float" office:value="2.5100000000000001E-3" table:style-name="ce11">
            <text:p>0.003</text:p>
          </table:table-cell>
          <table:table-cell office:value-type="float" office:value="3.4000000000000002E-4" table:style-name="ce11">
            <text:p>0.000</text:p>
          </table:table-cell>
          <table:table-cell office:value-type="float" office:value="4.1700000000000001E-3" table:style-name="ce11">
            <text:p>0.004</text:p>
          </table:table-cell>
          <table:table-cell office:value-type="float" office:value="1.048E-2" table:style-name="ce11">
            <text:p>0.010</text:p>
          </table:table-cell>
          <table:table-cell office:value-type="float" office:value="1.9089999999999999E-2" table:style-name="ce11">
            <text:p>0.019</text:p>
          </table:table-cell>
          <table:table-cell office:value-type="float" office:value="3.5319999999999997E-2" table:style-name="ce11">
            <text:p>0.035</text:p>
          </table:table-cell>
          <table:table-cell office:value-type="float" office:value="4.1509999999999998E-2" table:style-name="ce11">
            <text:p>0.042</text:p>
          </table:table-cell>
          <table:table-cell office:value-type="float" office:value="2.8900000000000002E-2" table:style-name="ce11">
            <text:p>0.029</text:p>
          </table:table-cell>
          <table:table-cell office:value-type="float" office:value="3.3189999999999997E-2" table:style-name="ce11">
            <text:p>0.033</text:p>
          </table:table-cell>
          <table:table-cell office:value-type="float" office:value="3.3149999999999999E-2" table:style-name="ce11">
            <text:p>0.033</text:p>
          </table:table-cell>
          <table:table-cell office:value-type="float" office:value="2.7290000000000002E-2" table:style-name="ce11">
            <text:p>0.027</text:p>
          </table:table-cell>
          <table:table-cell office:value-type="float" office:value="2.8799999999999999E-2" table:style-name="ce11">
            <text:p>0.029</text:p>
          </table:table-cell>
          <table:table-cell office:value-type="float" office:value="2.4289999999999999E-2" table:style-name="ce11">
            <text:p>0.024</text:p>
          </table:table-cell>
          <table:table-cell office:value-type="float" office:value="2.3259999999999999E-2" table:style-name="ce11">
            <text:p>0.023</text:p>
          </table:table-cell>
          <table:table-cell office:value-type="float" office:value="2.0409999999999998E-2" table:style-name="ce11">
            <text:p>0.020</text:p>
          </table:table-cell>
          <table:table-cell office:value-type="float" office:value="2.8629999999999999E-2" table:style-name="ce11">
            <text:p>0.029</text:p>
          </table:table-cell>
          <table:table-cell office:value-type="float" office:value="2.4929999999999997E-2" table:style-name="ce11">
            <text:p>0.025</text:p>
          </table:table-cell>
          <table:table-cell office:value-type="float" office:value="2.1099999999999997E-2" table:style-name="ce11">
            <text:p>0.021</text:p>
          </table:table-cell>
          <table:table-cell office:value-type="float" office:value="1.9230000000000001E-2" table:style-name="ce11">
            <text:p>0.019</text:p>
          </table:table-cell>
          <table:table-cell office:value-type="float" office:value="1.5709999999999998E-2" table:style-name="ce11">
            <text:p>0.016</text:p>
          </table:table-cell>
          <table:table-cell office:value-type="float" office:value="1.225E-2" table:style-name="ce11">
            <text:p>0.012</text:p>
          </table:table-cell>
          <table:table-cell office:value-type="float" office:value="3.6600000000000001E-3" table:style-name="ce1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2.1000000000000001E-4" table:style-name="ce11">
            <text:p>0.000</text:p>
          </table:table-cell>
          <table:table-cell office:value-type="float" office:value="-1.83E-3" table:style-name="ce11">
            <text:p>-0.002</text:p>
          </table:table-cell>
          <table:table-cell office:value-type="float" office:value="-6.9099999999999995E-3" table:style-name="ce11">
            <text:p>-0.007</text:p>
          </table:table-cell>
          <table:table-cell office:value-type="float" office:value="-9.7900000000000001E-3" table:style-name="ce11">
            <text:p>-0.010</text:p>
          </table:table-cell>
          <table:table-cell office:value-type="float" office:value="-6.5000000000000006E-3" table:style-name="ce11">
            <text:p>-0.007</text:p>
          </table:table-cell>
          <table:table-cell office:value-type="float" office:value="-4.0000000000000002E-4" table:style-name="ce11">
            <text:p>0.000</text:p>
          </table:table-cell>
          <table:table-cell office:value-type="float" office:value="1.804E-2" table:style-name="ce11">
            <text:p>0.018</text:p>
          </table:table-cell>
          <table:table-cell office:value-type="float" office:value="3.3140000000000003E-2" table:style-name="ce11">
            <text:p>0.033</text:p>
          </table:table-cell>
          <table:table-cell office:value-type="float" office:value="3.5910000000000004E-2" table:style-name="ce11">
            <text:p>0.036</text:p>
          </table:table-cell>
          <table:table-cell office:value-type="float" office:value="3.4349999999999999E-2" table:style-name="ce11">
            <text:p>0.034</text:p>
          </table:table-cell>
          <table:table-cell office:value-type="float" office:value="3.6569999999999998E-2" table:style-name="ce11">
            <text:p>0.037</text:p>
          </table:table-cell>
          <table:table-cell office:value-type="float" office:value="3.2719999999999999E-2" table:style-name="ce11">
            <text:p>0.033</text:p>
          </table:table-cell>
          <table:table-cell office:value-type="float" office:value="3.4089999999999995E-2" table:style-name="ce11">
            <text:p>0.034</text:p>
          </table:table-cell>
          <table:table-cell office:value-type="float" office:value="3.0619999999999998E-2" table:style-name="ce11">
            <text:p>0.031</text:p>
          </table:table-cell>
          <table:table-cell office:value-type="float" office:value="2.3029999999999998E-2" table:style-name="ce11">
            <text:p>0.023</text:p>
          </table:table-cell>
          <table:table-cell office:value-type="float" office:value="2.0910000000000002E-2" table:style-name="ce11">
            <text:p>0.021</text:p>
          </table:table-cell>
          <table:table-cell office:value-type="float" office:value="1.8100000000000002E-2" table:style-name="ce11">
            <text:p>0.018</text:p>
          </table:table-cell>
          <table:table-cell office:value-type="float" office:value="2.6709999999999998E-2" table:style-name="ce11">
            <text:p>0.027</text:p>
          </table:table-cell>
          <table:table-cell office:value-type="float" office:value="2.6150000000000003E-2" table:style-name="ce11">
            <text:p>0.026</text:p>
          </table:table-cell>
          <table:table-cell office:value-type="float" office:value="2.3259999999999999E-2" table:style-name="ce11">
            <text:p>0.023</text:p>
          </table:table-cell>
          <table:table-cell office:value-type="float" office:value="2.0489999999999998E-2" table:style-name="ce11">
            <text:p>0.020</text:p>
          </table:table-cell>
          <table:table-cell office:value-type="float" office:value="1.2150000000000001E-2" table:style-name="ce11">
            <text:p>0.012</text:p>
          </table:table-cell>
          <table:table-cell office:value-type="float" office:value="7.8300000000000002E-3" table:style-name="ce11">
            <text:p>0.008</text:p>
          </table:table-cell>
          <table:table-cell office:value-type="float" office:value="2.2500000000000003E-3" table:style-name="ce1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.8280000000000001E-2" table:style-name="ce11">
            <text:p>0.018</text:p>
          </table:table-cell>
          <table:table-cell office:value-type="float" office:value="-1.3129999999999999E-2" table:style-name="ce11">
            <text:p>-0.013</text:p>
          </table:table-cell>
          <table:table-cell office:value-type="float" office:value="-1.6369999999999999E-2" table:style-name="ce11">
            <text:p>-0.016</text:p>
          </table:table-cell>
          <table:table-cell office:value-type="float" office:value="3.4000000000000002E-4" table:style-name="ce11">
            <text:p>0.000</text:p>
          </table:table-cell>
          <table:table-cell office:value-type="float" office:value="-1.256E-2" table:style-name="ce11">
            <text:p>-0.013</text:p>
          </table:table-cell>
          <table:table-cell office:value-type="float" office:value="-1.2500000000000001E-2" table:style-name="ce11">
            <text:p>-0.013</text:p>
          </table:table-cell>
          <table:table-cell office:value-type="float" office:value="3.4599999999999995E-3" table:style-name="ce11">
            <text:p>0.003</text:p>
          </table:table-cell>
          <table:table-cell office:value-type="float" office:value="4.5300000000000002E-3" table:style-name="ce11">
            <text:p>0.005</text:p>
          </table:table-cell>
          <table:table-cell office:value-type="float" office:value="5.2100000000000002E-3" table:style-name="ce11">
            <text:p>0.005</text:p>
          </table:table-cell>
          <table:table-cell office:value-type="float" office:value="5.4000000000000003E-3" table:style-name="ce11">
            <text:p>0.005</text:p>
          </table:table-cell>
          <table:table-cell office:value-type="float" office:value="-1.0000000000000001E-5" table:style-name="ce11">
            <text:p>0.000</text:p>
          </table:table-cell>
          <table:table-cell office:value-type="float" office:value="4.5999999999999999E-3" table:style-name="ce11">
            <text:p>0.005</text:p>
          </table:table-cell>
          <table:table-cell office:value-type="float" office:value="-7.000000000000001E-4" table:style-name="ce11">
            <text:p>-0.001</text:p>
          </table:table-cell>
          <table:table-cell office:value-type="float" office:value="-1.0000000000000001E-5" table:style-name="ce11">
            <text:p>0.000</text:p>
          </table:table-cell>
          <table:table-cell office:value-type="float" office:value="-5.5100000000000001E-3" table:style-name="ce11">
            <text:p>-0.006</text:p>
          </table:table-cell>
          <table:table-cell office:value-type="float" office:value="-4.3099999999999996E-3" table:style-name="ce11">
            <text:p>-0.004</text:p>
          </table:table-cell>
          <table:table-cell office:value-type="float" office:value="-3.6600000000000001E-3" table:style-name="ce11">
            <text:p>-0.004</text:p>
          </table:table-cell>
          <table:table-cell office:value-type="float" office:value="-6.0899999999999999E-3" table:style-name="ce11">
            <text:p>-0.006</text:p>
          </table:table-cell>
          <table:table-cell office:value-type="float" office:value="-5.5900000000000004E-3" table:style-name="ce11">
            <text:p>-0.006</text:p>
          </table:table-cell>
          <table:table-cell office:value-type="float" office:value="-5.7999999999999996E-3" table:style-name="ce11">
            <text:p>-0.006</text:p>
          </table:table-cell>
          <table:table-cell office:value-type="float" office:value="-5.6499999999999996E-3" table:style-name="ce11">
            <text:p>-0.006</text:p>
          </table:table-cell>
          <table:table-cell office:value-type="float" office:value="-8.7200000000000003E-3" table:style-name="ce11">
            <text:p>-0.009</text:p>
          </table:table-cell>
          <table:table-cell office:value-type="float" office:value="-1.3939999999999999E-2" table:style-name="ce11">
            <text:p>-0.014</text:p>
          </table:table-cell>
          <table:table-cell office:value-type="float" office:value="-1.4970000000000001E-2" table:style-name="ce1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-1.31885675E-4" table:style-name="ce11">
            <text:p>0.000</text:p>
          </table:table-cell>
          <table:table-cell office:value-type="float" office:value="-5.997512249999999E-4" table:style-name="ce11">
            <text:p>-0.001</text:p>
          </table:table-cell>
          <table:table-cell office:value-type="float" office:value="-1.2527904999999999E-4" table:style-name="ce11">
            <text:p>0.000</text:p>
          </table:table-cell>
          <table:table-cell office:value-type="float" office:value="-2.5359874999999999E-4" table:style-name="ce11">
            <text:p>0.000</text:p>
          </table:table-cell>
          <table:table-cell office:value-type="float" office:value="7.1897185000000007E-4" table:style-name="ce11">
            <text:p>0.001</text:p>
          </table:table-cell>
          <table:table-cell office:value-type="float" office:value="1.2107450250000002E-3" table:style-name="ce11">
            <text:p>0.001</text:p>
          </table:table-cell>
          <table:table-cell office:value-type="float" office:value="2.7361964499999997E-3" table:style-name="ce11">
            <text:p>0.003</text:p>
          </table:table-cell>
          <table:table-cell office:value-type="float" office:value="5.1597425500000006E-3" table:style-name="ce11">
            <text:p>0.005</text:p>
          </table:table-cell>
          <table:table-cell office:value-type="float" office:value="5.8040318000000006E-3" table:style-name="ce11">
            <text:p>0.006</text:p>
          </table:table-cell>
          <table:table-cell office:value-type="float" office:value="5.9403565500000003E-3" table:style-name="ce11">
            <text:p>0.006</text:p>
          </table:table-cell>
          <table:table-cell office:value-type="float" office:value="5.2222315749999989E-3" table:style-name="ce11">
            <text:p>0.005</text:p>
          </table:table-cell>
          <table:table-cell office:value-type="float" office:value="4.9311972249999995E-3" table:style-name="ce11">
            <text:p>0.005</text:p>
          </table:table-cell>
          <table:table-cell office:value-type="float" office:value="4.8350030249999995E-3" table:style-name="ce11">
            <text:p>0.005</text:p>
          </table:table-cell>
          <table:table-cell office:value-type="float" office:value="5.5987408999999995E-3" table:style-name="ce11">
            <text:p>0.006</text:p>
          </table:table-cell>
          <table:table-cell office:value-type="float" office:value="3.8800496250000001E-3" table:style-name="ce11">
            <text:p>0.004</text:p>
          </table:table-cell>
          <table:table-cell office:value-type="float" office:value="4.4550225000000001E-3" table:style-name="ce11">
            <text:p>0.004</text:p>
          </table:table-cell>
          <table:table-cell office:value-type="float" office:value="4.2226963999999999E-3" table:style-name="ce11">
            <text:p>0.004</text:p>
          </table:table-cell>
          <table:table-cell office:value-type="float" office:value="4.927471125E-3" table:style-name="ce11">
            <text:p>0.005</text:p>
          </table:table-cell>
          <table:table-cell office:value-type="float" office:value="4.5766303750000006E-3" table:style-name="ce11">
            <text:p>0.005</text:p>
          </table:table-cell>
          <table:table-cell office:value-type="float" office:value="4.089947775E-3" table:style-name="ce11">
            <text:p>0.004</text:p>
          </table:table-cell>
          <table:table-cell office:value-type="float" office:value="3.7314180250000001E-3" table:style-name="ce11">
            <text:p>0.004</text:p>
          </table:table-cell>
          <table:table-cell office:value-type="float" office:value="3.4274471000000002E-3" table:style-name="ce11">
            <text:p>0.003</text:p>
          </table:table-cell>
          <table:table-cell office:value-type="float" office:value="2.4946310999999998E-3" table:style-name="ce11">
            <text:p>0.002</text:p>
          </table:table-cell>
          <table:table-cell office:value-type="float" office:value="1.8485053750000003E-3" table:style-name="ce1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-1.43454072E-2" table:style-name="ce11">
            <text:p>-0.014</text:p>
          </table:table-cell>
          <table:table-cell office:value-type="float" office:value="-1.3966278724999998E-2" table:style-name="ce11">
            <text:p>-0.014</text:p>
          </table:table-cell>
          <table:table-cell office:value-type="float" office:value="-1.5788286925000002E-2" table:style-name="ce11">
            <text:p>-0.016</text:p>
          </table:table-cell>
          <table:table-cell office:value-type="float" office:value="-1.4348139175000002E-2" table:style-name="ce11">
            <text:p>-0.014</text:p>
          </table:table-cell>
          <table:table-cell office:value-type="float" office:value="-1.5366196050000001E-2" table:style-name="ce11">
            <text:p>-0.015</text:p>
          </table:table-cell>
          <table:table-cell office:value-type="float" office:value="-1.4399452525E-2" table:style-name="ce11">
            <text:p>-0.014</text:p>
          </table:table-cell>
          <table:table-cell office:value-type="float" office:value="-1.1726768025000001E-2" table:style-name="ce11">
            <text:p>-0.012</text:p>
          </table:table-cell>
          <table:table-cell office:value-type="float" office:value="-1.0208967175000002E-2" table:style-name="ce11">
            <text:p>-0.010</text:p>
          </table:table-cell>
          <table:table-cell office:value-type="float" office:value="-9.4836735750000005E-3" table:style-name="ce11">
            <text:p>-0.009</text:p>
          </table:table-cell>
          <table:table-cell office:value-type="float" office:value="-1.05796057E-2" table:style-name="ce11">
            <text:p>-0.011</text:p>
          </table:table-cell>
          <table:table-cell office:value-type="float" office:value="-1.1952529525000002E-2" table:style-name="ce11">
            <text:p>-0.012</text:p>
          </table:table-cell>
          <table:table-cell office:value-type="float" office:value="-9.9670875000000009E-3" table:style-name="ce11">
            <text:p>-0.010</text:p>
          </table:table-cell>
          <table:table-cell office:value-type="float" office:value="-1.0611215824999999E-2" table:style-name="ce11">
            <text:p>-0.011</text:p>
          </table:table-cell>
          <table:table-cell office:value-type="float" office:value="-1.1239057475000001E-2" table:style-name="ce11">
            <text:p>-0.011</text:p>
          </table:table-cell>
          <table:table-cell office:value-type="float" office:value="-1.1016122699999999E-2" table:style-name="ce11">
            <text:p>-0.011</text:p>
          </table:table-cell>
          <table:table-cell office:value-type="float" office:value="-1.1651043475000001E-2" table:style-name="ce11">
            <text:p>-0.012</text:p>
          </table:table-cell>
          <table:table-cell office:value-type="float" office:value="-1.0003194375E-2" table:style-name="ce11">
            <text:p>-0.010</text:p>
          </table:table-cell>
          <table:table-cell office:value-type="float" office:value="-9.9248540249999989E-3" table:style-name="ce11">
            <text:p>-0.010</text:p>
          </table:table-cell>
          <table:table-cell office:value-type="float" office:value="-1.05972138E-2" table:style-name="ce11">
            <text:p>-0.011</text:p>
          </table:table-cell>
          <table:table-cell office:value-type="float" office:value="-1.0772312575E-2" table:style-name="ce11">
            <text:p>-0.011</text:p>
          </table:table-cell>
          <table:table-cell office:value-type="float" office:value="-9.7086789999999996E-3" table:style-name="ce11">
            <text:p>-0.010</text:p>
          </table:table-cell>
          <table:table-cell office:value-type="float" office:value="-1.1195932024999999E-2" table:style-name="ce11">
            <text:p>-0.011</text:p>
          </table:table-cell>
          <table:table-cell office:value-type="float" office:value="-1.2671406600000001E-2" table:style-name="ce11">
            <text:p>-0.013</text:p>
          </table:table-cell>
          <table:table-cell office:value-type="float" office:value="-1.3198565249999999E-2" table:style-name="ce1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-1.0335084200000001E-2" table:style-name="ce11">
            <text:p>-0.010</text:p>
          </table:table-cell>
          <table:table-cell office:value-type="float" office:value="-1.0335084200000001E-2" table:style-name="ce11">
            <text:p>-0.010</text:p>
          </table:table-cell>
          <table:table-cell office:value-type="float" office:value="-1.0335084200000001E-2" table:style-name="ce11">
            <text:p>-0.010</text:p>
          </table:table-cell>
          <table:table-cell office:value-type="float" office:value="-1.0335084200000001E-2" table:style-name="ce11">
            <text:p>-0.010</text:p>
          </table:table-cell>
          <table:table-cell office:value-type="float" office:value="-9.8007850000000011E-3" table:style-name="ce11">
            <text:p>-0.010</text:p>
          </table:table-cell>
          <table:table-cell office:value-type="float" office:value="-1.0095155200000001E-2" table:style-name="ce11">
            <text:p>-0.010</text:p>
          </table:table-cell>
          <table:table-cell office:value-type="float" office:value="-9.2012496249999996E-3" table:style-name="ce11">
            <text:p>-0.009</text:p>
          </table:table-cell>
          <table:table-cell office:value-type="float" office:value="-8.9032811000000003E-3" table:style-name="ce11">
            <text:p>-0.009</text:p>
          </table:table-cell>
          <table:table-cell office:value-type="float" office:value="-8.9032811000000003E-3" table:style-name="ce11">
            <text:p>-0.009</text:p>
          </table:table-cell>
          <table:table-cell office:value-type="float" office:value="-9.8779522999999994E-3" table:style-name="ce11">
            <text:p>-0.010</text:p>
          </table:table-cell>
          <table:table-cell office:value-type="float" office:value="-9.131798E-3" table:style-name="ce11">
            <text:p>-0.009</text:p>
          </table:table-cell>
          <table:table-cell office:value-type="float" office:value="-8.8830799000000002E-3" table:style-name="ce11">
            <text:p>-0.009</text:p>
          </table:table-cell>
          <table:table-cell office:value-type="float" office:value="-8.9453950500000008E-3" table:style-name="ce11">
            <text:p>-0.009</text:p>
          </table:table-cell>
          <table:table-cell office:value-type="float" office:value="-9.4492637999999997E-3" table:style-name="ce11">
            <text:p>-0.009</text:p>
          </table:table-cell>
          <table:table-cell office:value-type="float" office:value="-9.1841782499999993E-3" table:style-name="ce11">
            <text:p>-0.009</text:p>
          </table:table-cell>
          <table:table-cell office:value-type="float" office:value="-9.1631962500000001E-3" table:style-name="ce11">
            <text:p>-0.009</text:p>
          </table:table-cell>
          <table:table-cell office:value-type="float" office:value="-9.4212878000000007E-3" table:style-name="ce11">
            <text:p>-0.009</text:p>
          </table:table-cell>
          <table:table-cell office:value-type="float" office:value="-9.4212878000000007E-3" table:style-name="ce11">
            <text:p>-0.009</text:p>
          </table:table-cell>
          <table:table-cell office:value-type="float" office:value="-9.4212878000000007E-3" table:style-name="ce11">
            <text:p>-0.009</text:p>
          </table:table-cell>
          <table:table-cell office:value-type="float" office:value="-9.1309848499999992E-3" table:style-name="ce11">
            <text:p>-0.009</text:p>
          </table:table-cell>
          <table:table-cell office:value-type="float" office:value="-9.1034142500000022E-3" table:style-name="ce11">
            <text:p>-0.009</text:p>
          </table:table-cell>
          <table:table-cell office:value-type="float" office:value="-9.8916113000000003E-3" table:style-name="ce11">
            <text:p>-0.010</text:p>
          </table:table-cell>
          <table:table-cell office:value-type="float" office:value="-9.8916113000000003E-3" table:style-name="ce11">
            <text:p>-0.010</text:p>
          </table:table-cell>
          <table:table-cell office:value-type="float" office:value="-9.8916113000000003E-3" table:style-name="ce11">
            <text:p>-0.010</text:p>
          </table:table-cell>
          <table:table-cell table:number-columns-repeated="16359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7.2124814499999997E-3" table:style-name="ce11">
            <text:p>-0.007</text:p>
          </table:table-cell>
          <table:table-cell office:value-type="float" office:value="-9.1056251000000005E-3" table:style-name="ce11">
            <text:p>-0.009</text:p>
          </table:table-cell>
          <table:table-cell office:value-type="float" office:value="-9.1056251000000005E-3" table:style-name="ce11">
            <text:p>-0.009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1.5330504999999999E-3" table:style-name="ce11">
            <text:p>-0.002</text:p>
          </table:table-cell>
          <table:table-cell office:value-type="float" office:value="-3.4810733500000002E-3" table:style-name="ce11">
            <text:p>-0.003</text:p>
          </table:table-cell>
          <table:table-cell office:value-type="float" office:value="-9.3251419000000002E-3" table:style-name="ce11">
            <text:p>-0.009</text:p>
          </table:table-cell>
          <table:table-cell office:value-type="float" office:value="-9.3251419000000002E-3" table:style-name="ce11">
            <text:p>-0.009</text:p>
          </table:table-cell>
          <table:table-cell office:value-type="float" office:value="-9.3251419000000002E-3" table:style-name="ce11">
            <text:p>-0.009</text:p>
          </table:table-cell>
          <table:table-cell office:value-type="float" office:value="-1.7525291000000001E-3" table:style-name="ce11">
            <text:p>-0.002</text:p>
          </table:table-cell>
          <table:table-cell office:value-type="float" office:value="-1.7525291000000001E-3" table:style-name="ce11">
            <text:p>-0.002</text:p>
          </table:table-cell>
          <table:table-cell office:value-type="float" office:value="-1.7525291000000001E-3" table:style-name="ce11">
            <text:p>-0.002</text:p>
          </table:table-cell>
          <table:table-cell office:value-type="float" office:value="-1.7525291000000001E-3" table:style-name="ce1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-1.6348991399999999E-2" table:style-name="ce11">
            <text:p>-0.016</text:p>
          </table:table-cell>
          <table:table-cell office:value-type="float" office:value="-1.6348991399999999E-2" table:style-name="ce11">
            <text:p>-0.016</text:p>
          </table:table-cell>
          <table:table-cell office:value-type="float" office:value="-1.6348991399999999E-2" table:style-name="ce11">
            <text:p>-0.016</text:p>
          </table:table-cell>
          <table:table-cell office:value-type="float" office:value="-1.6348991399999999E-2" table:style-name="ce11">
            <text:p>-0.016</text:p>
          </table:table-cell>
          <table:table-cell office:value-type="float" office:value="-1.6348991399999999E-2" table:style-name="ce11">
            <text:p>-0.016</text:p>
          </table:table-cell>
          <table:table-cell office:value-type="float" office:value="-1.6348991399999999E-2" table:style-name="ce11">
            <text:p>-0.016</text:p>
          </table:table-cell>
          <table:table-cell office:value-type="float" office:value="-1.234319685E-2" table:style-name="ce11">
            <text:p>-0.012</text:p>
          </table:table-cell>
          <table:table-cell office:value-type="float" office:value="-2.6579570250000002E-3" table:style-name="ce11">
            <text:p>-0.003</text:p>
          </table:table-cell>
          <table:table-cell office:value-type="float" office:value="-7.6480859999999995E-4" table:style-name="ce11">
            <text:p>-0.001</text:p>
          </table:table-cell>
          <table:table-cell office:value-type="float" office:value="-7.6480859999999995E-4" table:style-name="ce11">
            <text:p>-0.001</text:p>
          </table:table-cell>
          <table:table-cell office:value-type="float" office:value="-7.6480859999999995E-4" table:style-name="ce11">
            <text:p>-0.001</text:p>
          </table:table-cell>
          <table:table-cell office:value-type="float" office:value="-7.6480859999999995E-4" table:style-name="ce11">
            <text:p>-0.001</text:p>
          </table:table-cell>
          <table:table-cell office:value-type="float" office:value="-7.6480859999999995E-4" table:style-name="ce11">
            <text:p>-0.001</text:p>
          </table:table-cell>
          <table:table-cell office:value-type="float" office:value="-7.6480859999999995E-4" table:style-name="ce11">
            <text:p>-0.001</text:p>
          </table:table-cell>
          <table:table-cell office:value-type="float" office:value="-2.7128314500000001E-3" table:style-name="ce11">
            <text:p>-0.003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8.5568999999999992E-3" table:style-name="ce11">
            <text:p>-0.009</text:p>
          </table:table-cell>
          <table:table-cell office:value-type="float" office:value="-1.6129493700000001E-2" table:style-name="ce11">
            <text:p>-0.016</text:p>
          </table:table-cell>
          <table:table-cell office:value-type="float" office:value="-1.6129493700000001E-2" table:style-name="ce1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-6.2461853000000001E-3" table:style-name="ce11">
            <text:p>-0.006</text:p>
          </table:table-cell>
          <table:table-cell office:value-type="float" office:value="-6.2461853000000001E-3" table:style-name="ce11">
            <text:p>-0.006</text:p>
          </table:table-cell>
          <table:table-cell office:value-type="float" office:value="-6.2461853000000001E-3" table:style-name="ce11">
            <text:p>-0.006</text:p>
          </table:table-cell>
          <table:table-cell office:value-type="float" office:value="-6.2461853000000001E-3" table:style-name="ce11">
            <text:p>-0.006</text:p>
          </table:table-cell>
          <table:table-cell office:value-type="float" office:value="-1.12462616E-2" table:style-name="ce11">
            <text:p>-0.011</text:p>
          </table:table-cell>
          <table:table-cell office:value-type="float" office:value="-9.9962425250000007E-3" table:style-name="ce11">
            <text:p>-0.010</text:p>
          </table:table-cell>
          <table:table-cell office:value-type="float" office:value="-3.7461471499999999E-3" table:style-name="ce11">
            <text:p>-0.004</text:p>
          </table:table-cell>
          <table:table-cell office:value-type="float" office:value="-1.246109E-3" table:style-name="ce11">
            <text:p>-0.001</text:p>
          </table:table-cell>
          <table:table-cell office:value-type="float" office:value="1.3164329499999999E-3" table:style-name="ce11">
            <text:p>0.001</text:p>
          </table:table-cell>
          <table:table-cell office:value-type="float" office:value="3.8789749000000002E-3" table:style-name="ce11">
            <text:p>0.004</text:p>
          </table:table-cell>
          <table:table-cell office:value-type="float" office:value="3.8789749000000002E-3" table:style-name="ce11">
            <text:p>0.004</text:p>
          </table:table-cell>
          <table:table-cell office:value-type="float" office:value="3.8789749000000002E-3" table:style-name="ce11">
            <text:p>0.004</text:p>
          </table:table-cell>
          <table:table-cell office:value-type="float" office:value="3.8789749000000002E-3" table:style-name="ce11">
            <text:p>0.004</text:p>
          </table:table-cell>
          <table:table-cell office:value-type="float" office:value="3.8789749000000002E-3" table:style-name="ce11">
            <text:p>0.004</text:p>
          </table:table-cell>
          <table:table-cell office:value-type="float" office:value="3.8789749000000002E-3" table:style-name="ce11">
            <text:p>0.004</text:p>
          </table:table-cell>
          <table:table-cell office:value-type="float" office:value="-1.246109E-3" table:style-name="ce11">
            <text:p>-0.001</text:p>
          </table:table-cell>
          <table:table-cell office:value-type="float" office:value="-1.246109E-3" table:style-name="ce11">
            <text:p>-0.001</text:p>
          </table:table-cell>
          <table:table-cell office:value-type="float" office:value="-1.246109E-3" table:style-name="ce11">
            <text:p>-0.001</text:p>
          </table:table-cell>
          <table:table-cell office:value-type="float" office:value="1.5664291499999999E-3" table:style-name="ce11">
            <text:p>0.002</text:p>
          </table:table-cell>
          <table:table-cell office:value-type="float" office:value="5.3515437500000005E-4" table:style-name="ce11">
            <text:p>0.001</text:p>
          </table:table-cell>
          <table:table-cell office:value-type="float" office:value="-7.461166E-4" table:style-name="ce11">
            <text:p>-0.001</text:p>
          </table:table-cell>
          <table:table-cell office:value-type="float" office:value="-7.461166E-4" table:style-name="ce11">
            <text:p>-0.001</text:p>
          </table:table-cell>
          <table:table-cell office:value-type="float" office:value="-4.4961738249999997E-3" table:style-name="ce11">
            <text:p>-0.004</text:p>
          </table:table-cell>
          <table:table-cell office:value-type="float" office:value="-5.7461928999999997E-3" table:style-name="ce1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.3969841025000002E-2" table:style-name="ce11">
            <text:p>0.014</text:p>
          </table:table-cell>
          <table:table-cell office:value-type="float" office:value="1.1690788299999999E-2" table:style-name="ce11">
            <text:p>0.012</text:p>
          </table:table-cell>
          <table:table-cell office:value-type="float" office:value="9.4977664750000006E-3" table:style-name="ce11">
            <text:p>0.009</text:p>
          </table:table-cell>
          <table:table-cell office:value-type="float" office:value="9.6267699999999998E-3" table:style-name="ce11">
            <text:p>0.010</text:p>
          </table:table-cell>
          <table:table-cell office:value-type="float" office:value="9.6267699999999998E-3" table:style-name="ce11">
            <text:p>0.010</text:p>
          </table:table-cell>
          <table:table-cell office:value-type="float" office:value="1.0744800549999999E-2" table:style-name="ce11">
            <text:p>0.011</text:p>
          </table:table-cell>
          <table:table-cell office:value-type="float" office:value="2.0247936275E-2" table:style-name="ce11">
            <text:p>0.020</text:p>
          </table:table-cell>
          <table:table-cell office:value-type="float" office:value="3.1987109175E-2" table:style-name="ce11">
            <text:p>0.032</text:p>
          </table:table-cell>
          <table:table-cell office:value-type="float" office:value="4.2436265925000001E-2" table:style-name="ce11">
            <text:p>0.042</text:p>
          </table:table-cell>
          <table:table-cell office:value-type="float" office:value="4.7424349800000008E-2" table:style-name="ce11">
            <text:p>0.047</text:p>
          </table:table-cell>
          <table:table-cell office:value-type="float" office:value="4.6736340524999996E-2" table:style-name="ce11">
            <text:p>0.047</text:p>
          </table:table-cell>
          <table:table-cell office:value-type="float" office:value="4.6134333625000003E-2" table:style-name="ce11">
            <text:p>0.046</text:p>
          </table:table-cell>
          <table:table-cell office:value-type="float" office:value="4.4930310225000006E-2" table:style-name="ce11">
            <text:p>0.045</text:p>
          </table:table-cell>
          <table:table-cell office:value-type="float" office:value="4.2565269449999998E-2" table:style-name="ce11">
            <text:p>0.043</text:p>
          </table:table-cell>
          <table:table-cell office:value-type="float" office:value="3.8953223225E-2" table:style-name="ce11">
            <text:p>0.039</text:p>
          </table:table-cell>
          <table:table-cell office:value-type="float" office:value="3.4954161650000003E-2" table:style-name="ce11">
            <text:p>0.035</text:p>
          </table:table-cell>
          <table:table-cell office:value-type="float" office:value="3.3191127800000005E-2" table:style-name="ce11">
            <text:p>0.033</text:p>
          </table:table-cell>
          <table:table-cell office:value-type="float" office:value="3.8222207974999999E-2" table:style-name="ce11">
            <text:p>0.038</text:p>
          </table:table-cell>
          <table:table-cell office:value-type="float" office:value="3.7276191700000003E-2" table:style-name="ce11">
            <text:p>0.037</text:p>
          </table:table-cell>
          <table:table-cell office:value-type="float" office:value="3.6287174200000001E-2" table:style-name="ce11">
            <text:p>0.036</text:p>
          </table:table-cell>
          <table:table-cell office:value-type="float" office:value="3.4610157025000005E-2" table:style-name="ce11">
            <text:p>0.035</text:p>
          </table:table-cell>
          <table:table-cell office:value-type="float" office:value="3.06110954E-2" table:style-name="ce11">
            <text:p>0.031</text:p>
          </table:table-cell>
          <table:table-cell office:value-type="float" office:value="2.6053028124999999E-2" table:style-name="ce11">
            <text:p>0.026</text:p>
          </table:table-cell>
          <table:table-cell office:value-type="float" office:value="1.9903926874999998E-2" table:style-name="ce11">
            <text:p>0.020</text:p>
          </table:table-cell>
          <table:table-cell table:number-columns-repeated="16359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-1.6460117975000001E-2" table:style-name="ce11">
            <text:p>-0.016</text:p>
          </table:table-cell>
          <table:table-cell office:value-type="float" office:value="-1.8885572549999997E-2" table:style-name="ce11">
            <text:p>-0.019</text:p>
          </table:table-cell>
          <table:table-cell office:value-type="float" office:value="-1.9333382824999999E-2" table:style-name="ce11">
            <text:p>-0.019</text:p>
          </table:table-cell>
          <table:table-cell office:value-type="float" office:value="-1.9149164875000003E-2" table:style-name="ce11">
            <text:p>-0.019</text:p>
          </table:table-cell>
          <table:table-cell office:value-type="float" office:value="-1.8162314299999999E-2" table:style-name="ce11">
            <text:p>-0.018</text:p>
          </table:table-cell>
          <table:table-cell office:value-type="float" office:value="-1.5855064974999999E-2" table:style-name="ce11">
            <text:p>-0.016</text:p>
          </table:table-cell>
          <table:table-cell office:value-type="float" office:value="-2.3729742000000004E-3" table:style-name="ce11">
            <text:p>-0.002</text:p>
          </table:table-cell>
          <table:table-cell office:value-type="float" office:value="5.8690336750000004E-3" table:style-name="ce11">
            <text:p>0.006</text:p>
          </table:table-cell>
          <table:table-cell office:value-type="float" office:value="9.9762003000000016E-3" table:style-name="ce11">
            <text:p>0.010</text:p>
          </table:table-cell>
          <table:table-cell office:value-type="float" office:value="5.790062625E-3" table:style-name="ce11">
            <text:p>0.006</text:p>
          </table:table-cell>
          <table:table-cell office:value-type="float" office:value="6.7486045749999999E-3" table:style-name="ce11">
            <text:p>0.007</text:p>
          </table:table-cell>
          <table:table-cell office:value-type="float" office:value="1.0489316574999998E-2" table:style-name="ce11">
            <text:p>0.010</text:p>
          </table:table-cell>
          <table:table-cell office:value-type="float" office:value="1.1911752525000001E-2" table:style-name="ce11">
            <text:p>0.012</text:p>
          </table:table-cell>
          <table:table-cell office:value-type="float" office:value="1.1816336949999999E-2" table:style-name="ce11">
            <text:p>0.012</text:p>
          </table:table-cell>
          <table:table-cell office:value-type="float" office:value="5.3280549249999998E-3" table:style-name="ce11">
            <text:p>0.005</text:p>
          </table:table-cell>
          <table:table-cell office:value-type="float" office:value="2.8254964E-3" table:style-name="ce11">
            <text:p>0.003</text:p>
          </table:table-cell>
          <table:table-cell office:value-type="float" office:value="2.8780631749999994E-3" table:style-name="ce11">
            <text:p>0.003</text:p>
          </table:table-cell>
          <table:table-cell office:value-type="float" office:value="3.2695017500000002E-3" table:style-name="ce11">
            <text:p>0.003</text:p>
          </table:table-cell>
          <table:table-cell office:value-type="float" office:value="-7.1338004999999991E-4" table:style-name="ce11">
            <text:p>-0.001</text:p>
          </table:table-cell>
          <table:table-cell office:value-type="float" office:value="-5.0679441750000002E-3" table:style-name="ce11">
            <text:p>-0.005</text:p>
          </table:table-cell>
          <table:table-cell office:value-type="float" office:value="-1.3418199750000002E-3" table:style-name="ce11">
            <text:p>-0.001</text:p>
          </table:table-cell>
          <table:table-cell office:value-type="float" office:value="-5.4709548249999998E-3" table:style-name="ce11">
            <text:p>-0.005</text:p>
          </table:table-cell>
          <table:table-cell office:value-type="float" office:value="-1.4520894274999998E-2" table:style-name="ce11">
            <text:p>-0.015</text:p>
          </table:table-cell>
          <table:table-cell office:value-type="float" office:value="-1.5143079474999998E-2" table:style-name="ce1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3.4537758825000008E-2" table:style-name="ce11">
            <text:p>0.035</text:p>
          </table:table-cell>
          <table:table-cell office:value-type="float" office:value="4.2580852499999995E-2" table:style-name="ce11">
            <text:p>0.043</text:p>
          </table:table-cell>
          <table:table-cell office:value-type="float" office:value="4.2580852499999995E-2" table:style-name="ce11">
            <text:p>0.043</text:p>
          </table:table-cell>
          <table:table-cell office:value-type="float" office:value="4.2580852499999995E-2" table:style-name="ce11">
            <text:p>0.043</text:p>
          </table:table-cell>
          <table:table-cell office:value-type="float" office:value="4.2580852499999995E-2" table:style-name="ce11">
            <text:p>0.043</text:p>
          </table:table-cell>
          <table:table-cell office:value-type="float" office:value="4.2580852499999995E-2" table:style-name="ce11">
            <text:p>0.043</text:p>
          </table:table-cell>
          <table:table-cell office:value-type="float" office:value="2.113257885E-2" table:style-name="ce11">
            <text:p>0.021</text:p>
          </table:table-cell>
          <table:table-cell office:value-type="float" office:value="2.3653268499999997E-3" table:style-name="ce11">
            <text:p>0.002</text:p>
          </table:table-cell>
          <table:table-cell office:value-type="float" office:value="-3.1570439999999996E-4" table:style-name="ce11">
            <text:p>0.000</text:p>
          </table:table-cell>
          <table:table-cell office:value-type="float" office:value="-1.10398292E-2" table:style-name="ce11">
            <text:p>-0.011</text:p>
          </table:table-cell>
          <table:table-cell office:value-type="float" office:value="-2.9967356000000006E-3" table:style-name="ce11">
            <text:p>-0.003</text:p>
          </table:table-cell>
          <table:table-cell office:value-type="float" office:value="-8.3587980000000006E-3" table:style-name="ce11">
            <text:p>-0.008</text:p>
          </table:table-cell>
          <table:table-cell office:value-type="float" office:value="-1.10398292E-2" table:style-name="ce11">
            <text:p>-0.011</text:p>
          </table:table-cell>
          <table:table-cell office:value-type="float" office:value="-1.10398292E-2" table:style-name="ce11">
            <text:p>-0.011</text:p>
          </table:table-cell>
          <table:table-cell office:value-type="float" office:value="-3.1570439999999996E-4" table:style-name="ce11">
            <text:p>0.000</text:p>
          </table:table-cell>
          <table:table-cell office:value-type="float" office:value="7.8439617000000024E-3" table:style-name="ce11">
            <text:p>0.008</text:p>
          </table:table-cell>
          <table:table-cell office:value-type="float" office:value="1.0563850400000002E-2" table:style-name="ce11">
            <text:p>0.011</text:p>
          </table:table-cell>
          <table:table-cell office:value-type="float" office:value="1.0563850400000002E-2" table:style-name="ce11">
            <text:p>0.011</text:p>
          </table:table-cell>
          <table:table-cell office:value-type="float" office:value="1.0563850400000002E-2" table:style-name="ce11">
            <text:p>0.011</text:p>
          </table:table-cell>
          <table:table-cell office:value-type="float" office:value="1.3244886399999999E-2" table:style-name="ce11">
            <text:p>0.013</text:p>
          </table:table-cell>
          <table:table-cell office:value-type="float" office:value="2.1287994399999999E-2" table:style-name="ce11">
            <text:p>0.021</text:p>
          </table:table-cell>
          <table:table-cell office:value-type="float" office:value="2.1287994399999999E-2" table:style-name="ce11">
            <text:p>0.021</text:p>
          </table:table-cell>
          <table:table-cell office:value-type="float" office:value="3.2012138400000001E-2" table:style-name="ce11">
            <text:p>0.032</text:p>
          </table:table-cell>
          <table:table-cell office:value-type="float" office:value="3.2012138400000001E-2" table:style-name="ce11">
            <text:p>0.032</text:p>
          </table:table-cell>
          <table:table-cell table:number-columns-repeated="16359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office:value-type="float" office:value="-7.6236700000000001E-5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float" office:value="1.583E-2" table:style-name="ce11">
            <text:p>0.016</text:p>
          </table:table-cell>
          <table:table-cell office:value-type="float" office:value="1.0089999999999998E-2" table:style-name="ce11">
            <text:p>0.010</text:p>
          </table:table-cell>
          <table:table-cell office:value-type="float" office:value="1.4079999999999999E-2" table:style-name="ce11">
            <text:p>0.014</text:p>
          </table:table-cell>
          <table:table-cell office:value-type="float" office:value="1.5489999999999999E-2" table:style-name="ce11">
            <text:p>0.015</text:p>
          </table:table-cell>
          <table:table-cell office:value-type="float" office:value="1.5440000000000001E-2" table:style-name="ce11">
            <text:p>0.015</text:p>
          </table:table-cell>
          <table:table-cell office:value-type="float" office:value="1.4119999999999999E-2" table:style-name="ce11">
            <text:p>0.014</text:p>
          </table:table-cell>
          <table:table-cell office:value-type="float" office:value="1.8689999999999998E-2" table:style-name="ce11">
            <text:p>0.019</text:p>
          </table:table-cell>
          <table:table-cell office:value-type="float" office:value="1.7579999999999998E-2" table:style-name="ce11">
            <text:p>0.018</text:p>
          </table:table-cell>
          <table:table-cell office:value-type="float" office:value="2.3470000000000001E-2" table:style-name="ce11">
            <text:p>0.023</text:p>
          </table:table-cell>
          <table:table-cell office:value-type="float" office:value="1.9619999999999999E-2" table:style-name="ce11">
            <text:p>0.020</text:p>
          </table:table-cell>
          <table:table-cell office:value-type="float" office:value="1.5049999999999999E-2" table:style-name="ce11">
            <text:p>0.015</text:p>
          </table:table-cell>
          <table:table-cell office:value-type="float" office:value="1.4190000000000001E-2" table:style-name="ce11">
            <text:p>0.014</text:p>
          </table:table-cell>
          <table:table-cell office:value-type="float" office:value="1.7559999999999999E-2" table:style-name="ce11">
            <text:p>0.018</text:p>
          </table:table-cell>
          <table:table-cell office:value-type="float" office:value="1.234E-2" table:style-name="ce11">
            <text:p>0.012</text:p>
          </table:table-cell>
          <table:table-cell office:value-type="float" office:value="1.3169999999999999E-2" table:style-name="ce11">
            <text:p>0.013</text:p>
          </table:table-cell>
          <table:table-cell office:value-type="float" office:value="1.325E-2" table:style-name="ce11">
            <text:p>0.013</text:p>
          </table:table-cell>
          <table:table-cell office:value-type="float" office:value="1.7479999999999999E-2" table:style-name="ce11">
            <text:p>0.017</text:p>
          </table:table-cell>
          <table:table-cell office:value-type="float" office:value="1.6070000000000001E-2" table:style-name="ce11">
            <text:p>0.016</text:p>
          </table:table-cell>
          <table:table-cell office:value-type="float" office:value="1.5300000000000001E-2" table:style-name="ce11">
            <text:p>0.015</text:p>
          </table:table-cell>
          <table:table-cell office:value-type="float" office:value="1.7940000000000001E-2" table:style-name="ce11">
            <text:p>0.018</text:p>
          </table:table-cell>
          <table:table-cell office:value-type="float" office:value="1.8680000000000002E-2" table:style-name="ce11">
            <text:p>0.019</text:p>
          </table:table-cell>
          <table:table-cell office:value-type="float" office:value="1.4370000000000001E-2" table:style-name="ce11">
            <text:p>0.014</text:p>
          </table:table-cell>
          <table:table-cell office:value-type="float" office:value="1.1610000000000001E-2" table:style-name="ce11">
            <text:p>0.012</text:p>
          </table:table-cell>
          <table:table-cell office:value-type="float" office:value="1.3979999999999999E-2" table:style-name="ce11">
            <text:p>0.014</text:p>
          </table:table-cell>
          <table:table-cell table:number-columns-repeated="16359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-2.1905922874999997E-2" table:style-name="ce11">
            <text:p>-0.022</text:p>
          </table:table-cell>
          <table:table-cell office:value-type="float" office:value="-2.926354405E-2" table:style-name="ce11">
            <text:p>-0.029</text:p>
          </table:table-cell>
          <table:table-cell office:value-type="float" office:value="-3.0517063100000002E-2" table:style-name="ce11">
            <text:p>-0.031</text:p>
          </table:table-cell>
          <table:table-cell office:value-type="float" office:value="-3.0517063100000002E-2" table:style-name="ce11">
            <text:p>-0.031</text:p>
          </table:table-cell>
          <table:table-cell office:value-type="float" office:value="-3.0517063100000002E-2" table:style-name="ce11">
            <text:p>-0.031</text:p>
          </table:table-cell>
          <table:table-cell office:value-type="float" office:value="-2.8827533700000001E-2" table:style-name="ce11">
            <text:p>-0.029</text:p>
          </table:table-cell>
          <table:table-cell office:value-type="float" office:value="-1.4602813750000001E-2" table:style-name="ce11">
            <text:p>-0.015</text:p>
          </table:table-cell>
          <table:table-cell office:value-type="float" office:value="-6.7547034999999997E-3" table:style-name="ce11">
            <text:p>-0.007</text:p>
          </table:table-cell>
          <table:table-cell office:value-type="float" office:value="2.5649357000000006E-3" table:style-name="ce11">
            <text:p>0.003</text:p>
          </table:table-cell>
          <table:table-cell office:value-type="float" office:value="8.2875252000000014E-3" table:style-name="ce11">
            <text:p>0.008</text:p>
          </table:table-cell>
          <table:table-cell office:value-type="float" office:value="-3.4301376E-3" table:style-name="ce11">
            <text:p>-0.003</text:p>
          </table:table-cell>
          <table:table-cell office:value-type="float" office:value="-2.6126289000000004E-3" table:style-name="ce11">
            <text:p>-0.003</text:p>
          </table:table-cell>
          <table:table-cell office:value-type="float" office:value="1.147913925E-3" table:style-name="ce11">
            <text:p>0.001</text:p>
          </table:table-cell>
          <table:table-cell office:value-type="float" office:value="3.849172749999998E-4" table:style-name="ce11">
            <text:p>0.000</text:p>
          </table:table-cell>
          <table:table-cell office:value-type="float" office:value="-1.9586181999999997E-3" table:style-name="ce11">
            <text:p>-0.002</text:p>
          </table:table-cell>
          <table:table-cell office:value-type="float" office:value="-1.0951261550000001E-2" table:style-name="ce11">
            <text:p>-0.011</text:p>
          </table:table-cell>
          <table:table-cell office:value-type="float" office:value="-1.4602813700000002E-2" table:style-name="ce11">
            <text:p>-0.015</text:p>
          </table:table-cell>
          <table:table-cell office:value-type="float" office:value="-5.7191753500000012E-3" table:style-name="ce11">
            <text:p>-0.006</text:p>
          </table:table-cell>
          <table:table-cell office:value-type="float" office:value="-5.1741695499999997E-3" table:style-name="ce11">
            <text:p>-0.005</text:p>
          </table:table-cell>
          <table:table-cell office:value-type="float" office:value="-2.1221256500000003E-3" table:style-name="ce11">
            <text:p>-0.002</text:p>
          </table:table-cell>
          <table:table-cell office:value-type="float" office:value="-8.6860660000000005E-4" table:style-name="ce11">
            <text:p>-0.001</text:p>
          </table:table-cell>
          <table:table-cell office:value-type="float" office:value="-7.6267099500000003E-3" table:style-name="ce11">
            <text:p>-0.008</text:p>
          </table:table-cell>
          <table:table-cell office:value-type="float" office:value="-1.28587914E-2" table:style-name="ce11">
            <text:p>-0.013</text:p>
          </table:table-cell>
          <table:table-cell office:value-type="float" office:value="-1.61288261E-2" table:style-name="ce11">
            <text:p>-0.016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28" table:style-name="ce10">
            <text:p>28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office:value-type="float" office:value="7.2678374999999998E-3" table:style-name="ce11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office:value-type="float" office:value="3.0509950000000004E-4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1.6580810599999999E-2" table:style-name="ce11">
            <text:p>0.017</text:p>
          </table:table-cell>
          <table:table-cell office:value-type="float" office:value="1.5576071775E-2" table:style-name="ce11">
            <text:p>0.016</text:p>
          </table:table-cell>
          <table:table-cell office:value-type="float" office:value="1.2938637725E-2" table:style-name="ce11">
            <text:p>0.013</text:p>
          </table:table-cell>
          <table:table-cell office:value-type="float" office:value="1.51155901E-2" table:style-name="ce11">
            <text:p>0.015</text:p>
          </table:table-cell>
          <table:table-cell office:value-type="float" office:value="1.4906268125E-2" table:style-name="ce11">
            <text:p>0.015</text:p>
          </table:table-cell>
          <table:table-cell office:value-type="float" office:value="1.6413373950000001E-2" table:style-name="ce11">
            <text:p>0.016</text:p>
          </table:table-cell>
          <table:table-cell office:value-type="float" office:value="1.7543711675E-2" table:style-name="ce11">
            <text:p>0.018</text:p>
          </table:table-cell>
          <table:table-cell office:value-type="float" office:value="2.0390472424999997E-2" table:style-name="ce11">
            <text:p>0.020</text:p>
          </table:table-cell>
          <table:table-cell office:value-type="float" office:value="1.9385719275000001E-2" table:style-name="ce11">
            <text:p>0.019</text:p>
          </table:table-cell>
          <table:table-cell office:value-type="float" office:value="2.0432319599999998E-2" table:style-name="ce11">
            <text:p>0.020</text:p>
          </table:table-cell>
          <table:table-cell office:value-type="float" office:value="2.0390458074999999E-2" table:style-name="ce11">
            <text:p>0.020</text:p>
          </table:table-cell>
          <table:table-cell office:value-type="float" office:value="2.0599789624999996E-2" table:style-name="ce11">
            <text:p>0.021</text:p>
          </table:table-cell>
          <table:table-cell office:value-type="float" office:value="2.26929903E-2" table:style-name="ce11">
            <text:p>0.023</text:p>
          </table:table-cell>
          <table:table-cell office:value-type="float" office:value="2.2651133574999996E-2" table:style-name="ce11">
            <text:p>0.023</text:p>
          </table:table-cell>
          <table:table-cell office:value-type="float" office:value="1.8590316799999999E-2" table:style-name="ce11">
            <text:p>0.019</text:p>
          </table:table-cell>
          <table:table-cell office:value-type="float" office:value="1.7669301025E-2" table:style-name="ce11">
            <text:p>0.018</text:p>
          </table:table-cell>
          <table:table-cell office:value-type="float" office:value="1.5031852725000001E-2" table:style-name="ce11">
            <text:p>0.015</text:p>
          </table:table-cell>
          <table:table-cell office:value-type="float" office:value="1.5408630400000001E-2" table:style-name="ce11">
            <text:p>0.015</text:p>
          </table:table-cell>
          <table:table-cell office:value-type="float" office:value="1.5408630400000001E-2" table:style-name="ce11">
            <text:p>0.015</text:p>
          </table:table-cell>
          <table:table-cell office:value-type="float" office:value="1.7585573200000003E-2" table:style-name="ce11">
            <text:p>0.018</text:p>
          </table:table-cell>
          <table:table-cell office:value-type="float" office:value="1.5408630400000001E-2" table:style-name="ce11">
            <text:p>0.015</text:p>
          </table:table-cell>
          <table:table-cell office:value-type="float" office:value="1.6748285299999999E-2" table:style-name="ce11">
            <text:p>0.017</text:p>
          </table:table-cell>
          <table:table-cell office:value-type="float" office:value="1.39433861E-2" table:style-name="ce11">
            <text:p>0.014</text:p>
          </table:table-cell>
          <table:table-cell office:value-type="float" office:value="1.39015198E-2" table:style-name="ce11">
            <text:p>0.014</text:p>
          </table:table-cell>
          <table:table-cell table:number-columns-repeated="16359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-1.78378375E-4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-7.6702699999999999E-4" table:style-name="ce11">
            <text:p>-0.001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-1.872973E-3" table:style-name="ce1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9.6567958225E-2" table:style-name="ce11">
            <text:p>0.097</text:p>
          </table:table-cell>
          <table:table-cell office:value-type="float" office:value="7.9503668174999986E-2" table:style-name="ce11">
            <text:p>0.080</text:p>
          </table:table-cell>
          <table:table-cell office:value-type="float" office:value="7.5072117975000005E-2" table:style-name="ce11">
            <text:p>0.075</text:p>
          </table:table-cell>
          <table:table-cell office:value-type="float" office:value="6.9122467125000003E-2" table:style-name="ce11">
            <text:p>0.069</text:p>
          </table:table-cell>
          <table:table-cell office:value-type="float" office:value="7.0159807375000008E-2" table:style-name="ce11">
            <text:p>0.070</text:p>
          </table:table-cell>
          <table:table-cell office:value-type="float" office:value="7.2952352375000015E-2" table:style-name="ce11">
            <text:p>0.073</text:p>
          </table:table-cell>
          <table:table-cell office:value-type="float" office:value="2.9556339274999999E-2" table:style-name="ce11">
            <text:p>0.030</text:p>
          </table:table-cell>
          <table:table-cell office:value-type="float" office:value="5.8703740250000006E-3" table:style-name="ce11">
            <text:p>0.006</text:p>
          </table:table-cell>
          <table:table-cell office:value-type="float" office:value="4.1199933500000001E-3" table:style-name="ce11">
            <text:p>0.004</text:p>
          </table:table-cell>
          <table:table-cell office:value-type="float" office:value="9.2961046749999998E-3" table:style-name="ce11">
            <text:p>0.009</text:p>
          </table:table-cell>
          <table:table-cell office:value-type="float" office:value="5.7913469575000001E-2" table:style-name="ce11">
            <text:p>0.058</text:p>
          </table:table-cell>
          <table:table-cell office:value-type="float" office:value="4.956860837499999E-2" table:style-name="ce11">
            <text:p>0.050</text:p>
          </table:table-cell>
          <table:table-cell office:value-type="float" office:value="3.1601287375000002E-2" table:style-name="ce11">
            <text:p>0.032</text:p>
          </table:table-cell>
          <table:table-cell office:value-type="float" office:value="4.9049144100000011E-2" table:style-name="ce11">
            <text:p>0.049</text:p>
          </table:table-cell>
          <table:table-cell office:value-type="float" office:value="6.9510795824999999E-2" table:style-name="ce11">
            <text:p>0.070</text:p>
          </table:table-cell>
          <table:table-cell office:value-type="float" office:value="8.1084932725000003E-2" table:style-name="ce11">
            <text:p>0.081</text:p>
          </table:table-cell>
          <table:table-cell office:value-type="float" office:value="7.2369619374999999E-2" table:style-name="ce11">
            <text:p>0.072</text:p>
          </table:table-cell>
          <table:table-cell office:value-type="float" office:value="1.10855704E-2" table:style-name="ce11">
            <text:p>0.011</text:p>
          </table:table-cell>
          <table:table-cell office:value-type="float" office:value="2.3151255024999991E-2" table:style-name="ce11">
            <text:p>0.023</text:p>
          </table:table-cell>
          <table:table-cell office:value-type="float" office:value="2.3061610524999998E-2" table:style-name="ce11">
            <text:p>0.023</text:p>
          </table:table-cell>
          <table:table-cell office:value-type="float" office:value="2.6354685149999998E-2" table:style-name="ce11">
            <text:p>0.026</text:p>
          </table:table-cell>
          <table:table-cell office:value-type="float" office:value="5.1311487300000007E-2" table:style-name="ce11">
            <text:p>0.051</text:p>
          </table:table-cell>
          <table:table-cell office:value-type="float" office:value="8.0574685574999999E-2" table:style-name="ce11">
            <text:p>0.081</text:p>
          </table:table-cell>
          <table:table-cell office:value-type="float" office:value="7.1909787699999991E-2" table:style-name="ce11">
            <text:p>0.072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2.1878843275000004E-2" table:style-name="ce11">
            <text:p>0.022</text:p>
          </table:table-cell>
          <table:table-cell office:value-type="float" office:value="2.0885963399999999E-2" table:style-name="ce11">
            <text:p>0.021</text:p>
          </table:table-cell>
          <table:table-cell office:value-type="float" office:value="2.0885963399999999E-2" table:style-name="ce11">
            <text:p>0.021</text:p>
          </table:table-cell>
          <table:table-cell office:value-type="float" office:value="2.0885963399999999E-2" table:style-name="ce11">
            <text:p>0.021</text:p>
          </table:table-cell>
          <table:table-cell office:value-type="float" office:value="2.0885963399999999E-2" table:style-name="ce11">
            <text:p>0.021</text:p>
          </table:table-cell>
          <table:table-cell office:value-type="float" office:value="2.0885963399999999E-2" table:style-name="ce11">
            <text:p>0.021</text:p>
          </table:table-cell>
          <table:table-cell office:value-type="float" office:value="3.013038635E-2" table:style-name="ce11">
            <text:p>0.030</text:p>
          </table:table-cell>
          <table:table-cell office:value-type="float" office:value="4.0840682975000001E-2" table:style-name="ce11">
            <text:p>0.041</text:p>
          </table:table-cell>
          <table:table-cell office:value-type="float" office:value="4.5238180175000003E-2" table:style-name="ce11">
            <text:p>0.045</text:p>
          </table:table-cell>
          <table:table-cell office:value-type="float" office:value="5.0076322549999996E-2" table:style-name="ce11">
            <text:p>0.050</text:p>
          </table:table-cell>
          <table:table-cell office:value-type="float" office:value="5.0023460399999997E-2" table:style-name="ce11">
            <text:p>0.050</text:p>
          </table:table-cell>
          <table:table-cell office:value-type="float" office:value="5.0023460399999997E-2" table:style-name="ce11">
            <text:p>0.050</text:p>
          </table:table-cell>
          <table:table-cell office:value-type="float" office:value="5.2164907424999997E-2" table:style-name="ce11">
            <text:p>0.052</text:p>
          </table:table-cell>
          <table:table-cell office:value-type="float" office:value="4.9306678774999994E-2" table:style-name="ce11">
            <text:p>0.049</text:p>
          </table:table-cell>
          <table:table-cell office:value-type="float" office:value="4.7112350475000009E-2" table:style-name="ce11">
            <text:p>0.047</text:p>
          </table:table-cell>
          <table:table-cell office:value-type="float" office:value="4.3757657975000003E-2" table:style-name="ce11">
            <text:p>0.044</text:p>
          </table:table-cell>
          <table:table-cell office:value-type="float" office:value="4.0405912424999996E-2" table:style-name="ce11">
            <text:p>0.040</text:p>
          </table:table-cell>
          <table:table-cell office:value-type="float" office:value="4.9579887399999995E-2" table:style-name="ce11">
            <text:p>0.050</text:p>
          </table:table-cell>
          <table:table-cell office:value-type="float" office:value="4.8698644675E-2" table:style-name="ce11">
            <text:p>0.049</text:p>
          </table:table-cell>
          <table:table-cell office:value-type="float" office:value="4.5299863800000006E-2" table:style-name="ce11">
            <text:p>0.045</text:p>
          </table:table-cell>
          <table:table-cell office:value-type="float" office:value="4.31496143E-2" table:style-name="ce11">
            <text:p>0.043</text:p>
          </table:table-cell>
          <table:table-cell office:value-type="float" office:value="3.8699207300000003E-2" table:style-name="ce11">
            <text:p>0.039</text:p>
          </table:table-cell>
          <table:table-cell office:value-type="float" office:value="2.8805561050000001E-2" table:style-name="ce11">
            <text:p>0.029</text:p>
          </table:table-cell>
          <table:table-cell office:value-type="float" office:value="2.4963264449999998E-2" table:style-name="ce1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7.4848556500000003E-3" table:style-name="ce11">
            <text:p>0.007</text:p>
          </table:table-cell>
          <table:table-cell office:value-type="float" office:value="7.8109264500000001E-3" table:style-name="ce11">
            <text:p>0.008</text:p>
          </table:table-cell>
          <table:table-cell office:value-type="float" office:value="5.9397124999999995E-3" table:style-name="ce11">
            <text:p>0.006</text:p>
          </table:table-cell>
          <table:table-cell office:value-type="float" office:value="6.9267272999999994E-3" table:style-name="ce11">
            <text:p>0.007</text:p>
          </table:table-cell>
          <table:table-cell office:value-type="float" office:value="5.0702285999999997E-3" table:style-name="ce11">
            <text:p>0.005</text:p>
          </table:table-cell>
          <table:table-cell office:value-type="float" office:value="8.3543777499999992E-3" table:style-name="ce11">
            <text:p>0.008</text:p>
          </table:table-cell>
          <table:table-cell office:value-type="float" office:value="1.6603012100000002E-2" table:style-name="ce11">
            <text:p>0.017</text:p>
          </table:table-cell>
          <table:table-cell office:value-type="float" office:value="2.5456762299999998E-2" table:style-name="ce11">
            <text:p>0.025</text:p>
          </table:table-cell>
          <table:table-cell office:value-type="float" office:value="2.9962940199999996E-2" table:style-name="ce11">
            <text:p>0.030</text:p>
          </table:table-cell>
          <table:table-cell office:value-type="float" office:value="3.4357528700000001E-2" table:style-name="ce11">
            <text:p>0.034</text:p>
          </table:table-cell>
          <table:table-cell office:value-type="float" office:value="3.0568084700000001E-2" table:style-name="ce11">
            <text:p>0.031</text:p>
          </table:table-cell>
          <table:table-cell office:value-type="float" office:value="2.9795522675000005E-2" table:style-name="ce11">
            <text:p>0.030</text:p>
          </table:table-cell>
          <table:table-cell office:value-type="float" office:value="3.0180339800000001E-2" table:style-name="ce11">
            <text:p>0.030</text:p>
          </table:table-cell>
          <table:table-cell office:value-type="float" office:value="2.6226425200000004E-2" table:style-name="ce11">
            <text:p>0.026</text:p>
          </table:table-cell>
          <table:table-cell office:value-type="float" office:value="2.4358119975000002E-2" table:style-name="ce11">
            <text:p>0.024</text:p>
          </table:table-cell>
          <table:table-cell office:value-type="float" office:value="1.9023523325E-2" table:style-name="ce11">
            <text:p>0.019</text:p>
          </table:table-cell>
          <table:table-cell office:value-type="float" office:value="1.8641633975000002E-2" table:style-name="ce11">
            <text:p>0.019</text:p>
          </table:table-cell>
          <table:table-cell office:value-type="float" office:value="2.3585538874999999E-2" table:style-name="ce11">
            <text:p>0.024</text:p>
          </table:table-cell>
          <table:table-cell office:value-type="float" office:value="2.5785760900000003E-2" table:style-name="ce11">
            <text:p>0.026</text:p>
          </table:table-cell>
          <table:table-cell office:value-type="float" office:value="2.5515499100000002E-2" table:style-name="ce11">
            <text:p>0.026</text:p>
          </table:table-cell>
          <table:table-cell office:value-type="float" office:value="2.0401248925000001E-2" table:style-name="ce11">
            <text:p>0.020</text:p>
          </table:table-cell>
          <table:table-cell office:value-type="float" office:value="1.8803243675000001E-2" table:style-name="ce11">
            <text:p>0.019</text:p>
          </table:table-cell>
          <table:table-cell office:value-type="float" office:value="1.353033065E-2" table:style-name="ce11">
            <text:p>0.014</text:p>
          </table:table-cell>
          <table:table-cell office:value-type="float" office:value="7.6464271750000005E-3" table:style-name="ce11">
            <text:p>0.008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5.1501417249999988E-3" table:style-name="ce11">
            <text:p>0.005</text:p>
          </table:table-cell>
          <table:table-cell office:value-type="float" office:value="1.8975735000000007E-4" table:style-name="ce11">
            <text:p>0.000</text:p>
          </table:table-cell>
          <table:table-cell office:value-type="float" office:value="8.0748082500000013E-4" table:style-name="ce11">
            <text:p>0.001</text:p>
          </table:table-cell>
          <table:table-cell office:value-type="float" office:value="1.7118932500000001E-4" table:style-name="ce11">
            <text:p>0.000</text:p>
          </table:table-cell>
          <table:table-cell office:value-type="float" office:value="2.8731060250000002E-3" table:style-name="ce11">
            <text:p>0.003</text:p>
          </table:table-cell>
          <table:table-cell office:value-type="float" office:value="3.18145275E-3" table:style-name="ce11">
            <text:p>0.003</text:p>
          </table:table-cell>
          <table:table-cell office:value-type="float" office:value="4.068341225E-3" table:style-name="ce11">
            <text:p>0.004</text:p>
          </table:table-cell>
          <table:table-cell office:value-type="float" office:value="1.3601365075E-2" table:style-name="ce11">
            <text:p>0.014</text:p>
          </table:table-cell>
          <table:table-cell office:value-type="float" office:value="9.1246390250000007E-3" table:style-name="ce11">
            <text:p>0.009</text:p>
          </table:table-cell>
          <table:table-cell office:value-type="float" office:value="1.284956695E-2" table:style-name="ce11">
            <text:p>0.013</text:p>
          </table:table-cell>
          <table:table-cell office:value-type="float" office:value="8.7956690749999983E-3" table:style-name="ce11">
            <text:p>0.009</text:p>
          </table:table-cell>
          <table:table-cell office:value-type="float" office:value="6.1339688249999998E-3" table:style-name="ce11">
            <text:p>0.006</text:p>
          </table:table-cell>
          <table:table-cell office:value-type="float" office:value="2.8339171500000003E-3" table:style-name="ce11">
            <text:p>0.003</text:p>
          </table:table-cell>
          <table:table-cell office:value-type="float" office:value="2.2760010000000002E-3" table:style-name="ce11">
            <text:p>0.002</text:p>
          </table:table-cell>
          <table:table-cell office:value-type="float" office:value="7.7747130500000006E-3" table:style-name="ce11">
            <text:p>0.008</text:p>
          </table:table-cell>
          <table:table-cell office:value-type="float" office:value="5.1501417250000006E-3" table:style-name="ce11">
            <text:p>0.005</text:p>
          </table:table-cell>
          <table:table-cell office:value-type="float" office:value="7.8902149249999998E-3" table:style-name="ce11">
            <text:p>0.008</text:p>
          </table:table-cell>
          <table:table-cell office:value-type="float" office:value="6.2494707250000002E-3" table:style-name="ce11">
            <text:p>0.006</text:p>
          </table:table-cell>
          <table:table-cell office:value-type="float" office:value="1.8386435474999997E-2" table:style-name="ce11">
            <text:p>0.018</text:p>
          </table:table-cell>
          <table:table-cell office:value-type="float" office:value="6.8476057250000007E-3" table:style-name="ce11">
            <text:p>0.007</text:p>
          </table:table-cell>
          <table:table-cell office:value-type="float" office:value="2.9700469749999996E-3" table:style-name="ce11">
            <text:p>0.003</text:p>
          </table:table-cell>
          <table:table-cell office:value-type="float" office:value="1.0437440874999999E-2" table:style-name="ce11">
            <text:p>0.010</text:p>
          </table:table-cell>
          <table:table-cell office:value-type="float" office:value="-6.7754265000000006E-4" table:style-name="ce11">
            <text:p>-0.001</text:p>
          </table:table-cell>
          <table:table-cell office:value-type="float" office:value="3.5289907499999997E-3" table:style-name="ce1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1.711845499999999E-4" table:style-name="ce11">
            <text:p>0.000</text:p>
          </table:table-cell>
          <table:table-cell office:value-type="float" office:value="-3.6878061250000004E-3" table:style-name="ce11">
            <text:p>-0.004</text:p>
          </table:table-cell>
          <table:table-cell office:value-type="float" office:value="-3.4176158750000001E-3" table:style-name="ce11">
            <text:p>-0.003</text:p>
          </table:table-cell>
          <table:table-cell office:value-type="float" office:value="-4.3240976500000007E-3" table:style-name="ce11">
            <text:p>-0.004</text:p>
          </table:table-cell>
          <table:table-cell office:value-type="float" office:value="-1.333425025E-3" table:style-name="ce11">
            <text:p>-0.001</text:p>
          </table:table-cell>
          <table:table-cell office:value-type="float" office:value="-8.1263540000000027E-4" table:style-name="ce11">
            <text:p>-0.001</text:p>
          </table:table-cell>
          <table:table-cell office:value-type="float" office:value="-5.0428630000000005E-4" table:style-name="ce11">
            <text:p>-0.001</text:p>
          </table:table-cell>
          <table:table-cell office:value-type="float" office:value="9.5495200000000006E-3" table:style-name="ce11">
            <text:p>0.010</text:p>
          </table:table-cell>
          <table:table-cell office:value-type="float" office:value="5.1119852249999998E-3" table:style-name="ce11">
            <text:p>0.005</text:p>
          </table:table-cell>
          <table:table-cell office:value-type="float" office:value="8.0438732999999988E-3" table:style-name="ce11">
            <text:p>0.008</text:p>
          </table:table-cell>
          <table:table-cell office:value-type="float" office:value="4.6087289000000002E-3" table:style-name="ce11">
            <text:p>0.005</text:p>
          </table:table-cell>
          <table:table-cell office:value-type="float" office:value="2.1017193999999994E-3" table:style-name="ce11">
            <text:p>0.002</text:p>
          </table:table-cell>
          <table:table-cell office:value-type="float" office:value="-2.0089053999999998E-3" table:style-name="ce11">
            <text:p>-0.002</text:p>
          </table:table-cell>
          <table:table-cell office:value-type="float" office:value="-1.9697189249999998E-3" table:style-name="ce11">
            <text:p>-0.002</text:p>
          </table:table-cell>
          <table:table-cell office:value-type="float" office:value="3.3938980000000002E-3" table:style-name="ce11">
            <text:p>0.003</text:p>
          </table:table-cell>
          <table:table-cell office:value-type="float" office:value="2.681303000000001E-4" table:style-name="ce11">
            <text:p>0.000</text:p>
          </table:table-cell>
          <table:table-cell office:value-type="float" office:value="3.3732676500000001E-3" table:style-name="ce11">
            <text:p>0.003</text:p>
          </table:table-cell>
          <table:table-cell office:value-type="float" office:value="1.8500923999999999E-3" table:style-name="ce11">
            <text:p>0.002</text:p>
          </table:table-cell>
          <table:table-cell office:value-type="float" office:value="1.4681096075000002E-2" table:style-name="ce11">
            <text:p>0.015</text:p>
          </table:table-cell>
          <table:table-cell office:value-type="float" office:value="1.8892812999999997E-3" table:style-name="ce11">
            <text:p>0.002</text:p>
          </table:table-cell>
          <table:table-cell office:value-type="float" office:value="-1.0065174000000001E-3" table:style-name="ce11">
            <text:p>-0.001</text:p>
          </table:table-cell>
          <table:table-cell office:value-type="float" office:value="6.3268184749999999E-3" table:style-name="ce11">
            <text:p>0.006</text:p>
          </table:table-cell>
          <table:table-cell office:value-type="float" office:value="-5.52036525E-3" table:style-name="ce11">
            <text:p>-0.006</text:p>
          </table:table-cell>
          <table:table-cell office:value-type="float" office:value="-1.0034203250000003E-3" table:style-name="ce1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-0.22435218809999999" table:style-name="ce11">
            <text:p>-0.224</text:p>
          </table:table-cell>
          <table:table-cell office:value-type="float" office:value="-0.24852870937500002" table:style-name="ce11">
            <text:p>-0.249</text:p>
          </table:table-cell>
          <table:table-cell office:value-type="float" office:value="-0.24160430899999993" table:style-name="ce11">
            <text:p>-0.242</text:p>
          </table:table-cell>
          <table:table-cell office:value-type="float" office:value="-0.23818496697499994" table:style-name="ce11">
            <text:p>-0.238</text:p>
          </table:table-cell>
          <table:table-cell office:value-type="float" office:value="-0.24108982085" table:style-name="ce11">
            <text:p>-0.241</text:p>
          </table:table-cell>
          <table:table-cell office:value-type="float" office:value="-0.24239751817499999" table:style-name="ce11">
            <text:p>-0.242</text:p>
          </table:table-cell>
          <table:table-cell office:value-type="float" office:value="-0.10972415922499999" table:style-name="ce11">
            <text:p>-0.110</text:p>
          </table:table-cell>
          <table:table-cell office:value-type="float" office:value="-4.6139583575000004E-2" table:style-name="ce11">
            <text:p>-0.046</text:p>
          </table:table-cell>
          <table:table-cell office:value-type="float" office:value="-8.5375976000000003E-3" table:style-name="ce11">
            <text:p>-0.009</text:p>
          </table:table-cell>
          <table:table-cell office:value-type="float" office:value="1.4416961700000001E-2" table:style-name="ce11">
            <text:p>0.014</text:p>
          </table:table-cell>
          <table:table-cell office:value-type="float" office:value="-1.7268161775000002E-2" table:style-name="ce11">
            <text:p>-0.017</text:p>
          </table:table-cell>
          <table:table-cell office:value-type="float" office:value="-2.3093910200000001E-2" table:style-name="ce11">
            <text:p>-0.023</text:p>
          </table:table-cell>
          <table:table-cell office:value-type="float" office:value="-1.5563831299999999E-2" table:style-name="ce11">
            <text:p>-0.016</text:p>
          </table:table-cell>
          <table:table-cell office:value-type="float" office:value="-5.134315425E-3" table:style-name="ce11">
            <text:p>-0.005</text:p>
          </table:table-cell>
          <table:table-cell office:value-type="float" office:value="-4.5930576325E-2" table:style-name="ce11">
            <text:p>-0.046</text:p>
          </table:table-cell>
          <table:table-cell office:value-type="float" office:value="-8.836671832500001E-2" table:style-name="ce11">
            <text:p>-0.088</text:p>
          </table:table-cell>
          <table:table-cell office:value-type="float" office:value="-0.10753749847499999" table:style-name="ce11">
            <text:p>-0.108</text:p>
          </table:table-cell>
          <table:table-cell office:value-type="float" office:value="-2.8592681875000001E-2" table:style-name="ce11">
            <text:p>-0.029</text:p>
          </table:table-cell>
          <table:table-cell office:value-type="float" office:value="-3.2403221150000001E-2" table:style-name="ce11">
            <text:p>-0.032</text:p>
          </table:table-cell>
          <table:table-cell office:value-type="float" office:value="-2.3790626575000001E-2" table:style-name="ce11">
            <text:p>-0.024</text:p>
          </table:table-cell>
          <table:table-cell office:value-type="float" office:value="-2.479818345E-2" table:style-name="ce11">
            <text:p>-0.025</text:p>
          </table:table-cell>
          <table:table-cell office:value-type="float" office:value="-5.5974121100000003E-2" table:style-name="ce11">
            <text:p>-0.056</text:p>
          </table:table-cell>
          <table:table-cell office:value-type="float" office:value="-9.4787368800000008E-2" table:style-name="ce11">
            <text:p>-0.095</text:p>
          </table:table-cell>
          <table:table-cell office:value-type="float" office:value="-0.11114444734999999" table:style-name="ce11">
            <text:p>-0.111</text:p>
          </table:table-cell>
          <table:table-cell table:number-columns-repeated="16359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table:style-name="ce9"/>
          <table:table-cell table:number-columns-repeated="16383" table:style-name="ce3"/>
        </table:table-row>
        <table:table-row table:number-rows-repeated="55" table:style-name="ro1">
          <table:table-cell table:style-name="ce12"/>
          <table:table-cell table:number-columns-repeated="16383" table:style-name="ce3"/>
        </table:table-row>
        <table:table-row table:number-rows-repeated="3" table:style-name="ro1">
          <table:table-cell table:number-columns-repeated="16384" table:style-name="ce3"/>
        </table:table-row>
        <table:table-row table:number-rows-repeated="1048461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1200000000000001" table:style-name="ce3">
            <text:p>1.12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" table:style-name="ce9">
            <text:p>7</text:p>
          </table:table-cell>
          <table:table-cell office:value-type="float" office:value="31" table:style-name="ce9">
            <text:p>3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125" table:style-name="ce3">
            <text:p>1.1125</text:p>
          </table:table-cell>
          <table:table-cell office:value-type="float" office:value="1.1125" table:style-name="ce3">
            <text:p>1.1125</text:p>
          </table:table-cell>
          <table:table-cell office:value-type="float" office:value="1.1125" table:style-name="ce3">
            <text:p>1.1125</text:p>
          </table:table-cell>
          <table:table-cell office:value-type="float" office:value="1.1125" table:style-name="ce3">
            <text:p>1.1125</text:p>
          </table:table-cell>
          <table:table-cell office:value-type="float" office:value="1.125" table:style-name="ce3">
            <text:p>1.125</text:p>
          </table:table-cell>
          <table:table-cell office:value-type="float" office:value="1.1125" table:style-name="ce3">
            <text:p>1.1125</text:p>
          </table:table-cell>
          <table:table-cell office:value-type="float" office:value="1.075" table:style-name="ce3">
            <text:p>1.075</text:p>
          </table:table-cell>
          <table:table-cell office:value-type="float" office:value="1.05" table:style-name="ce3">
            <text:p>1.0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625" table:style-name="ce3">
            <text:p>1.0625</text:p>
          </table:table-cell>
          <table:table-cell office:value-type="float" office:value="1.0874999999999999" table:style-name="ce3">
            <text:p>1.0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9">
            <text:p>10</text:p>
          </table:table-cell>
          <table:table-cell office:value-type="float" office:value="12" table:style-name="ce9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4" table:style-name="ce9">
            <text:p>14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20" table:style-name="ce9">
            <text:p>20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05" table:style-name="ce3">
            <text:p>1.10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35" table:style-name="ce3">
            <text:p>1.135</text:p>
          </table:table-cell>
          <table:table-cell table:number-columns-repeated="1635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21" table:style-name="ce9">
            <text:p>21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449999999999999" table:style-name="ce3">
            <text:p>1.045</text:p>
          </table:table-cell>
          <table:table-cell office:value-type="float" office:value="1.06" table:style-name="ce3">
            <text:p>1.06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3" table:style-name="ce3">
            <text:p>1.03</text:p>
          </table:table-cell>
          <table:table-cell table:number-columns-repeated="16358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24" table:style-name="ce9">
            <text:p>24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table:number-columns-repeated="16358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24" table:style-name="ce9">
            <text:p>24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05" table:style-name="ce3">
            <text:p>1.10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35" table:style-name="ce3">
            <text:p>1.135</text:p>
          </table:table-cell>
          <table:table-cell table:number-columns-repeated="16358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9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  <table:table table:name="bus_map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Mohammad Iman ALIZADEH</meta:initial-creator>
    <dc:creator>Mohammad Iman ALIZADEH</dc:creator>
    <meta:creation-date>2022-03-07T16:12:38Z</meta:creation-date>
    <dc:date>2023-06-12T10:12:48Z</dc:date>
    <meta:editing-cycles>121</meta:editing-cycles>
  </office:meta>
</office:document-meta>
</file>